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020000000204B249CA79A42C6D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Bitstream Vera Sans1" svg:font-family="'Bitstream Vera Sans'" style:font-adornments="Roman" style:font-family-generic="swiss" style:font-pitch="variable"/>
    <style:font-face style:name="Carlito" svg:font-family="Carlito" style:font-family-generic="swiss" style:font-pitch="variable"/>
    <style:font-face style:name="Comic Sans MS" svg:font-family="'Comic Sans MS'" style:font-family-generic="swiss" style:font-pitch="variable"/>
    <style:font-face style:name="Open Sans" svg:font-family="'Open Sans'" style:font-family-generic="swiss" style:font-pitch="variable"/>
    <style:font-face style:name="Trebuchet MS" svg:font-family="'Trebuchet M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99ccff" draw:textarea-horizontal-align="center" draw:textarea-vertical-align="bottom"/>
    </style:style>
    <style:style style:name="gr2" style:family="graphic" style:parent-style-name="standard">
      <style:graphic-properties draw:stroke="dash" draw:stroke-dash="Ultrafine_20_Dashed" svg:stroke-width="0.05cm" draw:marker-start="Symmetric_20_Arrow" draw:marker-start-width="0.3cm" draw:marker-end="Symmetric_20_Arrow" draw:marker-end-width="0.3cm" draw:textarea-horizontal-align="center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63cm" fo:min-width="0.912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63cm" fo:min-width="0cm"/>
    </style:style>
    <style:style style:name="gr5" style:family="graphic" style:parent-style-name="standard">
      <style:graphic-properties draw:textarea-horizontal-align="justify" draw:textarea-vertical-align="middle" draw:auto-grow-height="false" fo:min-height="1.15cm" fo:min-width="1.9cm"/>
    </style:style>
    <style:style style:name="gr6" style:family="graphic" style:parent-style-name="standard">
      <style:graphic-properties draw:textarea-horizontal-align="justify" draw:textarea-vertical-align="middle" draw:auto-grow-height="false" fo:min-height="0.75cm" fo:min-width="1.9cm"/>
    </style:style>
    <style:style style:name="gr7" style:family="graphic" style:parent-style-name="standard">
      <style:graphic-properties svg:stroke-width="0.05cm" draw:marker-start="Symmetric_20_Arrow" draw:marker-start-width="0.3cm" draw:marker-end="Symmetric_20_Arrow" draw:marker-end-width="0.3cm" draw:textarea-horizontal-align="center" fo:padding-top="0.15cm" fo:padding-bottom="0.15cm" fo:padding-left="0.275cm" fo:padding-right="0.275cm"/>
    </style:style>
    <style:style style:name="gr8" style:family="graphic" style:parent-style-name="standard">
      <style:graphic-properties svg:stroke-width="0.05cm" draw:marker-start="Symmetric_20_Arrow" draw:marker-start-width="0.3cm" draw:marker-end-width="0.3cm" draw:textarea-horizontal-align="center" fo:padding-top="0.15cm" fo:padding-bottom="0.15cm" fo:padding-left="0.275cm" fo:padding-right="0.275cm"/>
    </style:style>
    <style:style style:name="gr9" style:family="graphic" style:parent-style-name="standard">
      <style:graphic-properties draw:textarea-horizontal-align="justify" draw:textarea-vertical-align="middle" draw:auto-grow-height="false" fo:min-height="0.95cm" fo:min-width="1.9cm"/>
    </style:style>
    <style:style style:name="gr10" style:family="graphic" style:parent-style-name="standard">
      <style:graphic-properties draw:stroke="solid" draw:stroke-dash="Ultrafine_20_Dashed" svg:stroke-width="0.05cm" draw:marker-start="Symmetric_20_Arrow" draw:marker-start-width="0.3cm" draw:marker-end-width="0.3cm" draw:textarea-horizontal-align="center" fo:padding-top="0.15cm" fo:padding-bottom="0.15cm" fo:padding-left="0.275cm" fo:padding-right="0.275cm"/>
    </style:style>
    <style:style style:name="gr11" style:family="graphic" style:parent-style-name="standard">
      <style:graphic-properties draw:stroke="solid" draw:stroke-dash="Ultrafine_20_Dashed" svg:stroke-width="0.05cm" draw:marker-start-width="0.3cm" draw:marker-end="Symmetric_20_Arrow" draw:marker-end-width="0.3cm" draw:textarea-horizontal-align="center" fo:padding-top="0.15cm" fo:padding-bottom="0.15cm" fo:padding-left="0.275cm" fo:padding-right="0.275cm"/>
    </style:style>
    <style:style style:name="gr12" style:family="graphic" style:parent-style-name="standard">
      <style:graphic-properties draw:stroke="none" svg:stroke-width="0.05cm" svg:stroke-color="#000000" draw:marker-start-width="0.3cm" draw:marker-end-width="0.3cm" draw:fill="none" draw:fill-color="#ffffff" draw:textarea-horizontal-align="left" draw:auto-grow-height="true" draw:auto-grow-width="false" fo:min-height="0.332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966cm" fo:min-width="8.261cm"/>
    </style:style>
    <style:style style:name="gr14" style:family="graphic" style:parent-style-name="standard">
      <style:graphic-properties draw:fill-color="#ff950e" draw:textarea-horizontal-align="justify" draw:textarea-vertical-align="middle" draw:auto-grow-height="false" fo:min-height="0.607cm" fo:min-width="1.501cm"/>
    </style:style>
    <style:style style:name="gr15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1.483cm" fo:min-width="0cm"/>
    </style:style>
    <style:style style:name="gr16" style:family="graphic" style:parent-style-name="standard">
      <style:graphic-properties draw:fill="solid" draw:fill-color="#99ccff" draw:textarea-horizontal-align="justify" draw:textarea-vertical-align="middle" draw:auto-grow-height="false" fo:min-height="0.4cm" fo:min-width="1cm"/>
    </style:style>
    <style:style style:name="gr17" style:family="graphic" style:parent-style-name="standard">
      <style:graphic-properties draw:fill="solid" draw:fill-color="#ff8080" draw:textarea-horizontal-align="justify" draw:textarea-vertical-align="middle" draw:auto-grow-height="false" fo:min-height="0.403cm" fo:min-width="1cm"/>
    </style:style>
    <style:style style:name="gr18" style:family="graphic" style:parent-style-name="standard">
      <style:graphic-properties draw:fill="solid" draw:fill-color="#ff950e" draw:textarea-horizontal-align="justify" draw:textarea-vertical-align="middle" draw:auto-grow-height="false" fo:min-height="0.4cm" fo:min-width="1cm"/>
    </style:style>
    <style:style style:name="gr19" style:family="graphic" style:parent-style-name="standard">
      <style:graphic-properties draw:fill="solid" draw:fill-color="#ffff99" draw:textarea-horizontal-align="justify" draw:textarea-vertical-align="middle" draw:auto-grow-height="false" fo:min-height="0.4cm" fo:min-width="1cm"/>
    </style:style>
    <style:style style:name="gr20" style:family="graphic" style:parent-style-name="standard">
      <style:graphic-properties draw:fill="solid" draw:fill-color="#99ccff" draw:textarea-horizontal-align="justify" draw:textarea-vertical-align="middle" draw:auto-grow-height="false" fo:min-height="2.55cm" fo:min-width="2.7cm"/>
    </style:style>
    <style:style style:name="gr21" style:family="graphic" style:parent-style-name="standard">
      <style:graphic-properties draw:fill="solid" draw:fill-color="#ffff99" draw:textarea-horizontal-align="justify" draw:textarea-vertical-align="middle" draw:auto-grow-height="false" fo:min-height="0.95cm" fo:min-width="1.9cm"/>
    </style:style>
    <style:style style:name="gr22" style:family="graphic" style:parent-style-name="standard">
      <style:graphic-properties draw:stroke="dash" draw:stroke-dash="Ultrafine_20_Dashed" svg:stroke-width="0.05cm" draw:marker-start-width="0.3cm" draw:marker-end="Symmetric_20_Arrow" draw:marker-end-width="0.3cm" draw:textarea-horizontal-align="center" fo:padding-top="0.15cm" fo:padding-bottom="0.15cm" fo:padding-left="0.275cm" fo:padding-right="0.275cm"/>
    </style:style>
    <style:style style:name="gr23" style:family="graphic" style:parent-style-name="standard">
      <style:graphic-properties draw:stroke="none" svg:stroke-width="0.05cm" svg:stroke-color="#000000" draw:marker-start-width="0.3cm" draw:marker-end-width="0.3cm" draw:fill="none" draw:fill-color="#ffffff" draw:textarea-horizontal-align="left" draw:auto-grow-height="true" draw:auto-grow-width="true" fo:min-height="0.409cm" fo:min-width="0.499cm"/>
    </style:style>
    <style:style style:name="gr24" style:family="graphic" style:parent-style-name="standard">
      <style:graphic-properties draw:stroke="none" svg:stroke-width="0.05cm" svg:stroke-color="#000000" draw:marker-start-width="0.3cm" draw:marker-end-width="0.3cm" draw:fill="none" draw:fill-color="#ffffff" draw:textarea-horizontal-align="left" draw:auto-grow-height="true" draw:auto-grow-width="true" fo:min-height="0.409cm" fo:min-width="0.544cm"/>
    </style:style>
    <style:style style:name="gr25" style:family="graphic" style:parent-style-name="standard">
      <style:graphic-properties draw:fill-color="#ff950e" draw:textarea-horizontal-align="justify" draw:textarea-vertical-align="middle" draw:auto-grow-height="false" fo:min-height="0.62cm" fo:min-width="1.501cm"/>
    </style:style>
    <style:style style:name="gr26" style:family="graphic" style:parent-style-name="standard">
      <style:graphic-properties draw:stroke="dash" draw:stroke-dash="Ultrafine_20_Dashed" svg:stroke-width="0.05cm" draw:marker-start="Symmetric_20_Arrow" draw:marker-start-width="0.3cm" draw:marker-end="" draw:marker-end-width="0.3cm" draw:textarea-horizontal-align="center" fo:padding-top="0.15cm" fo:padding-bottom="0.15cm" fo:padding-left="0.275cm" fo:padding-right="0.275cm"/>
    </style:style>
    <style:style style:name="gr27" style:family="graphic" style:parent-style-name="standard">
      <style:graphic-properties svg:stroke-width="0.05cm" draw:marker-start-width="0.455cm" draw:marker-end-width="0.455cm" draw:fill="none" draw:textarea-horizontal-align="right" draw:textarea-vertical-align="bottom" draw:auto-grow-height="false" fo:min-height="14.28cm" fo:min-width="17.85cm" fo:padding-top="0.15cm" fo:padding-bottom="0.15cm" fo:padding-left="0.275cm" fo:padding-right="0.275cm"/>
    </style:style>
    <style:style style:name="gr28" style:family="graphic" style:parent-style-name="standard">
      <style:graphic-properties svg:stroke-width="0.05cm" draw:marker-start-width="0.455cm" draw:marker-end-width="0.455cm" draw:fill="none" draw:textarea-horizontal-align="justify" draw:textarea-vertical-align="middle" draw:auto-grow-height="false" fo:min-height="2.92cm" fo:min-width="17.85cm" fo:padding-top="0.15cm" fo:padding-bottom="0.15cm" fo:padding-left="0.275cm" fo:padding-right="0.275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32cm" fo:min-width="1.594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32cm" fo:min-width="2.034cm"/>
    </style:style>
    <style:style style:name="gr31" style:family="graphic" style:parent-style-name="standard">
      <style:graphic-properties draw:stroke="dash" draw:stroke-dash="Ultrafine_20_Dashed" svg:stroke-width="0.05cm" draw:marker-start-width="0.455cm" draw:marker-end="Symmetric_20_Arrow" draw:marker-end-width="0.3cm" draw:textarea-horizontal-align="center" fo:padding-top="0.15cm" fo:padding-bottom="0.15cm" fo:padding-left="0.275cm" fo:padding-right="0.275cm"/>
    </style:style>
    <style:style style:name="gr32" style:family="graphic" style:parent-style-name="standard">
      <style:graphic-properties svg:stroke-width="0.05cm" draw:marker-start-width="0.455cm" draw:marker-end="Symmetric_20_Arrow" draw:marker-end-width="0.3cm" draw:textarea-horizontal-align="center" fo:padding-top="0.15cm" fo:padding-bottom="0.15cm" fo:padding-left="0.275cm" fo:padding-right="0.275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32cm" fo:min-width="1.966cm"/>
    </style:style>
    <style:style style:name="gr34" style:family="graphic" style:parent-style-name="standard">
      <style:graphic-properties draw:stroke="solid" draw:stroke-dash="Ultrafine_20_Dashed" svg:stroke-width="0.05cm" draw:marker-start="" draw:marker-start-width="0.3cm" draw:marker-end="Symmetric_20_Arrow" draw:marker-end-width="0.3cm" draw:textarea-horizontal-align="center" fo:padding-top="0.15cm" fo:padding-bottom="0.15cm" fo:padding-left="0.275cm" fo:padding-right="0.275cm"/>
    </style:style>
    <style:style style:name="gr35" style:family="graphic" style:parent-style-name="standard">
      <style:graphic-properties draw:fill-color="#ff8080" draw:textarea-horizontal-align="justify" draw:textarea-vertical-align="middle" draw:auto-grow-height="false" fo:min-height="0.95cm" fo:min-width="1.9cm"/>
    </style:style>
    <style:style style:name="gr36" style:family="graphic" style:parent-style-name="standard">
      <style:graphic-properties draw:stroke="dash" draw:stroke-dash="Ultrafine_20_Dashed" svg:stroke-width="0.05cm" draw:marker-start="Symmetric_20_Arrow" draw:marker-start-width="0.3cm" draw:marker-end-width="0.3cm" draw:textarea-horizontal-align="center" fo:padding-top="0.15cm" fo:padding-bottom="0.15cm" fo:padding-left="0.275cm" fo:padding-right="0.275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1cm" fo:min-width="1.361cm"/>
    </style:style>
    <style:style style:name="gr38" style:family="graphic" style:parent-style-name="standard">
      <style:graphic-properties draw:fill-color="#ff950e" draw:textarea-horizontal-align="justify" draw:textarea-vertical-align="middle" draw:auto-grow-height="false" fo:min-height="0.609cm" fo:min-width="1.501cm"/>
    </style:style>
    <style:style style:name="gr39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1.729cm" fo:min-width="0cm"/>
    </style:style>
    <style:style style:name="gr40" style:family="graphic" style:parent-style-name="standard">
      <style:graphic-properties draw:fill="solid" draw:fill-color="#99ccff" draw:textarea-horizontal-align="justify" draw:textarea-vertical-align="middle" draw:auto-grow-height="false" fo:min-height="0.95cm" fo:min-width="6.7cm"/>
    </style:style>
    <style:style style:name="gr41" style:family="graphic" style:parent-style-name="standard">
      <style:graphic-properties draw:textarea-horizontal-align="justify" draw:textarea-vertical-align="middle" draw:auto-grow-height="false" fo:min-height="0.95cm" fo:min-width="15.1cm"/>
    </style:style>
    <style:style style:name="gr42" style:family="graphic" style:parent-style-name="standard">
      <style:graphic-properties draw:stroke="none" svg:stroke-width="0.05cm" svg:stroke-color="#000000" draw:marker-start-width="0.3cm" draw:marker-end-width="0.3cm" draw:fill="none" draw:fill-color="#ffffff" draw:textarea-horizontal-align="left" draw:auto-grow-height="true" draw:auto-grow-width="true" fo:min-height="1.171cm" fo:min-width="0.912cm"/>
    </style:style>
    <style:style style:name="gr43" style:family="graphic" style:parent-style-name="standard">
      <style:graphic-properties draw:fill="solid" draw:fill-color="#ffff99" draw:textarea-horizontal-align="justify" draw:textarea-vertical-align="middle" draw:auto-grow-height="false" fo:min-height="0.95cm" fo:min-width="6.7cm"/>
    </style:style>
    <style:style style:name="gr44" style:family="graphic" style:parent-style-name="standard">
      <style:graphic-properties svg:stroke-width="0.05cm" draw:marker-start-width="0.455cm" draw:marker-end-width="0.455cm" draw:fill="none" draw:textarea-horizontal-align="right" draw:textarea-vertical-align="bottom" draw:auto-grow-height="false" fo:min-height="5.54cm" fo:min-width="16.65cm" fo:padding-top="0.15cm" fo:padding-bottom="0.15cm" fo:padding-left="0.275cm" fo:padding-right="0.275cm"/>
    </style:style>
    <style:style style:name="gr45" style:family="graphic" style:parent-style-name="standard">
      <style:graphic-properties svg:stroke-width="0.05cm" draw:marker-start-width="0.455cm" draw:marker-end-width="0.455cm" draw:fill="none" draw:textarea-horizontal-align="justify" draw:textarea-vertical-align="middle" draw:auto-grow-height="false" fo:min-height="5.72cm" fo:min-width="16.77cm" fo:padding-top="0.15cm" fo:padding-bottom="0.15cm" fo:padding-left="0.275cm" fo:padding-right="0.275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1cm" fo:min-width="2.034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1cm" fo:min-width="1.594cm"/>
    </style:style>
    <style:style style:name="gr48" style:family="graphic" style:parent-style-name="standard">
      <style:graphic-properties draw:fill-color="#ff950e" draw:textarea-horizontal-align="justify" draw:textarea-vertical-align="middle" draw:auto-grow-height="false" fo:min-height="0.687cm" fo:min-width="1.641cm"/>
    </style:style>
    <style:style style:name="gr49" style:family="graphic" style:parent-style-name="standard">
      <style:graphic-properties draw:fill-color="#ff950e" draw:textarea-horizontal-align="justify" draw:textarea-vertical-align="middle" draw:auto-grow-height="false" fo:min-height="0.687cm" fo:min-width="1.661cm"/>
    </style:style>
    <style:style style:name="gr50" style:family="graphic" style:parent-style-name="standard">
      <style:graphic-properties svg:stroke-width="0.05cm" draw:marker-start-width="0.455cm" draw:marker-end-width="0.455cm" draw:fill="none" draw:textarea-horizontal-align="right" draw:textarea-vertical-align="bottom" draw:auto-grow-height="false" fo:min-height="5.3cm" fo:min-width="13.07cm" fo:padding-top="0.15cm" fo:padding-bottom="0.15cm" fo:padding-left="0.275cm" fo:padding-right="0.275cm"/>
    </style:style>
    <style:style style:name="gr51" style:family="graphic" style:parent-style-name="standard">
      <style:graphic-properties svg:stroke-width="0.05cm" draw:marker-start-width="0.455cm" draw:marker-end-width="0.455cm" draw:fill="none" draw:textarea-horizontal-align="justify" draw:textarea-vertical-align="middle" draw:auto-grow-height="false" fo:min-height="2.92cm" fo:min-width="13.01cm" fo:padding-top="0.15cm" fo:padding-bottom="0.15cm" fo:padding-left="0.275cm" fo:padding-right="0.275cm"/>
    </style:style>
    <style:style style:name="gr52" style:family="graphic" style:parent-style-name="standard">
      <style:graphic-properties draw:textarea-horizontal-align="justify" draw:textarea-vertical-align="middle" draw:auto-grow-height="false" fo:min-height="3.15cm" fo:min-width="1.9cm"/>
    </style:style>
    <style:style style:name="gr53" style:family="graphic" style:parent-style-name="objectwithoutfill">
      <style:graphic-properties svg:stroke-width="0.02cm" draw:marker-start="" draw:marker-start-width="0.36cm" draw:marker-end="Symmetric_20_Arrow" draw:marker-end-width="0.3cm" draw:fill="none" draw:textarea-horizontal-align="center" fo:padding-top="0.135cm" fo:padding-bottom="0.135cm" fo:padding-left="0.26cm" fo:padding-right="0.26cm"/>
    </style:style>
    <style:style style:name="gr54" style:family="graphic" style:parent-style-name="objectwithoutfill">
      <style:graphic-properties svg:stroke-width="0.02cm" draw:marker-start="Symmetric_20_Arrow" draw:marker-start-width="0.3cm" draw:marker-end="" draw:marker-end-width="0.33cm" draw:fill="none" draw:textarea-horizontal-align="center" fo:padding-top="0.135cm" fo:padding-bottom="0.135cm" fo:padding-left="0.26cm" fo:padding-right="0.26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51cm" fo:min-width="0.675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54cm" fo:min-width="1.301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54cm" fo:min-width="1.547cm"/>
    </style:style>
    <style:style style:name="gr58" style:family="graphic" style:parent-style-name="objectwithoutfill">
      <style:graphic-properties svg:stroke-width="0.02cm" draw:marker-start="Symmetric_20_Arrow" draw:marker-start-width="0.3cm" draw:marker-end="Symmetric_20_Arrow" draw:marker-end-width="0.3cm" draw:fill="none" draw:textarea-horizontal-align="center" fo:padding-top="0.135cm" fo:padding-bottom="0.135cm" fo:padding-left="0.26cm" fo:padding-right="0.26cm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54cm" fo:min-width="1.221cm"/>
    </style:style>
    <style:style style:name="gr60" style:family="graphic" style:parent-style-name="standard">
      <style:graphic-properties draw:textarea-horizontal-align="justify" draw:textarea-vertical-align="middle" draw:auto-grow-height="false" fo:min-height="8.95cm" fo:min-width="1.9cm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54cm" fo:min-width="1.306cm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54cm" fo:min-width="0.649cm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51cm" fo:min-width="1.014cm"/>
    </style:style>
    <style:style style:name="gr64" style:family="graphic" style:parent-style-name="standard">
      <style:graphic-properties draw:fill-color="#99ccff" draw:textarea-horizontal-align="justify" draw:textarea-vertical-align="middle" draw:auto-grow-height="false" fo:min-height="0.95cm" fo:min-width="1.9cm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54cm" fo:min-width="0.984cm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54cm" fo:min-width="0.844cm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51cm" fo:min-width="1.192cm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54cm" fo:min-width="1.42cm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91cm" fo:min-width="4.629cm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61cm" fo:min-width="2.821cm"/>
    </style:style>
    <style:style style:name="gr71" style:family="graphic" style:parent-style-name="objectwithoutfill">
      <style:graphic-properties draw:fill="none" draw:textarea-horizontal-align="center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61cm" fo:min-width="2.881cm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54cm" fo:min-width="0.751cm"/>
    </style:style>
    <style:style style:name="gr74" style:family="graphic" style:parent-style-name="standard">
      <style:graphic-properties svg:stroke-color="#333333" draw:fill-color="#2bd27e" draw:textarea-horizontal-align="justify" draw:textarea-vertical-align="middle" draw:auto-grow-height="false" fo:min-height="0.95cm" fo:min-width="4.3cm"/>
    </style:style>
    <style:style style:name="gr75" style:family="graphic" style:parent-style-name="standard">
      <style:graphic-properties svg:stroke-color="#333333" draw:fill-color="#fff9ae" draw:textarea-horizontal-align="justify" draw:textarea-vertical-align="middle" draw:auto-grow-height="false" fo:min-height="0.95cm" fo:min-width="2.29cm"/>
    </style:style>
    <style:style style:name="gr76" style:family="graphic" style:parent-style-name="objectwithoutfill">
      <style:graphic-properties draw:marker-end="Arrow" draw:marker-end-width="0.3cm" draw:fill="none" draw:textarea-vertical-align="middle"/>
    </style:style>
    <style:style style:name="gr77" style:family="graphic" style:parent-style-name="standard">
      <style:graphic-properties svg:stroke-color="#333333" draw:fill-color="#f58220" draw:textarea-horizontal-align="justify" draw:textarea-vertical-align="middle" draw:auto-grow-height="false" fo:min-height="0.95cm" fo:min-width="4.3cm"/>
    </style:style>
    <style:style style:name="gr78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79" style:family="graphic" style:parent-style-name="standard">
      <style:graphic-properties svg:stroke-color="#333333" draw:fill-color="#fff9ae" draw:textarea-horizontal-align="justify" draw:textarea-vertical-align="middle" draw:auto-grow-height="false" fo:min-height="0.95cm" fo:min-width="2.68cm"/>
    </style:style>
    <style:style style:name="gr80" style:family="graphic" style:parent-style-name="standard">
      <style:graphic-properties svg:stroke-color="#333333" draw:fill-color="#f58220" draw:textarea-horizontal-align="justify" draw:textarea-vertical-align="middle" draw:auto-grow-height="false" fo:min-height="0.95cm" fo:min-width="2.29cm"/>
    </style:style>
    <style:style style:name="gr81" style:family="graphic" style:parent-style-name="objectwithoutfill">
      <style:graphic-properties svg:stroke-color="#000000" draw:marker-start="Arrow" draw:marker-start-width="0.3cm" draw:marker-end="Arrow" draw:marker-end-width="0.3cm" draw:fill="none" draw:textarea-vertical-align="middle"/>
    </style:style>
    <style:style style:name="gr82" style:family="graphic" style:parent-style-name="standard">
      <style:graphic-properties draw:fill="solid" draw:fill-color="#fff9ae" draw:textarea-horizontal-align="justify" draw:textarea-vertical-align="middle" draw:auto-grow-height="false" fo:min-height="0.4cm" fo:min-width="1cm"/>
    </style:style>
    <style:style style:name="gr83" style:family="graphic" style:parent-style-name="standard">
      <style:graphic-properties draw:fill="solid" draw:fill-color="#8f93c7" draw:textarea-horizontal-align="justify" draw:textarea-vertical-align="middle" draw:auto-grow-height="false" fo:min-height="0.403cm" fo:min-width="1cm"/>
    </style:style>
    <style:style style:name="gr84" style:family="graphic" style:parent-style-name="standard">
      <style:graphic-properties draw:fill="solid" draw:fill-color="#2bd27e" draw:textarea-horizontal-align="justify" draw:textarea-vertical-align="middle" draw:auto-grow-height="false" fo:min-height="0.4cm" fo:min-width="1cm"/>
    </style:style>
    <style:style style:name="gr85" style:family="graphic" style:parent-style-name="standard">
      <style:graphic-properties svg:stroke-color="#333333" draw:fill-color="#8f93c7" draw:textarea-horizontal-align="justify" draw:textarea-vertical-align="middle" draw:auto-grow-height="false" fo:min-height="4.15cm" fo:min-width="2.68cm"/>
    </style:style>
    <style:style style:name="gr8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7" style:family="graphic" style:parent-style-name="objectwithoutfill">
      <style:graphic-properties draw:marker-start="Arrow" draw:marker-end="Arrow" draw:marker-end-width="0.3cm" draw:fill="none" draw:textarea-vertical-align="middle"/>
    </style:style>
    <style:style style:name="gr88" style:family="graphic" style:parent-style-name="standard">
      <style:graphic-properties svg:stroke-color="#333333" draw:fill-color="#bee3d3" draw:textarea-horizontal-align="justify" draw:textarea-vertical-align="middle" draw:auto-grow-height="false" fo:min-height="0.95cm" fo:min-width="2.29cm"/>
    </style:style>
    <style:style style:name="gr89" style:family="graphic" style:parent-style-name="objectwithoutfill">
      <style:graphic-properties draw:stroke="dash" draw:stroke-dash="Ultrafine_20_Dashed" svg:stroke-width="0.1cm" svg:stroke-color="#000000" draw:marker-start-width="0.5cm" draw:marker-end="Arrow" draw:marker-end-width="0.3cm" draw:fill="none" draw:textarea-vertical-align="middle" fo:padding-top="0.175cm" fo:padding-bottom="0.175cm" fo:padding-left="0.3cm" fo:padding-right="0.3cm"/>
    </style:style>
    <style:style style:name="gr90" style:family="graphic" style:parent-style-name="objectwithoutfill">
      <style:graphic-properties draw:stroke="dash" draw:stroke-dash="Ultrafine_20_Dashed" svg:stroke-width="0.1cm" svg:stroke-color="#000000" draw:marker-start="Arrow" draw:marker-start-width="0.3cm" draw:marker-end="Arrow" draw:marker-end-width="0.3cm" draw:fill="none" draw:textarea-vertical-align="middle" fo:padding-top="0.175cm" fo:padding-bottom="0.175cm" fo:padding-left="0.3cm" fo:padding-right="0.3cm"/>
    </style:style>
    <style:style style:name="gr91" style:family="graphic" style:parent-style-name="standard">
      <style:graphic-properties svg:stroke-color="#333333" draw:fill-color="#bee3d3" draw:textarea-horizontal-align="justify" draw:textarea-vertical-align="middle" draw:auto-grow-height="false" fo:min-height="0.15cm" fo:min-width="0.3cm"/>
    </style:style>
    <style:style style:name="gr92" style:family="graphic" style:parent-style-name="standard">
      <style:graphic-properties svg:stroke-color="#333333" draw:fill-color="#fff9ae" draw:textarea-horizontal-align="justify" draw:textarea-vertical-align="middle" draw:auto-grow-height="false" fo:min-height="0.15cm" fo:min-width="0.3cm"/>
    </style:style>
    <style:style style:name="gr93" style:family="graphic" style:parent-style-name="standard">
      <style:graphic-properties svg:stroke-color="#333333" draw:fill-color="#f58220" draw:textarea-horizontal-align="justify" draw:textarea-vertical-align="middle" draw:auto-grow-height="false" fo:min-height="0.15cm" fo:min-width="0.3cm"/>
    </style:style>
    <style:style style:name="gr9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71cm"/>
    </style:style>
    <style:style style:name="gr9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4.176cm"/>
    </style:style>
    <style:style style:name="gr9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4.358cm"/>
    </style:style>
    <style:style style:name="gr97" style:family="graphic" style:parent-style-name="objectwithoutfill">
      <style:graphic-properties draw:stroke="solid" draw:stroke-dash="Ultrafine_20_Dashed" svg:stroke-width="0cm" svg:stroke-color="#000000" draw:marker-start-width="0.323cm" draw:marker-end="Arrow" draw:marker-end-width="0.3cm" draw:fill="none" draw:textarea-vertical-align="middle" fo:padding-top="0.125cm" fo:padding-bottom="0.125cm" fo:padding-left="0.25cm" fo:padding-right="0.25cm"/>
    </style:style>
    <style:style style:name="gr9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5.946cm"/>
    </style:style>
    <style:style style:name="gr99" style:family="graphic" style:parent-style-name="standard">
      <style:graphic-properties svg:stroke-color="#333333" draw:fill-color="#fff9ae" draw:textarea-horizontal-align="justify" draw:textarea-vertical-align="middle" draw:auto-grow-height="false" fo:min-height="0.54cm" fo:min-width="2.3cm"/>
    </style:style>
    <style:style style:name="gr100" style:family="graphic" style:parent-style-name="objectwithoutfill">
      <style:graphic-properties svg:stroke-color="#000000" draw:marker-end="Symmetric_20_Arrow" draw:marker-end-width="0.2cm" draw:fill="none" draw:textarea-vertical-align="middle"/>
    </style:style>
    <style:style style:name="gr101" style:family="graphic" style:parent-style-name="standard">
      <style:graphic-properties draw:fill-color="#f58220" draw:textarea-horizontal-align="justify" draw:textarea-vertical-align="middle" draw:auto-grow-height="false" fo:min-height="0.316cm" fo:min-width="1.48cm"/>
    </style:style>
    <style:style style:name="gr102" style:family="graphic" style:parent-style-name="standard">
      <style:graphic-properties draw:textarea-horizontal-align="justify" draw:textarea-vertical-align="middle" draw:auto-grow-height="false" fo:min-height="0.756cm" fo:min-width="1.1cm"/>
    </style:style>
    <style:style style:name="gr10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31cm" fo:min-width="0.497cm"/>
    </style:style>
    <style:style style:name="gr10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31cm" fo:min-width="0.387cm"/>
    </style:style>
    <style:style style:name="gr105" style:family="graphic" style:parent-style-name="standard">
      <style:graphic-properties draw:fill-color="#f58220" draw:textarea-horizontal-align="justify" draw:textarea-vertical-align="middle" draw:auto-grow-height="false" fo:min-height="0.6cm" fo:min-width="0.914cm"/>
    </style:style>
    <style:style style:name="gr106" style:family="graphic" style:parent-style-name="standard">
      <style:graphic-properties draw:textarea-horizontal-align="justify" draw:textarea-vertical-align="middle" draw:auto-grow-height="false" fo:min-height="0.75cm" fo:min-width="1.1cm"/>
    </style:style>
    <style:style style:name="gr107" style:family="graphic" style:parent-style-name="standard">
      <style:graphic-properties draw:textarea-horizontal-align="justify" draw:textarea-vertical-align="middle" draw:auto-grow-height="false" fo:min-height="0.75cm" fo:min-width="0.9cm"/>
    </style:style>
    <style:style style:name="gr10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31cm" fo:min-width="1.526cm"/>
    </style:style>
    <style:style style:name="gr10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31cm" fo:min-width="1.17cm"/>
    </style:style>
    <style:style style:name="gr1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31cm" fo:min-width="1.145cm"/>
    </style:style>
    <style:style style:name="gr111" style:family="graphic" style:parent-style-name="standard">
      <style:graphic-properties svg:stroke-color="#333333" draw:fill-color="#fff9ae" draw:textarea-horizontal-align="justify" draw:textarea-vertical-align="middle" draw:auto-grow-height="false" fo:min-height="0.54cm" fo:min-width="1.5cm"/>
    </style:style>
    <style:style style:name="gr112" style:family="graphic" style:parent-style-name="standard">
      <style:graphic-properties draw:fill-color="#f58220" draw:textarea-horizontal-align="justify" draw:textarea-vertical-align="middle" draw:auto-grow-height="false" fo:min-height="0.6cm" fo:min-width="0.35cm"/>
    </style:style>
    <style:style style:name="gr113" style:family="graphic" style:parent-style-name="objectwithoutfill">
      <style:graphic-properties svg:stroke-color="#000000" draw:marker-end="Rounded_20_short_20_Arrow" draw:marker-end-width="0.3cm" draw:fill="none" draw:textarea-vertical-align="middle"/>
    </style:style>
    <style:style style:name="gr1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31cm" fo:min-width="1.391cm"/>
    </style:style>
    <style:style style:name="gr1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31cm" fo:min-width="1.534cm"/>
    </style:style>
    <style:style style:name="gr116" style:family="graphic" style:parent-style-name="objectwithoutfill">
      <style:graphic-properties svg:stroke-color="#000000" draw:marker-start="Rounded_20_short_20_Arrow" draw:marker-end="Rounded_20_short_20_Arrow" draw:marker-end-width="0.3cm" draw:fill="none" draw:textarea-vertical-align="middle"/>
    </style:style>
    <style:style style:name="gr117" style:family="graphic" style:parent-style-name="objectwithoutfill">
      <style:graphic-properties draw:marker-start="Rounded_20_short_20_Arrow" draw:marker-end="" draw:marker-end-width="0.3cm" draw:fill="none" draw:textarea-horizontal-align="center"/>
    </style:style>
    <style:style style:name="gr118" style:family="graphic" style:parent-style-name="standard">
      <style:graphic-properties svg:stroke-color="#333333" draw:fill-color="#fff9ae" draw:textarea-horizontal-align="justify" draw:textarea-vertical-align="middle" draw:auto-grow-height="false" fo:min-height="0.55cm" fo:min-width="1.5cm"/>
    </style:style>
    <style:style style:name="gr119" style:family="graphic" style:parent-style-name="standard">
      <style:graphic-properties draw:fill-color="#ff950e" draw:textarea-horizontal-align="justify" draw:textarea-vertical-align="middle" draw:auto-grow-height="false" fo:min-height="0.966cm" fo:min-width="1.3cm"/>
    </style:style>
    <style:style style:name="gr120" style:family="graphic" style:parent-style-name="standard">
      <style:graphic-properties draw:fill-color="#99ccff" draw:textarea-horizontal-align="justify" draw:textarea-vertical-align="middle" draw:auto-grow-height="false" fo:min-height="0.55cm" fo:min-width="1.3cm"/>
    </style:style>
    <style:style style:name="gr121" style:family="graphic" style:parent-style-name="standard">
      <style:graphic-properties draw:fill-color="#99ccff" draw:textarea-horizontal-align="justify" draw:textarea-vertical-align="middle" draw:auto-grow-height="false" fo:min-height="0.54cm" fo:min-width="1.3cm"/>
    </style:style>
    <style:style style:name="gr122" style:family="graphic" style:parent-style-name="standard">
      <style:graphic-properties draw:stroke="dash" draw:stroke-dash="Dashed_20__28_var_29_" svg:stroke-width="0.05cm" draw:marker-start="Symmetric_20_Arrow" draw:marker-start-width="0.3cm" draw:marker-end="Symmetric_20_Arrow" draw:marker-end-width="0.3cm" draw:textarea-horizontal-align="center" fo:padding-top="0.15cm" fo:padding-bottom="0.15cm" fo:padding-left="0.275cm" fo:padding-right="0.275cm"/>
    </style:style>
    <style:style style:name="gr123" style:family="graphic" style:parent-style-name="standard">
      <style:graphic-properties draw:textarea-horizontal-align="justify" draw:textarea-vertical-align="middle" draw:auto-grow-height="false" fo:min-height="0.55cm" fo:min-width="1.3cm"/>
    </style:style>
    <style:style style:name="gr124" style:family="graphic" style:parent-style-name="standard">
      <style:graphic-properties draw:fill="solid" draw:fill-color="#ffff99" draw:textarea-horizontal-align="justify" draw:textarea-vertical-align="middle" draw:auto-grow-height="false" fo:min-height="0.95cm" fo:min-width="1.919cm"/>
    </style:style>
    <style:style style:name="gr125" style:family="graphic" style:parent-style-name="standard">
      <style:graphic-properties draw:fill="solid" draw:fill-color="#ff8080" draw:textarea-horizontal-align="justify" draw:textarea-vertical-align="middle" draw:auto-grow-height="false" fo:min-height="1.748cm" fo:min-width="2.304cm"/>
    </style:style>
    <style:style style:name="gr126" style:family="graphic" style:parent-style-name="standard">
      <style:graphic-properties draw:textarea-horizontal-align="justify" draw:textarea-vertical-align="middle" draw:auto-grow-height="false" fo:min-height="0.541cm" fo:min-width="1.3cm"/>
    </style:style>
    <style:style style:name="gr127" style:family="graphic" style:parent-style-name="standard">
      <style:graphic-properties draw:textarea-horizontal-align="justify" draw:textarea-vertical-align="middle" draw:auto-grow-height="false" fo:min-height="0.54cm" fo:min-width="1.299cm"/>
    </style:style>
    <style:style style:name="gr128" style:family="graphic" style:parent-style-name="standard">
      <style:graphic-properties draw:fill-color="#99ccff" draw:textarea-horizontal-align="justify" draw:textarea-vertical-align="middle" draw:auto-grow-height="false" fo:min-height="0.541cm" fo:min-width="1.331cm"/>
    </style:style>
    <style:style style:name="gr1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29cm" fo:min-width="3.9cm"/>
    </style:style>
    <style:style style:name="gr130" style:family="graphic" style:parent-style-name="standard">
      <style:graphic-properties draw:fill-color="#ccffcc" draw:textarea-horizontal-align="justify" draw:textarea-vertical-align="middle" draw:auto-grow-height="false" fo:min-height="10.95cm" fo:min-width="1.1cm"/>
    </style:style>
    <style:style style:name="gr131" style:family="graphic" style:parent-style-name="objectwithoutfill">
      <style:graphic-properties svg:stroke-width="0.05cm" svg:stroke-color="#999999" draw:marker-start-width="0.455cm" draw:marker-end="Symmetric_20_Arrow" draw:marker-end-width="0.3cm" draw:fill="none" draw:textarea-horizontal-align="center" fo:padding-top="0.15cm" fo:padding-bottom="0.15cm" fo:padding-left="0.275cm" fo:padding-right="0.275cm"/>
    </style:style>
    <style:style style:name="gr132" style:family="graphic" style:parent-style-name="standard">
      <style:graphic-properties draw:fill="solid" draw:fill-color="#ffff99" draw:textarea-horizontal-align="justify" draw:textarea-vertical-align="middle" draw:auto-grow-height="false" fo:min-height="0.95cm" fo:min-width="1.1cm"/>
    </style:style>
    <style:style style:name="gr133" style:family="graphic" style:parent-style-name="standard">
      <style:graphic-properties draw:fill-color="#ccffcc" draw:textarea-horizontal-align="justify" draw:textarea-vertical-align="middle" draw:auto-grow-height="false" fo:min-height="0.558cm" fo:min-width="6.3cm"/>
    </style:style>
    <style:style style:name="gr134" style:family="graphic" style:parent-style-name="standard">
      <style:graphic-properties draw:fill-color="#ff950e" draw:textarea-horizontal-align="justify" draw:textarea-vertical-align="middle" draw:auto-grow-height="false" fo:min-height="0.966cm" fo:min-width="2.28cm"/>
    </style:style>
    <style:style style:name="gr135" style:family="graphic" style:parent-style-name="standard">
      <style:graphic-properties draw:fill-color="#ff8080" draw:textarea-horizontal-align="justify" draw:textarea-vertical-align="middle" draw:auto-grow-height="false" fo:min-height="0.95cm" fo:min-width="1.3cm"/>
    </style:style>
    <style:style style:name="gr136" style:family="graphic" style:parent-style-name="objectwithoutfill">
      <style:graphic-properties draw:marker-end="Symmetric_20_Arrow" draw:marker-end-width="0.3cm" draw:fill="none" draw:textarea-horizontal-align="center"/>
    </style:style>
    <style:style style:name="gr137" style:family="graphic" style:parent-style-name="objectwithoutfill">
      <style:graphic-properties draw:stroke="dash" draw:stroke-dash="Fine_20_Dashed" draw:marker-end="Symmetric_20_Arrow" draw:marker-end-width="0.3cm" draw:fill="none" draw:textarea-horizontal-align="center"/>
    </style:style>
    <style:style style:name="gr1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3cm" fo:min-width="1.336cm"/>
    </style:style>
    <style:style style:name="gr1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47cm" fo:min-width="0.497cm"/>
    </style:style>
    <style:style style:name="gr1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47cm" fo:min-width="1.336cm"/>
    </style:style>
    <style:style style:name="gr1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47cm" fo:min-width="0.929cm"/>
    </style:style>
    <style:style style:name="gr142" style:family="graphic" style:parent-style-name="objectwithoutfill">
      <style:graphic-properties svg:stroke-width="0.05cm" svg:stroke-color="#999999" draw:marker-start="Symmetric_20_Arrow" draw:marker-start-width="0.3cm" draw:marker-end="" draw:marker-end-width="0.3cm" draw:fill="none" draw:textarea-horizontal-align="center" fo:padding-top="0.15cm" fo:padding-bottom="0.15cm" fo:padding-left="0.275cm" fo:padding-right="0.275cm"/>
    </style:style>
    <style:style style:name="gr1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36cm" fo:min-width="1.657cm"/>
    </style:style>
    <style:style style:name="gr144" style:family="graphic" style:parent-style-name="standard">
      <style:graphic-properties draw:fill-color="#ff8080" draw:textarea-horizontal-align="justify" draw:textarea-vertical-align="middle" draw:auto-grow-height="false" fo:min-height="1cm" fo:min-width="1.501cm"/>
    </style:style>
    <style:style style:name="gr145" style:family="graphic" style:parent-style-name="objectwithoutfill">
      <style:graphic-properties draw:stroke="dash" draw:stroke-dash="Fine_20_Dashed" svg:stroke-width="0.1cm" draw:marker-start-width="0.45cm" draw:marker-end-width="0.45cm" draw:fill="none" draw:textarea-horizontal-align="center" fo:padding-top="0.175cm" fo:padding-bottom="0.175cm" fo:padding-left="0.3cm" fo:padding-right="0.3cm"/>
    </style:style>
    <style:style style:name="gr146" style:family="graphic" style:parent-style-name="standard">
      <style:graphic-properties draw:fill="solid" draw:fill-color="#ffcc99" draw:textarea-horizontal-align="center" draw:textarea-vertical-align="middle"/>
    </style:style>
    <style:style style:name="gr147" style:family="graphic" style:parent-style-name="standard">
      <style:graphic-properties draw:fill="solid" draw:fill-color="#99ccff" draw:textarea-horizontal-align="center" draw:textarea-vertical-align="middle"/>
    </style:style>
    <style:style style:name="gr1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36cm" fo:min-width="2.051cm"/>
    </style:style>
    <style:style style:name="gr1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36cm" fo:min-width="1.577cm"/>
    </style:style>
    <style:style style:name="gr1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36cm" fo:min-width="1.323cm"/>
    </style:style>
    <style:style style:name="gr1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36cm" fo:min-width="1.187cm"/>
    </style:style>
    <style:style style:name="gr152" style:family="graphic" style:parent-style-name="objectwithoutfill">
      <style:graphic-properties draw:stroke="dash" draw:stroke-dash="Ultrafine_20_Dashed" draw:marker-end="Symmetric_20_Arrow" draw:marker-end-width="0.3cm" draw:fill="none" draw:textarea-horizontal-align="center"/>
    </style:style>
    <style:style style:name="gr1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36cm" fo:min-width="1.255cm"/>
    </style:style>
    <style:style style:name="gr1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25cm" fo:min-width="3.732cm"/>
    </style:style>
    <style:style style:name="gr1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36cm" fo:min-width="0.404cm"/>
    </style:style>
    <style:style style:name="gr156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0.742cm" fo:min-width="0cm"/>
    </style:style>
    <style:style style:name="gr157" style:family="graphic" style:parent-style-name="objectwithoutfill">
      <style:graphic-properties draw:stroke="dash" draw:stroke-dash="Ultrafine_20_Dashed" draw:marker-start="Symmetric_20_Arrow" draw:marker-end-width="0.3cm" draw:fill="none" draw:textarea-horizontal-align="center"/>
    </style:style>
    <style:style style:name="gr1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56cm" fo:min-width="3.732cm"/>
    </style:style>
    <style:style style:name="gr159" style:family="graphic" style:parent-style-name="objectwithoutfill">
      <style:graphic-properties draw:marker-start="Symmetric_20_Arrow" draw:marker-end-width="0.3cm" draw:fill="none" draw:textarea-horizontal-align="center"/>
    </style:style>
    <style:style style:name="P1" style:family="paragraph">
      <style:paragraph-properties fo:margin-left="0cm" fo:margin-right="0cm" fo:line-height="100%" fo:text-align="center" fo:text-indent="0cm"/>
    </style:style>
    <style:style style:name="P2" style:family="paragraph">
      <loext:graphic-properties draw:fill="solid" draw:fill-color="#99ccff"/>
      <style:paragraph-properties fo:margin-left="0cm" fo:margin-right="0cm" fo:line-height="100%" fo:text-align="center" fo:text-indent="0cm"/>
      <style:text-properties style:font-name="Trebuchet MS" fo:font-size="8pt" style:font-size-asian="8pt" style:font-size-complex="8pt"/>
    </style:style>
    <style:style style:name="P3" style:family="paragraph">
      <style:text-properties style:font-name="Trebuchet MS"/>
    </style:style>
    <style:style style:name="P4" style:family="paragraph">
      <loext:graphic-properties draw:fill="none" draw:fill-color="#ffffff"/>
      <style:text-properties style:font-name="Trebuchet MS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style:font-name="Trebuchet MS"/>
    </style:style>
    <style:style style:name="P7" style:family="paragraph">
      <style:paragraph-properties fo:text-align="start"/>
    </style:style>
    <style:style style:name="P8" style:family="paragraph">
      <loext:graphic-properties draw:fill="none" draw:fill-color="#ffffff"/>
      <style:paragraph-properties fo:text-align="start"/>
      <style:text-properties style:font-name="Trebuchet MS"/>
    </style:style>
    <style:style style:name="P9" style:family="paragraph">
      <loext:graphic-properties draw:fill-color="#ff950e"/>
      <style:paragraph-properties fo:text-align="center"/>
    </style:style>
    <style:style style:name="P10" style:family="paragraph">
      <loext:graphic-properties draw:fill="none" draw:fill-color="#ffffff"/>
      <style:paragraph-properties fo:text-align="center"/>
      <style:text-properties style:font-name="Trebuchet MS" fo:font-size="18pt" style:font-size-asian="18pt" style:font-size-complex="18pt"/>
    </style:style>
    <style:style style:name="P11" style:family="paragraph">
      <loext:graphic-properties draw:fill="solid" draw:fill-color="#99ccff"/>
      <style:paragraph-properties fo:text-align="center"/>
      <style:text-properties style:font-name="Trebuchet MS"/>
    </style:style>
    <style:style style:name="P12" style:family="paragraph">
      <loext:graphic-properties draw:fill="solid" draw:fill-color="#ff8080"/>
      <style:paragraph-properties fo:text-align="center"/>
      <style:text-properties style:font-name="Trebuchet MS"/>
    </style:style>
    <style:style style:name="P13" style:family="paragraph">
      <loext:graphic-properties draw:fill="solid" draw:fill-color="#ff950e"/>
      <style:paragraph-properties fo:text-align="center"/>
      <style:text-properties style:font-name="Trebuchet MS"/>
    </style:style>
    <style:style style:name="P14" style:family="paragraph">
      <loext:graphic-properties draw:fill="solid" draw:fill-color="#ffff99"/>
      <style:paragraph-properties fo:text-align="center"/>
      <style:text-properties style:font-name="Trebuchet MS"/>
    </style:style>
    <style:style style:name="P15" style:family="paragraph">
      <loext:graphic-properties draw:fill="solid" draw:fill-color="#99ccff"/>
      <style:paragraph-properties fo:text-align="start"/>
      <style:text-properties style:font-name="Trebuchet MS"/>
    </style:style>
    <style:style style:name="P16" style:family="paragraph">
      <loext:graphic-properties draw:fill="none"/>
      <style:paragraph-properties fo:text-align="center"/>
      <style:text-properties fo:font-weight="bold" style:font-weight-asian="bold" style:font-weight-complex="bold"/>
    </style:style>
    <style:style style:name="P17" style:family="paragraph">
      <loext:graphic-properties draw:fill="none"/>
      <style:paragraph-properties fo:text-align="center"/>
    </style:style>
    <style:style style:name="P18" style:family="paragraph">
      <style:text-properties style:font-name="Open Sans"/>
    </style:style>
    <style:style style:name="P19" style:family="paragraph">
      <loext:graphic-properties draw:fill-color="#ff8080"/>
      <style:paragraph-properties fo:text-align="center"/>
      <style:text-properties style:font-name="Trebuchet MS" fo:font-size="8pt"/>
    </style:style>
    <style:style style:name="P20" style:family="paragraph">
      <loext:graphic-properties draw:fill="none" draw:fill-color="#ffffff"/>
      <style:text-properties style:font-name="Open Sans" fo:font-size="8pt"/>
    </style:style>
    <style:style style:name="P21" style:family="paragraph">
      <loext:graphic-properties draw:fill-color="#ff950e"/>
      <style:paragraph-properties fo:text-align="center"/>
      <style:text-properties style:font-name="Open Sans" fo:font-size="8pt"/>
    </style:style>
    <style:style style:name="P22" style:family="paragraph">
      <loext:graphic-properties draw:fill="none" draw:fill-color="#ffffff"/>
      <style:paragraph-properties fo:text-align="center"/>
      <style:text-properties style:font-name="Open Sans" fo:font-size="18pt" style:font-size-asian="18pt" style:font-size-complex="18pt"/>
    </style:style>
    <style:style style:name="P23" style:family="paragraph">
      <loext:graphic-properties draw:fill="solid" draw:fill-color="#99ccff"/>
      <style:paragraph-properties fo:text-align="center"/>
      <style:text-properties style:font-name="Open Sans"/>
    </style:style>
    <style:style style:name="P24" style:family="paragraph">
      <loext:graphic-properties draw:fill="solid" draw:fill-color="#ff8080"/>
      <style:paragraph-properties fo:text-align="center"/>
      <style:text-properties style:font-name="Open Sans"/>
    </style:style>
    <style:style style:name="P25" style:family="paragraph">
      <loext:graphic-properties draw:fill="solid" draw:fill-color="#ff950e"/>
      <style:paragraph-properties fo:text-align="center"/>
      <style:text-properties style:font-name="Open Sans"/>
    </style:style>
    <style:style style:name="P26" style:family="paragraph">
      <loext:graphic-properties draw:fill="solid" draw:fill-color="#ffff99"/>
      <style:paragraph-properties fo:text-align="center"/>
      <style:text-properties style:font-name="Open Sans"/>
    </style:style>
    <style:style style:name="P27" style:family="paragraph">
      <loext:graphic-properties draw:fill="solid" draw:fill-color="#99ccff"/>
      <style:paragraph-properties fo:text-align="center"/>
      <style:text-properties style:font-name="Open Sans" fo:font-size="8pt"/>
    </style:style>
    <style:style style:name="P28" style:family="paragraph">
      <style:paragraph-properties fo:text-align="center"/>
      <style:text-properties style:font-name="Open Sans" fo:font-size="8pt"/>
    </style:style>
    <style:style style:name="P29" style:family="paragraph">
      <loext:graphic-properties draw:fill="solid" draw:fill-color="#ffff99"/>
      <style:paragraph-properties fo:text-align="center"/>
      <style:text-properties style:font-name="Open Sans" fo:font-size="8pt"/>
    </style:style>
    <style:style style:name="P30" style:family="paragraph">
      <loext:graphic-properties draw:fill="none"/>
      <style:paragraph-properties fo:text-align="center"/>
      <style:text-properties style:font-name="Open Sans" fo:font-size="8pt" fo:font-weight="bold" style:font-size-asian="18pt" style:font-weight-asian="bold" style:font-size-complex="18pt" style:font-weight-complex="bold"/>
    </style:style>
    <style:style style:name="P31" style:family="paragraph">
      <loext:graphic-properties draw:fill="none"/>
      <style:paragraph-properties fo:text-align="center"/>
      <style:text-properties style:font-name="Open Sans"/>
    </style:style>
    <style:style style:name="P32" style:family="paragraph">
      <loext:graphic-properties draw:fill="none"/>
    </style:style>
    <style:style style:name="P33" style:family="paragraph">
      <loext:graphic-properties draw:fill="none" draw:fill-color="#ffffff"/>
      <style:paragraph-properties fo:text-align="start"/>
      <style:text-properties fo:font-size="6pt" style:font-size-asian="18pt" style:font-size-complex="18pt"/>
    </style:style>
    <style:style style:name="P34" style:family="paragraph">
      <loext:graphic-properties draw:fill="none" draw:fill-color="#ffffff"/>
      <style:text-properties fo:font-size="6pt" style:font-size-asian="18pt" style:font-size-complex="18pt"/>
    </style:style>
    <style:style style:name="P35" style:family="paragraph">
      <loext:graphic-properties draw:fill-color="#99ccff"/>
      <style:paragraph-properties fo:text-align="center"/>
      <style:text-properties style:font-name="Trebuchet MS"/>
    </style:style>
    <style:style style:name="P36" style:family="paragraph">
      <loext:graphic-properties draw:fill="none" draw:fill-color="#ffffff"/>
      <style:paragraph-properties fo:text-align="start"/>
    </style:style>
    <style:style style:name="P37" style:family="paragraph">
      <loext:graphic-properties draw:fill="none" draw:fill-color="#ffffff"/>
    </style:style>
    <style:style style:name="P38" style:family="paragraph">
      <loext:graphic-properties draw:fill-color="#2bd27e"/>
      <style:paragraph-properties fo:text-align="start"/>
      <style:text-properties style:font-name="Carlito" fo:font-size="14pt" style:font-size-asian="18pt" style:font-size-complex="18pt"/>
    </style:style>
    <style:style style:name="P39" style:family="paragraph">
      <loext:graphic-properties draw:fill-color="#fff9ae"/>
      <style:paragraph-properties fo:text-align="center"/>
      <style:text-properties style:font-name="Carlito" fo:font-size="14pt" style:font-size-asian="18pt" style:font-size-complex="18pt"/>
    </style:style>
    <style:style style:name="P40" style:family="paragraph">
      <loext:graphic-properties draw:fill="none"/>
      <style:paragraph-properties fo:text-align="center"/>
      <style:text-properties style:font-name="Carlito"/>
    </style:style>
    <style:style style:name="P41" style:family="paragraph">
      <loext:graphic-properties draw:fill-color="#f58220"/>
      <style:paragraph-properties fo:text-align="start"/>
      <style:text-properties style:font-name="Carlito" fo:font-size="14pt" style:font-size-asian="18pt" style:font-size-complex="18pt"/>
    </style:style>
    <style:style style:name="P42" style:family="paragraph">
      <loext:graphic-properties draw:fill-color="#f58220"/>
      <style:paragraph-properties fo:text-align="center"/>
      <style:text-properties style:font-name="Carlito" fo:font-size="14pt" style:font-size-asian="18pt" style:font-size-complex="18pt"/>
    </style:style>
    <style:style style:name="P43" style:family="paragraph">
      <loext:graphic-properties draw:fill="solid" draw:fill-color="#fff9ae"/>
      <style:paragraph-properties fo:text-align="center"/>
      <style:text-properties style:font-name="Trebuchet MS"/>
    </style:style>
    <style:style style:name="P44" style:family="paragraph">
      <loext:graphic-properties draw:fill="solid" draw:fill-color="#8f93c7"/>
      <style:paragraph-properties fo:text-align="center"/>
      <style:text-properties style:font-name="Trebuchet MS"/>
    </style:style>
    <style:style style:name="P45" style:family="paragraph">
      <loext:graphic-properties draw:fill="solid" draw:fill-color="#2bd27e"/>
      <style:paragraph-properties fo:text-align="center"/>
      <style:text-properties style:font-name="Trebuchet MS"/>
    </style:style>
    <style:style style:name="P46" style:family="paragraph">
      <loext:graphic-properties draw:fill-color="#8f93c7"/>
      <style:paragraph-properties fo:text-align="start"/>
      <style:text-properties style:font-name="Carlito" fo:font-size="14pt" style:font-size-asian="18pt" style:font-size-complex="18pt"/>
    </style:style>
    <style:style style:name="P47" style:family="paragraph">
      <loext:graphic-properties draw:fill-color="#bee3d3"/>
      <style:paragraph-properties fo:text-align="center"/>
      <style:text-properties style:font-name="Carlito" fo:font-size="14pt" style:font-size-asian="18pt" style:font-size-complex="18pt"/>
    </style:style>
    <style:style style:name="P48" style:family="paragraph">
      <loext:graphic-properties draw:fill="none" draw:fill-color="#ffffff"/>
      <style:text-properties style:font-name="Carlito" fo:font-size="10pt" style:font-size-asian="10pt" style:font-size-complex="10pt"/>
    </style:style>
    <style:style style:name="P49" style:family="paragraph">
      <loext:graphic-properties draw:fill-color="#f58220"/>
      <style:paragraph-properties fo:text-align="center"/>
      <style:text-properties style:font-name="Carlito" fo:font-size="10pt" style:font-size-asian="10pt" style:font-size-complex="10pt"/>
    </style:style>
    <style:style style:name="P50" style:family="paragraph">
      <loext:graphic-properties draw:fill="none" draw:fill-color="#ffffff"/>
      <style:text-properties style:font-name="Carlito"/>
    </style:style>
    <style:style style:name="P51" style:family="paragraph">
      <loext:graphic-properties draw:fill="none" draw:fill-color="#ffffff"/>
      <style:text-properties fo:font-weight="bold" style:font-size-asian="18pt" style:font-size-complex="18pt"/>
    </style:style>
    <style:style style:name="P52" style:family="paragraph">
      <loext:graphic-properties draw:fill-color="#ff950e"/>
      <style:paragraph-properties fo:text-align="center"/>
      <style:text-properties style:font-name="Trebuchet MS" fo:font-size="8pt"/>
    </style:style>
    <style:style style:name="P53" style:family="paragraph">
      <loext:graphic-properties draw:fill-color="#99ccff"/>
      <style:paragraph-properties fo:text-align="center"/>
      <style:text-properties style:font-name="Trebuchet MS" fo:font-size="8pt"/>
    </style:style>
    <style:style style:name="P54" style:family="paragraph">
      <style:paragraph-properties fo:text-align="center"/>
      <style:text-properties style:font-name="Trebuchet MS" fo:font-size="8pt"/>
    </style:style>
    <style:style style:name="P55" style:family="paragraph">
      <loext:graphic-properties draw:fill="solid" draw:fill-color="#ffff99"/>
      <style:paragraph-properties fo:text-align="center"/>
      <style:text-properties style:font-name="Trebuchet MS" fo:font-size="8pt"/>
    </style:style>
    <style:style style:name="P56" style:family="paragraph">
      <loext:graphic-properties draw:fill="solid" draw:fill-color="#ff8080"/>
      <style:paragraph-properties fo:text-align="center"/>
      <style:text-properties style:font-name="Trebuchet MS" fo:font-size="8pt"/>
    </style:style>
    <style:style style:name="P57" style:family="paragraph">
      <style:paragraph-properties fo:text-align="start">
        <style:tab-stops>
          <style:tab-stop style:position="1.588cm"/>
        </style:tab-stops>
      </style:paragraph-properties>
    </style:style>
    <style:style style:name="P58" style:family="paragraph">
      <loext:graphic-properties draw:fill="none" draw:fill-color="#ffffff"/>
      <style:paragraph-properties fo:text-align="start">
        <style:tab-stops>
          <style:tab-stop style:position="1.588cm"/>
        </style:tab-stops>
      </style:paragraph-properties>
      <style:text-properties style:font-name="Trebuchet MS" fo:font-size="8pt"/>
    </style:style>
    <style:style style:name="P59" style:family="paragraph">
      <loext:graphic-properties draw:fill-color="#ccffcc"/>
      <style:paragraph-properties fo:text-align="center"/>
      <style:text-properties style:font-name="Trebuchet MS" fo:font-size="8pt"/>
    </style:style>
    <style:style style:name="P60" style:family="paragraph">
      <loext:graphic-properties draw:fill="none" draw:fill-color="#ffffff"/>
      <style:text-properties style:font-name="Trebuchet MS" fo:font-size="8pt"/>
    </style:style>
    <style:style style:name="P61" style:family="paragraph">
      <loext:graphic-properties draw:fill-color="#ff8080"/>
      <style:paragraph-properties fo:text-align="center"/>
      <style:text-properties fo:font-size="8pt"/>
    </style:style>
    <style:style style:name="P62" style:family="paragraph">
      <loext:graphic-properties draw:fill="solid" draw:fill-color="#ffcc99"/>
      <style:paragraph-properties fo:margin-left="0cm" fo:margin-right="0cm" fo:line-height="100%" fo:text-align="center" fo:text-indent="0cm"/>
      <style:text-properties style:font-name="Comic Sans MS" fo:font-size="8pt" style:font-size-asian="8pt" style:font-size-complex="8pt"/>
    </style:style>
    <style:style style:name="P63" style:family="paragraph">
      <loext:graphic-properties draw:fill="solid" draw:fill-color="#99ccff"/>
      <style:paragraph-properties fo:margin-left="0cm" fo:margin-right="0cm" fo:line-height="100%" fo:text-align="center" fo:text-indent="0cm"/>
      <style:text-properties style:font-name="Comic Sans MS" fo:font-size="8pt" style:font-size-asian="8pt" style:font-size-complex="8pt"/>
    </style:style>
    <style:style style:name="P64" style:family="paragraph">
      <loext:graphic-properties draw:fill="none" draw:fill-color="#ffffff"/>
      <style:paragraph-properties fo:text-align="start"/>
      <style:text-properties style:font-name="Trebuchet MS" fo:font-size="8pt"/>
    </style:style>
    <style:style style:name="T1" style:family="text">
      <style:text-properties style:font-name="Trebuchet MS" fo:font-size="8pt" style:font-size-asian="8pt" style:font-size-complex="8pt"/>
    </style:style>
    <style:style style:name="T2" style:family="text">
      <style:text-properties style:font-name="Trebuchet MS"/>
    </style:style>
    <style:style style:name="T3" style:family="text">
      <style:text-properties style:font-name="Trebuchet MS" fo:font-weight="bold" style:font-weight-asian="bold" style:font-weight-complex="bold"/>
    </style:style>
    <style:style style:name="T4" style:family="text">
      <style:text-properties style:font-name="Trebuchet MS" style:font-size-asian="18pt" style:font-size-complex="18pt"/>
    </style:style>
    <style:style style:name="T5" style:family="text">
      <style:text-properties style:font-name="Trebuchet MS" fo:font-weight="bold" style:font-size-asian="18pt" style:font-weight-asian="bold" style:font-size-complex="18pt" style:font-weight-complex="bold"/>
    </style:style>
    <style:style style:name="T6" style:family="text">
      <style:text-properties style:font-name="Trebuchet MS" fo:font-size="18pt" style:font-size-asian="18pt" style:font-size-complex="18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style:font-name="Trebuchet MS" fo:font-size="8pt"/>
    </style:style>
    <style:style style:name="T9" style:family="text">
      <style:text-properties style:font-name="Open Sans" fo:font-size="8pt"/>
    </style:style>
    <style:style style:name="T10" style:family="text">
      <style:text-properties style:font-name="Open Sans" fo:font-size="18pt" style:font-size-asian="18pt" style:font-size-complex="18pt"/>
    </style:style>
    <style:style style:name="T11" style:family="text">
      <style:text-properties style:font-name="Open Sans" fo:font-size="8pt" fo:font-weight="bold" style:font-size-asian="18pt" style:font-weight-asian="bold" style:font-size-complex="18pt" style:font-weight-complex="bold"/>
    </style:style>
    <style:style style:name="T12" style:family="text">
      <style:text-properties fo:font-size="6pt" style:font-size-asian="18pt" style:font-size-complex="18pt"/>
    </style:style>
    <style:style style:name="T13" style:family="text">
      <style:text-properties style:text-position="super 58%" fo:font-size="6pt" style:font-size-asian="18pt" style:font-size-complex="18pt"/>
    </style:style>
    <style:style style:name="T14" style:family="text">
      <style:text-properties style:font-name="Carlito" fo:font-size="10pt" style:font-size-asian="10pt" style:font-size-complex="10pt"/>
    </style:style>
    <style:style style:name="T15" style:family="text">
      <style:text-properties style:font-name="Carlito" fo:font-size="10pt" fo:font-weight="bold" style:font-size-asian="10pt" style:font-weight-asian="bold" style:font-size-complex="10pt" style:font-weight-complex="bold"/>
    </style:style>
    <style:style style:name="T16" style:family="text">
      <style:text-properties style:font-name="Carlito" fo:font-size="10pt" fo:font-weight="normal" style:font-size-asian="10pt" style:font-weight-asian="normal" style:font-size-complex="10pt" style:font-weight-complex="normal"/>
    </style:style>
    <style:style style:name="T17" style:family="text">
      <style:text-properties style:font-name="Carlito"/>
    </style:style>
    <style:style style:name="T18" style:family="text">
      <style:text-properties style:font-name="Carlito" fo:font-size="8pt" style:font-size-asian="8pt" style:font-size-complex="8pt"/>
    </style:style>
    <style:style style:name="T19" style:family="text">
      <style:text-properties fo:font-weight="bold" style:font-size-asian="18pt" style:font-size-complex="18pt"/>
    </style:style>
    <style:style style:name="T20" style:family="text">
      <style:text-properties style:font-name="Trebuchet MS" fo:font-size="8pt" fo:font-weight="bold" style:font-weight-asian="bold" style:font-weight-complex="bold"/>
    </style:style>
    <style:style style:name="T21" style:family="text">
      <style:text-properties style:font-name="Trebuchet MS" fo:font-size="8pt" style:font-size-asian="18pt" style:font-size-complex="18pt"/>
    </style:style>
    <style:style style:name="T22" style:family="text">
      <style:text-properties style:font-name="Trebuchet MS" fo:font-size="8pt" fo:font-weight="bold" style:font-size-asian="18pt" style:font-weight-asian="bold" style:font-size-complex="18pt" style:font-weight-complex="bold"/>
    </style:style>
    <style:style style:name="T23" style:family="text">
      <style:text-properties style:font-name="Trebuchet MS" fo:font-size="8pt" fo:font-weight="normal" style:font-size-asian="18pt" style:font-weight-asian="normal" style:font-size-complex="18pt" style:font-weight-complex="normal"/>
    </style:style>
    <style:style style:name="T24" style:family="text">
      <style:text-properties fo:font-size="8pt"/>
    </style:style>
    <style:style style:name="T25" style:family="text">
      <style:text-properties style:font-name="Bitstream Vera Sans" fo:font-size="8pt" style:font-size-asian="8pt" style:font-size-complex="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rect draw:style-name="gr1" draw:text-style-name="P2" xml:id="id2" draw:id="id2" draw:layer="layout" svg:width="2.4cm" svg:height="11cm" svg:x="7.223cm" svg:y="10.423cm">
          <draw:glue-point draw:id="4" svg:x="-5cm" svg:y="-4.272cm"/>
          <draw:glue-point draw:id="5" svg:x="-4.92cm" svg:y="-1.272cm"/>
          <draw:glue-point draw:id="6" svg:x="-5cm" svg:y="-1.818cm"/>
          <draw:glue-point draw:id="7" svg:x="5cm" svg:y="3.363cm"/>
          <draw:glue-point draw:id="8" svg:x="5cm" svg:y="4.09cm"/>
          <draw:glue-point draw:id="9" svg:x="4.912cm" svg:y="-2.363cm"/>
          <draw:glue-point draw:id="10" svg:x="5cm" svg:y="-4.272cm"/>
          <draw:glue-point draw:id="11" svg:x="5cm" svg:y="-3.563cm"/>
          <draw:glue-point draw:id="12" svg:x="5cm" svg:y="-0.181cm"/>
          <draw:glue-point draw:id="13" svg:x="-5cm" svg:y="1.363cm"/>
          <text:p text:style-name="P1"><text:span text:style-name="T1">interface.js </text:span></text:p>
        </draw:rect>
        <draw:connector draw:style-name="gr2" draw:text-style-name="P3" draw:layer="layout" svg:x1="8.423cm" svg:y1="25.623cm" svg:x2="8.423cm" svg:y2="21.423cm" draw:start-shape="id1" draw:start-glue-point="0" draw:end-shape="id2" draw:end-glue-point="2" svg:d="M8423 25623v-4200" svg:viewBox="0 0 1 4201">
          <text:p/>
        </draw:connector>
        <draw:frame draw:style-name="gr3" draw:text-style-name="P4" draw:layer="layout" svg:width="1.412cm" svg:height="0.913cm" svg:x="8.523cm" svg:y="24.511cm">
          <draw:text-box>
            <text:p><text:span text:style-name="T2">19201</text:span></text:p>
            <text:p><text:span text:style-name="T2">Ajax</text:span></text:p>
          </draw:text-box>
        </draw:frame>
        <draw:frame draw:style-name="gr4" draw:text-style-name="P4" draw:layer="layout" svg:width="1.78cm" svg:height="0.913cm" svg:x="6.785cm" svg:y="24.514cm">
          <draw:text-box>
            <text:p><text:span text:style-name="T2">[A,B,C,E]</text:span></text:p>
            <text:p><text:span text:style-name="T2">[1]</text:span></text:p>
          </draw:text-box>
        </draw:frame>
        <draw:custom-shape draw:style-name="gr5" draw:text-style-name="P6" xml:id="id3" draw:id="id3" draw:layer="layout" svg:width="2.4cm" svg:height="1.4cm" svg:x="14.023cm" svg:y="14.623cm">
          <draw:glue-point draw:id="4" svg:x="-5.004cm" svg:y="-2.707cm"/>
          <draw:glue-point draw:id="5" svg:x="-5.004cm" svg:y="2.871cm"/>
          <text:p text:style-name="P5"><text:span text:style-name="T2">common.js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4" draw:id="id4" draw:layer="layout" svg:width="2.4cm" svg:height="1cm" svg:x="14.023cm" svg:y="12.823cm">
          <text:p text:style-name="P5"><text:span text:style-name="T2">session.js</text:span></text:p>
          <draw:enhanced-geometry svg:viewBox="0 0 21600 21600" draw:type="rectangle" draw:enhanced-path="M 0 0 L 21600 0 21600 21600 0 21600 0 0 Z N"/>
        </draw:custom-shape>
        <draw:connector draw:style-name="gr7" draw:text-style-name="P3" draw:layer="layout" svg:x1="14.023cm" svg:y1="15.724cm" svg:x2="9.623cm" svg:y2="15.724cm" draw:start-shape="id3" draw:start-glue-point="5" draw:end-shape="id2" draw:end-glue-point="12" svg:d="M14023 15724h-4400" svg:viewBox="0 0 4401 1">
          <text:p/>
        </draw:connector>
        <draw:connector draw:style-name="gr8" draw:text-style-name="P3" draw:layer="layout" svg:x1="9.601cm" svg:y1="13.324cm" svg:x2="14.023cm" svg:y2="13.323cm" draw:start-shape="id2" draw:start-glue-point="9" draw:end-shape="id4" draw:end-glue-point="3" svg:d="M9601 13324h2222v-1h2200" svg:viewBox="0 0 4423 2">
          <text:p/>
        </draw:connector>
        <draw:custom-shape draw:style-name="gr9" draw:text-style-name="P6" xml:id="id5" draw:id="id5" draw:layer="layout" svg:width="2.4cm" svg:height="1.2cm" svg:x="2.223cm" svg:y="13.623cm">
          <draw:glue-point draw:id="4" svg:x="4.921cm" svg:y="-2.5cm"/>
          <draw:glue-point draw:id="5" svg:x="5cm" svg:y="2.5cm"/>
          <draw:glue-point draw:id="6" svg:x="-5.004cm" svg:y="-5.006cm"/>
          <text:p text:style-name="P5"><text:span text:style-name="T2">plan.js</text:span></text:p>
          <draw:enhanced-geometry svg:viewBox="0 0 21600 21600" draw:type="rectangle" draw:enhanced-path="M 0 0 L 21600 0 21600 21600 0 21600 0 0 Z N"/>
        </draw:custom-shape>
        <draw:connector draw:style-name="gr10" draw:text-style-name="P3" draw:layer="layout" svg:x1="4.604cm" svg:y1="13.923cm" svg:x2="7.223cm" svg:y2="13.924cm" draw:start-shape="id5" draw:start-glue-point="4" draw:end-shape="id2" draw:end-glue-point="6" svg:d="M4604 13923h1319v1h1300" svg:viewBox="0 0 2620 2">
          <text:p/>
        </draw:connector>
        <draw:connector draw:style-name="gr11" draw:text-style-name="P3" draw:layer="layout" svg:x1="4.623cm" svg:y1="14.523cm" svg:x2="7.243cm" svg:y2="14.524cm" draw:start-shape="id5" draw:start-glue-point="5" draw:end-shape="id2" draw:end-glue-point="5" svg:d="M4623 14523h1300v1h1320" svg:viewBox="0 0 2621 2">
          <text:p/>
        </draw:connector>
        <draw:connector draw:style-name="gr2" draw:text-style-name="P3" draw:layer="layout" svg:x1="3.423cm" svg:y1="5.815cm" svg:x2="3.423cm" svg:y2="13.623cm" draw:start-shape="id6" draw:end-shape="id5" draw:end-glue-point="0" svg:d="M3423 5815v7808" svg:viewBox="0 0 1 7809">
          <text:p/>
        </draw:connector>
        <draw:frame draw:style-name="gr12" draw:text-style-name="P4" draw:layer="layout" svg:width="1.1cm" svg:height="0.582cm" svg:x="5.523cm" svg:y="13.323cm">
          <draw:text-box>
            <text:p><text:span text:style-name="T2">[2]</text:span></text:p>
          </draw:text-box>
        </draw:frame>
        <draw:frame draw:style-name="gr12" draw:text-style-name="P4" draw:layer="layout" svg:width="1.2cm" svg:height="0.582cm" svg:x="5.523cm" svg:y="14.523cm">
          <draw:text-box>
            <text:p><text:span text:style-name="T2">[3]</text:span></text:p>
          </draw:text-box>
        </draw:frame>
        <draw:frame draw:style-name="gr13" draw:text-style-name="P8" draw:layer="layout" svg:width="8.761cm" svg:height="5.216cm" svg:x="11.343cm" svg:y="23.403cm">
          <draw:text-box>
            <text:p text:style-name="P7"><text:span text:style-name="T3">Use of API key</text:span></text:p>
            <text:p text:style-name="P7"><text:span text:style-name="T2">[1] <text:s/>Make API call and provide key</text:span></text:p>
            <text:p text:style-name="P7"><text:span text:style-name="T2">[2] <text:s/>Check quota available for processing request</text:span></text:p>
            <text:p text:style-name="P7"><text:span text:style-name="T2">[3] <text:s/>If insufficient quota left, reject call, otherwise proceed</text:span></text:p>
            <text:p text:style-name="P7"><text:span text:style-name="T2"/></text:p>
            <text:p text:style-name="P7"><text:span text:style-name="T3">Key items of data</text:span></text:p>
            <text:p text:style-name="P7"><text:span text:style-name="T4">[A] <text:s/>https://dev.veryapi.net (bf-laptop)</text:span></text:p>
            <text:p text:style-name="P7"><text:span text:style-name="T4">[B] <text:s/>https://test.veryapi.net (T2)</text:span></text:p>
            <text:p text:style-name="P7"><text:span text:style-name="T4">[C] <text:s/>https://live.veryapi.net (S3)</text:span></text:p>
            <text:p text:style-name="P7"><text:span text:style-name="T4">[D] <text:s/>Session object</text:span></text:p>
            <text:p text:style-name="P7"><text:span text:style-name="T4">[E] <text:s/>Data or info/error message</text:span></text:p>
            <text:p text:style-name="P7"><text:span text:style-name="T4"/></text:p>
            <text:p text:style-name="P7"><text:span text:style-name="T5">Services</text:span></text:p>
            <text:p text:style-name="P7"><text:span text:style-name="T4">Local: bash, file</text:span></text:p>
            <text:p text:style-name="P7"><text:span text:style-name="T4">Remote: message, mongo, pgsql, structure, vsaas</text:span></text:p>
          </draw:text-box>
        </draw:frame>
        <draw:custom-shape draw:style-name="gr14" draw:text-style-name="P9" xml:id="id6" draw:id="id6" draw:layer="layout" svg:width="2cm" svg:height="1.37cm" svg:x="2.423cm" svg:y="4.445cm">
          <draw:glue-point draw:id="9" svg:x="-2.706cm" svg:y="4.866cm"/>
          <draw:glue-point draw:id="10" svg:x="2.889cm" svg:y="4.879cm"/>
          <text:p text:style-name="P5">veryapi:</text:p>
          <text:p text:style-name="P5">user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15" draw:text-style-name="P10" draw:layer="layout" svg:width="18cm" svg:height="1.733cm" svg:x="1.423cm" svg:y="0.814cm">
          <draw:text-box>
            <text:p text:style-name="P5"><text:span text:style-name="T6">VeryAPI</text:span></text:p>
            <text:p text:style-name="P5"><text:span text:style-name="T6">Architecture of the API Server</text:span></text:p>
          </draw:text-box>
        </draw:frame>
        <draw:g>
          <draw:custom-shape draw:style-name="gr16" draw:text-style-name="P11" draw:layer="layout" svg:width="1.5cm" svg:height="0.65cm" svg:x="18.523cm" svg:y="27.023cm">
            <text:p text:style-name="P5"><text:span text:style-name="T2">Scrip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" draw:text-style-name="P12" draw:layer="layout" svg:width="1.5cm" svg:height="0.653cm" svg:x="18.523cm" svg:y="25.52cm">
            <text:p text:style-name="P5"><text:span text:style-name="T2">Data Fil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" draw:text-style-name="P13" draw:layer="layout" svg:width="1.5cm" svg:height="0.65cm" svg:x="18.523cm" svg:y="26.273cm">
            <text:p text:style-name="P5"><text:span text:style-name="T2">MongoDB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" draw:text-style-name="P14" draw:layer="layout" svg:width="1.5cm" svg:height="0.65cm" svg:x="18.523cm" svg:y="27.773cm">
            <text:p text:style-name="P5"><text:span text:style-name="T2">External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20" draw:text-style-name="P15" xml:id="id7" draw:id="id7" draw:layer="layout" svg:width="3.2cm" svg:height="2.8cm" svg:x="13.623cm" svg:y="18.623cm">
          <draw:glue-point draw:id="4" svg:x="-5cm" svg:y="1.428cm"/>
          <draw:glue-point draw:id="5" svg:x="-5cm" svg:y="-1.428cm"/>
          <text:p text:style-name="P7"><text:span text:style-name="T2">19210 : bash.js</text:span></text:p>
          <text:p text:style-name="P7"><text:span text:style-name="T2">19211 : file.js</text:span></text:p>
          <text:p text:style-name="P7"><text:span text:style-name="T2">19212 : message.js</text:span></text:p>
          <text:p text:style-name="P7"><text:span text:style-name="T2">19216 : mongo.js</text:span></text:p>
          <text:p text:style-name="P7"><text:span text:style-name="T2">19213 : pgsql.js</text:span></text:p>
          <text:p text:style-name="P7"><text:span text:style-name="T2">19214 : structure.js</text:span></text:p>
          <text:p text:style-name="P7"><text:span text:style-name="T2">19215 : vsaas.js</text:span></text:p>
          <draw:enhanced-geometry svg:viewBox="0 0 21600 21600" draw:type="rectangle" draw:enhanced-path="M 0 0 L 21600 0 21600 21600 0 21600 0 0 Z N"/>
        </draw:custom-shape>
        <draw:custom-shape draw:style-name="gr21" draw:text-style-name="P14" xml:id="id1" draw:id="id1" draw:layer="layout" svg:width="2.4cm" svg:height="1.2cm" svg:x="7.223cm" svg:y="25.623cm">
          <text:p text:style-name="P5"><text:span text:style-name="T2">API Calls</text:span></text:p>
          <draw:enhanced-geometry svg:viewBox="0 0 21600 21600" draw:type="rectangle" draw:enhanced-path="M 0 0 L 21600 0 21600 21600 0 21600 0 0 Z N"/>
        </draw:custom-shape>
        <draw:connector draw:style-name="gr22" draw:text-style-name="P3" draw:layer="layout" svg:x1="9.623cm" svg:y1="19.622cm" svg:x2="13.623cm" svg:y2="19.624cm" draw:start-shape="id2" draw:start-glue-point="7" draw:end-shape="id7" draw:end-glue-point="5" svg:d="M9623 19622h2000v2h2000" svg:viewBox="0 0 4001 3">
          <text:p/>
        </draw:connector>
        <draw:connector draw:style-name="gr22" draw:text-style-name="P3" draw:layer="layout" svg:x1="13.623cm" svg:y1="20.422cm" svg:x2="9.623cm" svg:y2="20.422cm" draw:start-shape="id7" draw:start-glue-point="4" draw:end-shape="id2" draw:end-glue-point="8" svg:d="M13623 20422h-4000" svg:viewBox="0 0 4001 1">
          <text:p/>
        </draw:connector>
        <draw:frame draw:style-name="gr23" draw:text-style-name="P4" draw:layer="layout" svg:width="0.999cm" svg:height="0.659cm" svg:x="11.925cm" svg:y="18.985cm">
          <draw:text-box>
            <text:p><text:span text:style-name="T2">[D]</text:span></text:p>
          </draw:text-box>
        </draw:frame>
        <draw:frame draw:style-name="gr23" draw:text-style-name="P4" draw:layer="layout" svg:width="0.999cm" svg:height="0.659cm" svg:x="11.926cm" svg:y="20.386cm">
          <draw:text-box>
            <text:p><text:span text:style-name="T2">[E]</text:span></text:p>
          </draw:text-box>
        </draw:frame>
        <draw:frame draw:style-name="gr24" draw:text-style-name="P4" draw:layer="layout" svg:width="1.044cm" svg:height="0.659cm" svg:x="11.927cm" svg:y="19.687cm">
          <draw:text-box>
            <text:p><text:span text:style-name="T2">TCP</text:span></text:p>
          </draw:text-box>
        </draw:frame>
        <draw:custom-shape draw:style-name="gr25" draw:text-style-name="P9" xml:id="id8" draw:id="id8" draw:layer="layout" svg:width="2cm" svg:height="1.39cm" svg:x="10.82cm" svg:y="4.453cm">
          <draw:glue-point draw:id="9" svg:x="-2.985cm" svg:y="4.978cm"/>
          <draw:glue-point draw:id="10" svg:x="3.194cm" svg:y="4.712cm"/>
          <text:p text:style-name="P5">RabbitMQ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26" draw:text-style-name="P3" draw:layer="layout" draw:line-skew="-0.511cm" svg:x1="8.423cm" svg:y1="10.423cm" svg:x2="11.223cm" svg:y2="5.839cm" draw:start-shape="id2" draw:end-shape="id8" draw:end-glue-point="9" svg:d="M8423 10423v-2800h2800v-1784" svg:viewBox="0 0 2801 4585">
          <text:p/>
        </draw:connector>
        <draw:custom-shape draw:style-name="gr27" draw:text-style-name="P16" draw:layer="layout" svg:width="18.4cm" svg:height="14.58cm" svg:x="1.196cm" svg:y="8.443cm">
          <text:p text:style-name="P5"><text:span text:style-name="T7">AP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17" draw:layer="layout" svg:width="18.4cm" svg:height="3.22cm" svg:x="1.223cm" svg:y="3.60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9" draw:text-style-name="P4" draw:layer="layout" svg:width="2.094cm" svg:height="0.582cm" svg:x="8.783cm" svg:y="7.123cm">
          <draw:text-box>
            <text:p><text:span text:style-name="T2">notification</text:span></text:p>
          </draw:text-box>
        </draw:frame>
        <draw:frame draw:style-name="gr30" draw:text-style-name="P4" draw:layer="layout" svg:width="2.534cm" svg:height="0.582cm" draw:transform="rotate (1.5707963267949) translate (11.736cm 11.303cm)">
          <draw:text-box>
            <text:p><text:span text:style-name="T2">event_console</text:span></text:p>
          </draw:text-box>
        </draw:frame>
        <draw:connector draw:style-name="gr31" draw:text-style-name="P3" draw:layer="layout" svg:x1="14.023cm" svg:y1="14.945cm" svg:x2="12.458cm" svg:y2="5.802cm" draw:start-shape="id3" draw:start-glue-point="4" draw:end-shape="id8" draw:end-glue-point="10" svg:d="M14023 14945h-1565v-9143" svg:viewBox="0 0 1566 9144">
          <text:p/>
        </draw:connector>
        <draw:custom-shape draw:style-name="gr6" draw:text-style-name="P6" xml:id="id9" draw:id="id9" draw:layer="layout" svg:width="2.4cm" svg:height="1cm" svg:x="14.023cm" svg:y="16.823cm">
          <text:p text:style-name="P5"><text:span text:style-name="T2">service.js</text:span></text:p>
          <draw:enhanced-geometry svg:viewBox="0 0 21600 21600" draw:type="rectangle" draw:enhanced-path="M 0 0 L 21600 0 21600 21600 0 21600 0 0 Z N"/>
        </draw:custom-shape>
        <draw:connector draw:style-name="gr32" draw:text-style-name="P3" draw:layer="layout" svg:x1="15.223cm" svg:y1="16.023cm" svg:x2="15.223cm" svg:y2="16.823cm" draw:start-shape="id3" draw:start-glue-point="2" draw:end-shape="id9" draw:end-glue-point="0" svg:d="M15223 16023v800" svg:viewBox="0 0 1 801">
          <text:p/>
        </draw:connector>
        <draw:connector draw:style-name="gr32" draw:text-style-name="P3" draw:layer="layout" svg:x1="15.223cm" svg:y1="17.823cm" svg:x2="15.223cm" svg:y2="18.623cm" draw:start-shape="id9" draw:start-glue-point="2" draw:end-shape="id7" draw:end-glue-point="0" svg:d="M15223 17823v800" svg:viewBox="0 0 1 801">
          <text:p/>
        </draw:connector>
        <draw:frame draw:style-name="gr33" draw:text-style-name="P4" draw:layer="layout" svg:width="2.466cm" svg:height="0.582cm" draw:transform="rotate (1.5707963267949) translate (12.404cm 11.33cm)">
          <draw:text-box>
            <text:p><text:span text:style-name="T2">event_tracker</text:span></text:p>
          </draw:text-box>
        </draw:frame>
        <draw:connector draw:style-name="gr31" draw:text-style-name="P3" draw:layer="layout" svg:x1="14.023cm" svg:y1="15.323cm" svg:x2="11.82cm" svg:y2="5.843cm" draw:start-shape="id3" draw:start-glue-point="3" draw:end-shape="id8" draw:end-glue-point="7" svg:d="M14023 15323h-2203v-9480" svg:viewBox="0 0 2204 9481">
          <text:p/>
        </draw:connector>
        <draw:custom-shape draw:style-name="gr25" draw:text-style-name="P9" xml:id="id10" draw:id="id10" draw:layer="layout" svg:width="2cm" svg:height="1.39cm" svg:x="16.821cm" svg:y="4.454cm">
          <draw:glue-point draw:id="9" svg:x="-3.89cm" svg:y="4.553cm"/>
          <draw:glue-point draw:id="10" svg:x="3.91cm" svg:y="4.553cm"/>
          <draw:glue-point draw:id="11" svg:x="-1.53cm" svg:y="5.014cm"/>
          <draw:glue-point draw:id="12" svg:x="1.61cm" svg:y="5cm"/>
          <text:p text:style-name="P5">Redis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26" draw:text-style-name="P3" draw:layer="layout" svg:x1="16.423cm" svg:y1="13.323cm" svg:x2="17.515cm" svg:y2="5.844cm" draw:start-shape="id4" draw:start-glue-point="1" draw:end-shape="id10" draw:end-glue-point="11" svg:d="M16423 13323h1092v-7479" svg:viewBox="0 0 1093 7480">
          <text:p/>
        </draw:connector>
        <draw:connector draw:style-name="gr26" draw:text-style-name="P3" draw:layer="layout" svg:x1="16.423cm" svg:y1="15.323cm" svg:x2="18.143cm" svg:y2="5.844cm" draw:start-shape="id3" draw:start-glue-point="1" draw:end-shape="id10" draw:end-glue-point="12" svg:d="M16423 15323h1720v-9479" svg:viewBox="0 0 1721 9480">
          <text:p/>
        </draw:connector>
        <draw:connector draw:style-name="gr26" draw:text-style-name="P3" draw:layer="layout" svg:x1="16.823cm" svg:y1="20.023cm" svg:x2="18.603cm" svg:y2="5.781cm" draw:start-shape="id7" draw:start-glue-point="1" draw:end-shape="id10" draw:end-glue-point="10" svg:d="M16823 20023h1780v-14242" svg:viewBox="0 0 1781 14243">
          <text:p/>
        </draw:connector>
        <draw:connector draw:style-name="gr26" draw:text-style-name="P3" draw:layer="layout" svg:x1="9.623cm" svg:y1="12.004cm" svg:x2="17.043cm" svg:y2="5.781cm" draw:start-shape="id2" draw:start-glue-point="11" draw:end-shape="id10" draw:end-glue-point="9" svg:d="M9623 12004h7420v-6223" svg:viewBox="0 0 7421 6224">
          <text:p/>
        </draw:connector>
        <draw:connector draw:style-name="gr34" draw:text-style-name="P18" draw:layer="layout" svg:x1="4.623cm" svg:y1="17.423cm" svg:x2="7.223cm" svg:y2="17.422cm" draw:start-shape="id11" draw:start-glue-point="1" draw:end-shape="id2" draw:end-glue-point="13" svg:d="M4623 17423h1300v-1h1300" svg:viewBox="0 0 2601 2">
          <text:p/>
        </draw:connector>
        <draw:custom-shape draw:style-name="gr35" draw:text-style-name="P19" xml:id="id11" draw:id="id11" draw:layer="layout" svg:width="2.4cm" svg:height="1.2cm" svg:x="2.223cm" svg:y="16.823cm">
          <text:p text:style-name="P5"><text:span text:style-name="T8">etc/config.json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2" draw:style-name="dp1" draw:master-page-name="Default">
        <office:forms form:automatic-focus="false" form:apply-design-mode="false"/>
        <draw:connector draw:style-name="gr36" draw:text-style-name="P18" draw:layer="layout" svg:x1="7.924cm" svg:y1="13.623cm" svg:x2="7.927cm" svg:y2="19.423cm" draw:start-shape="id12" draw:start-glue-point="5" draw:end-shape="id13" draw:end-glue-point="5" svg:d="M7924 13623v2900h3v2900" svg:viewBox="0 0 4 5801">
          <text:p/>
        </draw:connector>
        <draw:connector draw:style-name="gr36" draw:text-style-name="P18" draw:layer="layout" svg:x1="9.523cm" svg:y1="19.426cm" svg:x2="9.525cm" svg:y2="13.623cm" draw:start-shape="id13" draw:start-glue-point="6" draw:end-shape="id12" draw:end-glue-point="8" svg:d="M9523 19426v-2903h2v-2900" svg:viewBox="0 0 3 5804">
          <text:p/>
        </draw:connector>
        <draw:connector draw:style-name="gr22" draw:text-style-name="P18" draw:layer="layout" svg:x1="12.24cm" svg:y1="13.623cm" svg:x2="12.245cm" svg:y2="19.423cm" draw:start-shape="id12" draw:start-glue-point="6" draw:end-shape="id13" draw:end-glue-point="4" svg:d="M12240 13623v2900h5v2900" svg:viewBox="0 0 6 5801">
          <text:p/>
        </draw:connector>
        <draw:frame draw:style-name="gr37" draw:text-style-name="P20" draw:layer="layout" svg:width="1.861cm" svg:height="1.031cm" svg:x="12.168cm" svg:y="18.111cm">
          <draw:text-box>
            <text:p><text:span text:style-name="T9">19203</text:span></text:p>
            <text:p><text:span text:style-name="T9">Socket.IO</text:span></text:p>
          </draw:text-box>
        </draw:frame>
        <draw:custom-shape draw:style-name="gr38" draw:text-style-name="P21" xml:id="id16" draw:id="id16" draw:layer="layout" svg:width="2cm" svg:height="1.373cm" svg:x="4.523cm" svg:y="4.507cm">
          <draw:glue-point draw:id="9" svg:x="-2.706cm" svg:y="4.866cm"/>
          <draw:glue-point draw:id="10" svg:x="2.889cm" svg:y="4.879cm"/>
          <text:p text:style-name="P5"><text:span text:style-name="T9">veryapi:</text:span></text:p>
          <text:p text:style-name="P5"><text:span text:style-name="T9">company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5" draw:text-style-name="P21" xml:id="id14" draw:id="id14" draw:layer="layout" svg:width="2cm" svg:height="1.39cm" svg:x="11.916cm" svg:y="4.494cm">
          <text:p text:style-name="P5"><text:span text:style-name="T9">veryapi:</text:span></text:p>
          <text:p text:style-name="P5"><text:span text:style-name="T9">event/usage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39" draw:text-style-name="P22" draw:layer="layout" svg:width="18cm" svg:height="1.979cm" svg:x="1.423cm" svg:y="0.691cm">
          <draw:text-box>
            <text:p text:style-name="P5"><text:span text:style-name="T10">VeryAPI</text:span></text:p>
            <text:p text:style-name="P5"><text:span text:style-name="T10">Architecture of the Administration Server</text:span></text:p>
          </draw:text-box>
        </draw:frame>
        <draw:g>
          <draw:custom-shape draw:style-name="gr16" draw:text-style-name="P23" draw:layer="layout" svg:width="1.5cm" svg:height="0.65cm" svg:x="17.423cm" svg:y="24.723cm">
            <text:p text:style-name="P5"><text:span text:style-name="T2">Scrip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" draw:text-style-name="P24" draw:layer="layout" svg:width="1.5cm" svg:height="0.653cm" svg:x="17.423cm" svg:y="23.22cm">
            <text:p text:style-name="P5"><text:span text:style-name="T2">Data Fil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" draw:text-style-name="P25" draw:layer="layout" svg:width="1.5cm" svg:height="0.65cm" svg:x="17.423cm" svg:y="23.973cm">
            <text:p text:style-name="P5"><text:span text:style-name="T2">MongoDB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" draw:text-style-name="P26" draw:layer="layout" svg:width="1.5cm" svg:height="0.65cm" svg:x="17.423cm" svg:y="25.473cm">
            <text:p text:style-name="P5"><text:span text:style-name="T2">External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40" draw:text-style-name="P27" xml:id="id13" draw:id="id13" draw:layer="layout" svg:width="7.2cm" svg:height="1.2cm" svg:x="6.823cm" svg:y="19.423cm">
          <draw:glue-point draw:id="4" svg:x="2.531cm" svg:y="-5cm"/>
          <draw:glue-point draw:id="5" svg:x="-3.468cm" svg:y="-5cm"/>
          <draw:glue-point draw:id="6" svg:x="-1.25cm" svg:y="-4.983cm"/>
          <text:p text:style-name="P5"><text:span text:style-name="T9">forms.js</text:span></text:p>
          <text:p text:style-name="P5"><text:span text:style-name="T9">reports.js</text:span></text:p>
          <draw:enhanced-geometry svg:viewBox="0 0 21600 21600" draw:type="rectangle" draw:enhanced-path="M 0 0 L 21600 0 21600 21600 0 21600 0 0 Z N"/>
        </draw:custom-shape>
        <draw:custom-shape draw:style-name="gr41" draw:text-style-name="P28" xml:id="id12" draw:id="id12" draw:layer="layout" svg:width="15.6cm" svg:height="1.2cm" svg:x="2.623cm" svg:y="12.423cm">
          <draw:glue-point draw:id="4" svg:x="2.884cm" svg:y="-5cm"/>
          <draw:glue-point draw:id="5" svg:x="-1.602cm" svg:y="5cm"/>
          <draw:glue-point draw:id="6" svg:x="1.165cm" svg:y="5cm"/>
          <draw:glue-point draw:id="7" svg:x="1.602cm" svg:y="-5cm"/>
          <draw:glue-point draw:id="8" svg:x="-0.576cm" svg:y="5cm"/>
          <draw:glue-point draw:id="9" svg:x="-4.679cm" svg:y="-5cm"/>
          <draw:glue-point draw:id="10" svg:x="-3.91cm" svg:y="-5cm"/>
          <draw:glue-point draw:id="11" svg:x="-3.141cm" svg:y="-5cm"/>
          <draw:glue-point draw:id="12" svg:x="-2.37cm" svg:y="-5cm"/>
          <draw:glue-point draw:id="13" svg:x="-1.602cm" svg:y="-5cm"/>
          <draw:glue-point draw:id="14" svg:x="-0.833cm" svg:y="-5cm"/>
          <draw:glue-point draw:id="15" svg:x="-0.064cm" svg:y="-4.825cm"/>
          <draw:glue-point draw:id="16" svg:x="0.715cm" svg:y="-5cm"/>
          <draw:glue-point draw:id="17" svg:x="3.535cm" svg:y="-5.008cm"/>
          <draw:glue-point draw:id="18" svg:x="-3.461cm" svg:y="5cm"/>
          <draw:glue-point draw:id="19" svg:x="4.639cm" svg:y="-5cm"/>
          <text:p text:style-name="P5"><text:span text:style-name="T9">admin.js</text:span></text:p>
          <draw:enhanced-geometry svg:viewBox="0 0 21600 21600" draw:type="rectangle" draw:enhanced-path="M 0 0 L 21600 0 21600 21600 0 21600 0 0 Z N"/>
        </draw:custom-shape>
        <draw:connector draw:style-name="gr31" draw:text-style-name="P18" draw:layer="layout" svg:x1="12.916cm" svg:y1="5.884cm" svg:x2="12.922cm" svg:y2="12.423cm" draw:start-shape="id14" draw:start-glue-point="7" draw:end-shape="id12" draw:end-glue-point="7" svg:d="M12916 5884v3270h6v3269" svg:viewBox="0 0 7 6540">
          <text:p/>
        </draw:connector>
        <draw:connector draw:style-name="gr2" draw:text-style-name="P18" draw:layer="layout" svg:x1="7.924cm" svg:y1="5.88cm" svg:x2="7.924cm" svg:y2="12.423cm" draw:start-shape="id15" draw:end-shape="id12" draw:end-glue-point="13" svg:d="M7924 5880v6543" svg:viewBox="0 0 1 6544">
          <text:p/>
        </draw:connector>
        <draw:connector draw:style-name="gr2" draw:text-style-name="P18" draw:layer="layout" svg:x1="5.523cm" svg:y1="5.88cm" svg:x2="5.524cm" svg:y2="12.423cm" draw:start-shape="id16" draw:start-glue-point="7" draw:end-shape="id12" draw:end-glue-point="11" svg:d="M5523 5880v3272h1v3271" svg:viewBox="0 0 2 6544">
          <text:p/>
        </draw:connector>
        <draw:frame draw:style-name="gr42" draw:text-style-name="P20" draw:layer="layout" svg:width="1.412cm" svg:height="1.421cm" svg:x="8.243cm" svg:y="17.823cm">
          <draw:text-box>
            <text:p><text:span text:style-name="T9">19202</text:span></text:p>
            <text:p><text:span text:style-name="T9">Ajax</text:span></text:p>
            <text:p><text:span text:style-name="T9">HTTPS</text:span></text:p>
          </draw:text-box>
        </draw:frame>
        <draw:custom-shape draw:style-name="gr43" draw:text-style-name="P29" draw:layer="layout" svg:width="7.2cm" svg:height="1.2cm" svg:x="6.823cm" svg:y="20.624cm">
          <text:p text:style-name="P5"><text:span text:style-name="T9">Administrator</text:span></text:p>
          <draw:enhanced-geometry svg:viewBox="0 0 21600 21600" draw:type="rectangle" draw:enhanced-path="M 0 0 L 21600 0 21600 21600 0 21600 0 0 Z N"/>
        </draw:custom-shape>
        <draw:custom-shape draw:style-name="gr25" draw:text-style-name="P21" xml:id="id17" draw:id="id17" draw:layer="layout" svg:width="2cm" svg:height="1.39cm" svg:x="14.453cm" svg:y="4.476cm">
          <draw:glue-point draw:id="9" svg:x="-2.638cm" svg:y="4.979cm"/>
          <draw:glue-point draw:id="10" svg:x="2.45cm" svg:y="4.712cm"/>
          <text:p text:style-name="P5"><text:span text:style-name="T9">RabbitMQ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44" draw:text-style-name="P30" draw:layer="layout" svg:width="17.2cm" svg:height="5.84cm" svg:x="1.823cm" svg:y="11.203cm">
          <text:p text:style-name="P5"><text:span text:style-name="T11">Adm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31" draw:layer="layout" svg:width="17.32cm" svg:height="6.02cm" svg:x="1.723cm" svg:y="3.60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1" draw:text-style-name="P18" draw:layer="layout" svg:x1="14.926cm" svg:y1="5.863cm" svg:x2="14.922cm" svg:y2="12.423cm" draw:start-shape="id17" draw:start-glue-point="9" draw:end-shape="id12" draw:end-glue-point="4" svg:d="M14926 5863v3282h-4v3278" svg:viewBox="0 0 5 6561">
          <text:p/>
        </draw:connector>
        <draw:custom-shape draw:style-name="gr38" draw:text-style-name="P21" xml:id="id18" draw:id="id18" draw:layer="layout" svg:width="2cm" svg:height="1.373cm" svg:x="2.124cm" svg:y="4.507cm">
          <draw:glue-point draw:id="9" svg:x="-2.706cm" svg:y="4.866cm"/>
          <draw:glue-point draw:id="10" svg:x="2.889cm" svg:y="4.879cm"/>
          <text:p text:style-name="P5"><text:span text:style-name="T9">veryapi:</text:span></text:p>
          <text:p text:style-name="P5"><text:span text:style-name="T9">command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8" draw:text-style-name="P21" xml:id="id15" draw:id="id15" draw:layer="layout" svg:width="2cm" svg:height="1.373cm" svg:x="6.924cm" svg:y="4.507cm">
          <draw:glue-point draw:id="9" svg:x="-2.706cm" svg:y="4.866cm"/>
          <draw:glue-point draw:id="10" svg:x="2.889cm" svg:y="4.879cm"/>
          <text:p text:style-name="P5"><text:span text:style-name="T9">veryapi:</text:span></text:p>
          <text:p text:style-name="P5"><text:span text:style-name="T9">connector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8" draw:text-style-name="P21" xml:id="id23" draw:id="id23" draw:layer="layout" svg:width="2cm" svg:height="1.373cm" svg:x="9.325cm" svg:y="4.507cm">
          <draw:glue-point draw:id="9" svg:x="-2.706cm" svg:y="4.866cm"/>
          <draw:glue-point draw:id="10" svg:x="2.889cm" svg:y="4.879cm"/>
          <text:p text:style-name="P5"><text:span text:style-name="T9">veryapi:</text:span></text:p>
          <text:p text:style-name="P5"><text:span text:style-name="T9">package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8" draw:text-style-name="P21" xml:id="id19" draw:id="id19" draw:layer="layout" svg:width="2cm" svg:height="1.373cm" svg:x="3.325cm" svg:y="6.907cm">
          <draw:glue-point draw:id="9" svg:x="-2.706cm" svg:y="4.866cm"/>
          <draw:glue-point draw:id="10" svg:x="2.889cm" svg:y="4.879cm"/>
          <text:p text:style-name="P5"><text:span text:style-name="T9">veryapi:</text:span></text:p>
          <text:p text:style-name="P5"><text:span text:style-name="T9">plan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8" draw:text-style-name="P21" xml:id="id20" draw:id="id20" draw:layer="layout" svg:width="2cm" svg:height="1.373cm" svg:x="5.726cm" svg:y="6.907cm">
          <draw:glue-point draw:id="9" svg:x="-2.706cm" svg:y="4.866cm"/>
          <draw:glue-point draw:id="10" svg:x="2.889cm" svg:y="4.879cm"/>
          <text:p text:style-name="P5"><text:span text:style-name="T9">veryapi:</text:span></text:p>
          <text:p text:style-name="P5"><text:span text:style-name="T9">roles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8" draw:text-style-name="P21" xml:id="id21" draw:id="id21" draw:layer="layout" svg:width="2cm" svg:height="1.373cm" svg:x="8.127cm" svg:y="6.907cm">
          <draw:glue-point draw:id="9" svg:x="-2.706cm" svg:y="4.866cm"/>
          <draw:glue-point draw:id="10" svg:x="2.889cm" svg:y="4.879cm"/>
          <text:p text:style-name="P5"><text:span text:style-name="T9">veryapi:</text:span></text:p>
          <text:p text:style-name="P5"><text:span text:style-name="T9">subdomain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8" draw:text-style-name="P21" xml:id="id22" draw:id="id22" draw:layer="layout" svg:width="2cm" svg:height="1.373cm" svg:x="10.528cm" svg:y="6.907cm">
          <draw:glue-point draw:id="9" svg:x="-2.706cm" svg:y="4.866cm"/>
          <draw:glue-point draw:id="10" svg:x="2.889cm" svg:y="4.879cm"/>
          <text:p text:style-name="P5"><text:span text:style-name="T9">veryapi:</text:span></text:p>
          <text:p text:style-name="P5"><text:span text:style-name="T9">user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2" draw:text-style-name="P18" draw:layer="layout" svg:x1="3.124cm" svg:y1="5.88cm" svg:x2="3.124cm" svg:y2="12.423cm" draw:start-shape="id18" draw:start-glue-point="7" draw:end-shape="id12" draw:end-glue-point="9" svg:d="M3124 5880v6543" svg:viewBox="0 0 1 6544">
          <text:p/>
        </draw:connector>
        <draw:connector draw:style-name="gr2" draw:text-style-name="P18" draw:layer="layout" svg:x1="4.325cm" svg:y1="8.28cm" svg:x2="4.324cm" svg:y2="12.423cm" draw:start-shape="id19" draw:end-shape="id12" draw:end-glue-point="10" svg:d="M4325 8280v2072h-1v2071" svg:viewBox="0 0 2 4144">
          <text:p/>
        </draw:connector>
        <draw:connector draw:style-name="gr2" draw:text-style-name="P18" draw:layer="layout" svg:x1="6.726cm" svg:y1="8.28cm" svg:x2="6.726cm" svg:y2="12.423cm" draw:start-shape="id20" draw:start-glue-point="7" draw:end-shape="id12" draw:end-glue-point="12" svg:d="M6726 8280v4143" svg:viewBox="0 0 1 4144">
          <text:p/>
        </draw:connector>
        <draw:connector draw:style-name="gr2" draw:text-style-name="P18" draw:layer="layout" svg:x1="9.127cm" svg:y1="8.28cm" svg:x2="9.124cm" svg:y2="12.423cm" draw:start-shape="id21" draw:start-glue-point="7" draw:end-shape="id12" draw:end-glue-point="14" svg:d="M9127 8280v2072h-3v2071" svg:viewBox="0 0 4 4144">
          <text:p/>
        </draw:connector>
        <draw:connector draw:style-name="gr2" draw:text-style-name="P18" draw:layer="layout" svg:x1="11.528cm" svg:y1="8.28cm" svg:x2="11.538cm" svg:y2="12.423cm" draw:start-shape="id22" draw:start-glue-point="7" draw:end-shape="id12" draw:end-glue-point="16" svg:d="M11528 8280v2072h10v2071" svg:viewBox="0 0 11 4144">
          <text:p/>
        </draw:connector>
        <draw:connector draw:style-name="gr2" draw:text-style-name="P18" draw:layer="layout" svg:x1="10.325cm" svg:y1="5.88cm" svg:x2="10.324cm" svg:y2="12.444cm" draw:start-shape="id23" draw:start-glue-point="7" draw:end-shape="id12" draw:end-glue-point="15" svg:d="M10325 5880v3272h-1v3292" svg:viewBox="0 0 2 6565">
          <text:p/>
        </draw:connector>
        <draw:frame draw:style-name="gr46" draw:text-style-name="P20" draw:layer="layout" svg:width="2.534cm" svg:height="0.641cm" draw:transform="rotate (1.5707963267949) translate (14.343cm 9.209cm)">
          <draw:text-box>
            <text:p><text:span text:style-name="T9">event_console</text:span></text:p>
          </draw:text-box>
        </draw:frame>
        <draw:connector draw:style-name="gr31" draw:text-style-name="P18" draw:layer="layout" svg:x1="15.937cm" svg:y1="12.423cm" svg:x2="15.943cm" svg:y2="5.825cm" draw:start-shape="id12" draw:start-glue-point="17" draw:end-shape="id17" draw:end-glue-point="10" svg:d="M15937 12423v-3278h6v-3320" svg:viewBox="0 0 7 6599">
          <text:p/>
        </draw:connector>
        <draw:frame draw:style-name="gr47" draw:text-style-name="P20" draw:layer="layout" svg:width="2.094cm" svg:height="0.641cm" draw:transform="rotate (1.5707963267949) translate (15.344cm 9.009cm)">
          <draw:text-box>
            <text:p><text:span text:style-name="T9">notification</text:span></text:p>
          </draw:text-box>
        </draw:frame>
        <draw:custom-shape draw:style-name="gr25" draw:text-style-name="P21" xml:id="id24" draw:id="id24" draw:layer="layout" svg:width="2cm" svg:height="1.39cm" svg:x="16.654cm" svg:y="6.913cm">
          <draw:glue-point draw:id="9" svg:x="-2.638cm" svg:y="4.979cm"/>
          <draw:glue-point draw:id="10" svg:x="2.45cm" svg:y="4.712cm"/>
          <text:p text:style-name="P5"><text:span text:style-name="T9">Redis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36" draw:text-style-name="P18" draw:layer="layout" svg:x1="17.659cm" svg:y1="12.423cm" svg:x2="17.654cm" svg:y2="8.303cm" draw:start-shape="id12" draw:start-glue-point="19" draw:end-shape="id24" draw:end-glue-point="7" svg:d="M17659 12423v-2059h-5v-2061" svg:viewBox="0 0 6 4121">
          <text:p/>
        </draw:connector>
        <draw:connector draw:style-name="gr10" draw:text-style-name="P18" draw:layer="layout" svg:x1="5.023cm" svg:y1="15.023cm" svg:x2="5.024cm" svg:y2="13.623cm" draw:start-shape="id25" draw:start-glue-point="0" draw:end-shape="id12" draw:end-glue-point="18" svg:d="M5023 15023v-700h1v-700" svg:viewBox="0 0 2 1401">
          <text:p/>
        </draw:connector>
        <draw:custom-shape draw:style-name="gr35" draw:text-style-name="P19" xml:id="id25" draw:id="id25" draw:layer="layout" svg:width="2.4cm" svg:height="1.2cm" svg:x="3.823cm" svg:y="15.023cm">
          <text:p text:style-name="P5"><text:span text:style-name="T8">Log Fi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4" draw:text-style-name="P18" draw:layer="layout" svg:x1="15.423cm" svg:y1="15.011cm" svg:x2="15.424cm" svg:y2="13.611cm" draw:start-shape="id26" draw:start-glue-point="0" svg:d="M15423 15011v-950h1v-450" svg:viewBox="0 0 2 1401">
          <text:p/>
        </draw:connector>
        <draw:custom-shape draw:style-name="gr35" draw:text-style-name="P19" xml:id="id26" draw:id="id26" draw:layer="layout" svg:width="2.4cm" svg:height="1.2cm" svg:x="14.223cm" svg:y="15.011cm">
          <text:p text:style-name="P5"><text:span text:style-name="T8">etc/config.json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3" draw:style-name="dp1" draw:master-page-name="Default">
        <office:forms form:automatic-focus="false" form:apply-design-mode="false"/>
        <draw:custom-shape draw:style-name="gr9" draw:text-style-name="P6" xml:id="id28" draw:id="id28" draw:layer="layout" svg:width="2.4cm" svg:height="1.2cm" svg:x="9.223cm" svg:y="11.223cm">
          <draw:glue-point draw:id="4" svg:x="-1.75cm" svg:y="-4.83cm"/>
          <draw:glue-point draw:id="5" svg:x="1.579cm" svg:y="-4.83cm"/>
          <text:p text:style-name="P5"><text:span text:style-name="T2">tracker.j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1" draw:text-style-name="P3" draw:layer="layout" svg:x1="6.833cm" svg:y1="5.964cm" svg:x2="9.223cm" svg:y2="11.823cm" draw:start-shape="id27" draw:start-glue-point="7" draw:end-shape="id28" draw:end-glue-point="3" svg:d="M6833 5964v5859h2390" svg:viewBox="0 0 2391 5860">
          <text:p/>
        </draw:connector>
        <draw:connector draw:style-name="gr31" draw:text-style-name="P3" draw:layer="layout" svg:x1="10.423cm" svg:y1="11.223cm" svg:x2="10.433cm" svg:y2="5.932cm" draw:start-shape="id28" draw:start-glue-point="0" draw:end-shape="id29" draw:end-glue-point="7" svg:d="M10423 11223v-2645h10v-2646" svg:viewBox="0 0 11 5292">
          <text:p/>
        </draw:connector>
        <draw:custom-shape draw:style-name="gr48" draw:text-style-name="P9" xml:id="id29" draw:id="id29" draw:layer="layout" svg:width="2.14cm" svg:height="1.498cm" svg:x="9.363cm" svg:y="4.434cm">
          <text:p text:style-name="P5">veryapi:</text:p>
          <text:p text:style-name="P5">event &amp;</text:p>
          <text:p text:style-name="P5">usage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15" draw:text-style-name="P10" draw:layer="layout" svg:width="18cm" svg:height="1.733cm" svg:x="1.423cm" svg:y="0.814cm">
          <draw:text-box>
            <text:p text:style-name="P5"><text:span text:style-name="T6">VeryAPI</text:span></text:p>
            <text:p text:style-name="P5"><text:span text:style-name="T6">Architecture of the Tracker</text:span></text:p>
          </draw:text-box>
        </draw:frame>
        <draw:g>
          <draw:custom-shape draw:style-name="gr16" draw:text-style-name="P11" draw:layer="layout" svg:width="1.5cm" svg:height="0.65cm" svg:x="18.023cm" svg:y="17.966cm">
            <text:p text:style-name="P5"><text:span text:style-name="T2">Scrip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" draw:text-style-name="P12" draw:layer="layout" svg:width="1.5cm" svg:height="0.653cm" svg:x="18.023cm" svg:y="16.463cm">
            <text:p text:style-name="P5"><text:span text:style-name="T2">Data Fil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" draw:text-style-name="P13" draw:layer="layout" svg:width="1.5cm" svg:height="0.65cm" svg:x="18.023cm" svg:y="17.216cm">
            <text:p text:style-name="P5"><text:span text:style-name="T2">MongoDB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" draw:text-style-name="P14" draw:layer="layout" svg:width="1.5cm" svg:height="0.65cm" svg:x="18.023cm" svg:y="18.716cm">
            <text:p text:style-name="P5"><text:span text:style-name="T2">External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49" draw:text-style-name="P9" xml:id="id27" draw:id="id27" draw:layer="layout" svg:width="2.16cm" svg:height="1.498cm" svg:x="5.753cm" svg:y="4.466cm">
          <draw:glue-point draw:id="9" svg:x="-2.638cm" svg:y="4.979cm"/>
          <draw:glue-point draw:id="10" svg:x="3.194cm" svg:y="4.712cm"/>
          <text:p text:style-name="P5">RabbitMQ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50" draw:text-style-name="P16" draw:layer="layout" svg:width="13.62cm" svg:height="5.6cm" svg:x="3.623cm" svg:y="10.223cm">
          <text:p text:style-name="P5"><text:span text:style-name="T7">Track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17" draw:layer="layout" svg:width="13.56cm" svg:height="3.22cm" svg:x="3.643cm" svg:y="3.60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9" xml:id="id30" draw:id="id30" draw:layer="layout" svg:width="2.16cm" svg:height="1.498cm" svg:x="12.953cm" svg:y="4.466cm">
          <draw:glue-point draw:id="9" svg:x="-3.189cm" svg:y="4.746cm"/>
          <draw:glue-point draw:id="10" svg:x="3.199cm" svg:y="4.732cm"/>
          <text:p text:style-name="P5">Redis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31" draw:text-style-name="P3" draw:layer="layout" svg:x1="14.033cm" svg:y1="5.964cm" svg:x2="11.623cm" svg:y2="11.823cm" draw:start-shape="id30" draw:start-glue-point="7" draw:end-shape="id28" draw:end-glue-point="1" svg:d="M14033 5964v5859h-2410" svg:viewBox="0 0 2411 5860">
          <text:p/>
        </draw:connector>
        <draw:frame draw:style-name="gr33" draw:text-style-name="P4" draw:layer="layout" svg:width="2.466cm" svg:height="0.582cm" draw:transform="rotate (1.5707963267949) translate (6.216cm 9.716cm)">
          <draw:text-box>
            <text:p><text:span text:style-name="T2">event_tracker</text:span></text:p>
          </draw:text-box>
        </draw:frame>
        <draw:connector draw:style-name="gr34" draw:text-style-name="P18" draw:layer="layout" svg:x1="10.423cm" svg:y1="13.812cm" svg:x2="10.424cm" svg:y2="12.412cm" draw:start-shape="id31" draw:start-glue-point="0" svg:d="M10423 13812v-950h1v-450" svg:viewBox="0 0 2 1401">
          <text:p/>
        </draw:connector>
        <draw:custom-shape draw:style-name="gr35" draw:text-style-name="P19" xml:id="id31" draw:id="id31" draw:layer="layout" svg:width="2.4cm" svg:height="1.2cm" svg:x="9.223cm" svg:y="13.812cm">
          <text:p text:style-name="P5"><text:span text:style-name="T8">etc/config.json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4" draw:style-name="dp1" draw:master-page-name="Default">
        <office:forms form:automatic-focus="false" form:apply-design-mode="false"/>
        <draw:custom-shape draw:style-name="gr52" draw:text-style-name="P6" xml:id="id37" draw:id="id37" draw:layer="layout" svg:width="2.4cm" svg:height="3.4cm" svg:x="6.223cm" svg:y="6.623cm">
          <draw:glue-point draw:id="4" svg:x="5cm" svg:y="4.411cm"/>
          <draw:glue-point draw:id="5" svg:x="5cm" svg:y="-4.411cm"/>
          <draw:glue-point draw:id="6" svg:x="-5cm" svg:y="-3.235cm"/>
          <draw:glue-point draw:id="7" svg:x="-5cm" svg:y="3.235cm"/>
          <text:p text:style-name="P5"><text:span text:style-name="T2">company</text:span></text:p>
          <text:p text:style-name="P5"><text:span text:style-name="T2">&amp; group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xml:id="id34" draw:id="id34" draw:layer="layout" svg:width="2.4cm" svg:height="1.2cm" svg:x="6.223cm" svg:y="12.823cm">
          <text:p text:style-name="P5"><text:span text:style-name="T2">us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xml:id="id33" draw:id="id33" draw:layer="layout" svg:width="2.4cm" svg:height="1.2cm" svg:x="12.023cm" svg:y="12.823cm">
          <draw:glue-point draw:id="4" svg:x="-5cm" svg:y="-3.5cm"/>
          <text:p text:style-name="P5"><text:span text:style-name="T2">bund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xml:id="id35" draw:id="id35" draw:layer="layout" svg:width="2.4cm" svg:height="1.2cm" svg:x="1.023cm" svg:y="12.823cm">
          <text:p text:style-name="P5"><text:span text:style-name="T2">ro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3" draw:text-style-name="P32" draw:layer="layout" svg:x1="17.423cm" svg:y1="13.42cm" svg:x2="14.423cm" svg:y2="13.423cm" draw:start-shape="id32" draw:start-glue-point="6" draw:end-shape="id33" svg:d="M17423 13420h-1500v3h-1500" svg:viewBox="0 0 3001 4">
          <text:p/>
        </draw:connector>
        <draw:connector draw:style-name="gr54" draw:text-style-name="P32" draw:layer="layout" svg:x1="6.223cm" svg:y1="13.423cm" svg:x2="3.423cm" svg:y2="13.423cm" draw:start-shape="id34" draw:end-shape="id35" svg:d="M6223 13423h-2800" svg:viewBox="0 0 2801 1">
          <text:p/>
        </draw:connector>
        <draw:frame draw:style-name="gr55" draw:text-style-name="P33" draw:layer="layout" svg:width="1.175cm" svg:height="0.501cm" svg:x="7.963cm" svg:y="12.079cm">
          <draw:text-box>
            <text:p text:style-name="P7"><text:span text:style-name="T12">group</text:span></text:p>
          </draw:text-box>
        </draw:frame>
        <draw:frame draw:style-name="gr56" draw:text-style-name="P34" draw:layer="layout" svg:width="1.801cm" svg:height="0.504cm" svg:x="13.166cm" svg:y="12.081cm">
          <draw:text-box>
            <text:p><text:span text:style-name="T12">command </text:span><text:span text:style-name="T13">[1]</text:span></text:p>
          </draw:text-box>
        </draw:frame>
        <draw:frame draw:style-name="gr15" draw:text-style-name="P10" draw:layer="layout" svg:width="18cm" svg:height="1.733cm" svg:x="1.423cm" svg:y="0.814cm">
          <draw:text-box>
            <text:p text:style-name="P5"><text:span text:style-name="T6">VeryAPI</text:span></text:p>
            <text:p text:style-name="P5"><text:span text:style-name="T6">Data Model</text:span></text:p>
          </draw:text-box>
        </draw:frame>
        <draw:custom-shape draw:style-name="gr9" draw:text-style-name="P6" xml:id="id36" draw:id="id36" draw:layer="layout" svg:width="2.4cm" svg:height="1.2cm" svg:x="1.023cm" svg:y="8.823cm">
          <text:p text:style-name="P5"><text:span text:style-name="T2">pla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3" draw:text-style-name="P32" draw:layer="layout" svg:x1="3.423cm" svg:y1="9.423cm" svg:x2="6.223cm" svg:y2="9.422cm" draw:start-shape="id36" draw:start-glue-point="1" draw:end-shape="id37" draw:end-glue-point="7" svg:d="M3423 9423h1400v-1h1400" svg:viewBox="0 0 2801 2">
          <text:p/>
        </draw:connector>
        <draw:frame draw:style-name="gr57" draw:text-style-name="P34" draw:layer="layout" svg:width="2.047cm" svg:height="0.504cm" svg:x="4.164cm" svg:y="9.479cm">
          <draw:text-box>
            <text:p><text:span text:style-name="T12">groups:plan </text:span><text:span text:style-name="T13">[1]</text:span></text:p>
          </draw:text-box>
        </draw:frame>
        <draw:custom-shape draw:style-name="gr9" draw:text-style-name="P6" xml:id="id38" draw:id="id38" draw:layer="layout" svg:width="2.4cm" svg:height="1.2cm" svg:x="12.023cm" svg:y="7.723cm">
          <text:p text:style-name="P5"><text:span text:style-name="T2">comman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3" draw:text-style-name="P32" draw:layer="layout" svg:x1="8.623cm" svg:y1="8.323cm" svg:x2="12.023cm" svg:y2="8.323cm" draw:start-shape="id37" draw:start-glue-point="1" draw:end-shape="id38" draw:end-glue-point="3" svg:d="M8623 8323h3400" svg:viewBox="0 0 3401 1">
          <text:p/>
        </draw:connector>
        <draw:connector draw:style-name="gr58" draw:text-style-name="P32" draw:layer="layout" svg:x1="8.623cm" svg:y1="13.423cm" svg:x2="12.023cm" svg:y2="13.423cm" draw:start-shape="id34" draw:end-shape="id33" draw:end-glue-point="3" svg:d="M8623 13423h3400" svg:viewBox="0 0 3401 1">
          <text:p/>
        </draw:connector>
        <draw:frame draw:style-name="gr59" draw:text-style-name="P33" draw:layer="layout" svg:width="1.721cm" svg:height="0.504cm" svg:x="5.263cm" svg:y="12.079cm">
          <draw:text-box>
            <text:p text:style-name="P7"><text:span text:style-name="T12">company </text:span><text:span text:style-name="T13">[1]</text:span></text:p>
          </draw:text-box>
        </draw:frame>
        <draw:connector draw:style-name="gr53" draw:text-style-name="P32" draw:layer="layout" svg:x1="6.823cm" svg:y1="10.023cm" svg:x2="6.823cm" svg:y2="12.823cm" svg:d="M6823 10023v2800" svg:viewBox="0 0 1 2801">
          <text:p/>
        </draw:connector>
        <draw:connector draw:style-name="gr53" draw:text-style-name="P32" draw:layer="layout" svg:x1="8.023cm" svg:y1="10.023cm" svg:x2="8.023cm" svg:y2="12.823cm" svg:d="M8023 10023v2800" svg:viewBox="0 0 1 2801">
          <text:p/>
        </draw:connector>
        <draw:frame draw:style-name="gr59" draw:text-style-name="P34" draw:layer="layout" svg:width="1.721cm" svg:height="0.504cm" svg:x="10.267cm" svg:y="7.882cm">
          <draw:text-box>
            <text:p><text:span text:style-name="T12">company </text:span><text:span text:style-name="T13">[1]</text:span></text:p>
          </draw:text-box>
        </draw:frame>
        <draw:custom-shape draw:style-name="gr60" draw:text-style-name="P6" xml:id="id32" draw:id="id32" draw:layer="layout" svg:width="2.4cm" svg:height="9.2cm" svg:x="17.423cm" svg:y="4.823cm">
          <draw:glue-point draw:id="4" svg:x="-5cm" svg:y="-2.826cm"/>
          <draw:glue-point draw:id="5" svg:x="-5cm" svg:y="-4.345cm"/>
          <draw:glue-point draw:id="6" svg:x="-5cm" svg:y="4.345cm"/>
          <text:p text:style-name="P5"><text:span text:style-name="T2">connect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4" draw:text-style-name="P32" draw:layer="layout" svg:x1="13.223cm" svg:y1="12.823cm" svg:x2="13.223cm" svg:y2="8.923cm" draw:start-shape="id33" draw:start-glue-point="0" draw:end-shape="id38" draw:end-glue-point="2" svg:d="M13223 12823v-3900" svg:viewBox="0 0 1 3901">
          <text:p/>
        </draw:connector>
        <draw:frame draw:style-name="gr61" draw:text-style-name="P34" draw:layer="layout" svg:width="1.806cm" svg:height="0.504cm" svg:x="14.467cm" svg:y="12.856cm">
          <draw:text-box>
            <text:p><text:span text:style-name="T12">connector </text:span><text:span text:style-name="T13">[1]</text:span></text:p>
          </draw:text-box>
        </draw:frame>
        <draw:frame draw:style-name="gr62" draw:text-style-name="P33" draw:layer="layout" svg:width="1.149cm" svg:height="0.504cm" svg:x="4.963cm" svg:y="13.48cm">
          <draw:text-box>
            <text:p text:style-name="P7"><text:span text:style-name="T12">role </text:span><text:span text:style-name="T13">[1]</text:span></text:p>
          </draw:text-box>
        </draw:frame>
        <draw:frame draw:style-name="gr59" draw:text-style-name="P33" draw:layer="layout" svg:width="1.721cm" svg:height="0.504cm" svg:x="3.263cm" svg:y="8.88cm">
          <draw:text-box>
            <text:p text:style-name="P7"><text:span text:style-name="T12">company </text:span><text:span text:style-name="T13">[1]</text:span></text:p>
          </draw:text-box>
        </draw:frame>
        <draw:frame draw:style-name="gr63" draw:text-style-name="P33" draw:layer="layout" svg:width="1.514cm" svg:height="0.501cm" svg:x="8.464cm" svg:y="12.88cm">
          <draw:text-box>
            <text:p text:style-name="P7"><text:span text:style-name="T12">packages</text:span></text:p>
          </draw:text-box>
        </draw:frame>
        <draw:connector draw:style-name="gr53" draw:text-style-name="P32" draw:layer="layout" svg:x1="8.623cm" svg:y1="6.824cm" svg:x2="17.423cm" svg:y2="6.824cm" draw:start-shape="id37" draw:start-glue-point="5" draw:end-shape="id32" draw:end-glue-point="4" svg:d="M8623 6824h8800" svg:viewBox="0 0 8801 1">
          <text:p/>
        </draw:connector>
        <draw:connector draw:style-name="gr54" draw:text-style-name="P32" draw:layer="layout" svg:x1="17.423cm" svg:y1="5.426cm" svg:x2="14.423cm" svg:y2="5.423cm" draw:start-shape="id32" draw:start-glue-point="5" draw:end-shape="id39" svg:d="M17423 5426h-1500v-3h-1500" svg:viewBox="0 0 3001 4">
          <text:p/>
        </draw:connector>
        <draw:custom-shape draw:style-name="gr64" draw:text-style-name="P35" xml:id="id39" draw:id="id39" draw:layer="layout" svg:width="2.4cm" svg:height="1.2cm" svg:x="12.023cm" svg:y="4.823cm">
          <text:p text:style-name="P5"><text:span text:style-name="T2">Service [3]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5" draw:text-style-name="P33" draw:layer="layout" svg:width="1.484cm" svg:height="0.504cm" svg:x="5.664cm" svg:y="10.08cm">
          <draw:text-box>
            <text:p text:style-name="P7"><text:span text:style-name="T12">name </text:span><text:span text:style-name="T13">[1]</text:span></text:p>
          </draw:text-box>
        </draw:frame>
        <draw:frame draw:style-name="gr59" draw:text-style-name="P33" draw:layer="layout" svg:width="1.721cm" svg:height="0.504cm" svg:x="5.264cm" svg:y="12.08cm">
          <draw:text-box>
            <text:p text:style-name="P7"><text:span text:style-name="T12">company </text:span><text:span text:style-name="T13">[1]</text:span></text:p>
          </draw:text-box>
        </draw:frame>
        <draw:frame draw:style-name="gr59" draw:text-style-name="P33" draw:layer="layout" svg:width="1.721cm" svg:height="0.504cm" svg:x="5.264cm" svg:y="12.08cm">
          <draw:text-box>
            <text:p text:style-name="P7"><text:span text:style-name="T12">company </text:span><text:span text:style-name="T13">[1]</text:span></text:p>
          </draw:text-box>
        </draw:frame>
        <draw:frame draw:style-name="gr66" draw:text-style-name="P33" draw:layer="layout" svg:width="1.344cm" svg:height="0.504cm" svg:x="3.264cm" svg:y="12.881cm">
          <draw:text-box>
            <text:p text:style-name="P7"><text:span text:style-name="T12">name </text:span><text:span text:style-name="T13">[1]</text:span></text:p>
          </draw:text-box>
        </draw:frame>
        <draw:frame draw:style-name="gr67" draw:text-style-name="P33" draw:layer="layout" svg:width="1.692cm" svg:height="0.501cm" svg:x="7.164cm" svg:y="10.08cm">
          <draw:text-box>
            <text:p text:style-name="P7"><text:span text:style-name="T12">groups:key</text:span></text:p>
          </draw:text-box>
        </draw:frame>
        <draw:frame draw:style-name="gr66" draw:text-style-name="P33" draw:layer="layout" svg:width="1.344cm" svg:height="0.504cm" svg:x="10.664cm" svg:y="13.482cm">
          <draw:text-box>
            <text:p text:style-name="P7"><text:span text:style-name="T12">name </text:span><text:span text:style-name="T13">[1]</text:span></text:p>
          </draw:text-box>
        </draw:frame>
        <draw:frame draw:style-name="gr66" draw:text-style-name="P33" draw:layer="layout" svg:width="1.344cm" svg:height="0.504cm" svg:x="13.164cm" svg:y="8.983cm">
          <draw:text-box>
            <text:p text:style-name="P7"><text:span text:style-name="T12">name </text:span><text:span text:style-name="T13">[1]</text:span></text:p>
          </draw:text-box>
        </draw:frame>
        <draw:frame draw:style-name="gr66" draw:text-style-name="P33" draw:layer="layout" svg:width="1.344cm" svg:height="0.504cm" svg:x="16.264cm" svg:y="13.483cm">
          <draw:text-box>
            <text:p text:style-name="P7"><text:span text:style-name="T12">name </text:span><text:span text:style-name="T13">[1]</text:span></text:p>
          </draw:text-box>
        </draw:frame>
        <draw:frame draw:style-name="gr65" draw:text-style-name="P33" draw:layer="layout" svg:width="1.484cm" svg:height="0.504cm" svg:x="8.464cm" svg:y="7.881cm">
          <draw:text-box>
            <text:p text:style-name="P7"><text:span text:style-name="T12">name </text:span><text:span text:style-name="T13">[1]</text:span></text:p>
          </draw:text-box>
        </draw:frame>
        <draw:frame draw:style-name="gr65" draw:text-style-name="P33" draw:layer="layout" svg:width="1.484cm" svg:height="0.504cm" svg:x="8.464cm" svg:y="6.382cm">
          <draw:text-box>
            <text:p text:style-name="P7"><text:span text:style-name="T12">name </text:span><text:span text:style-name="T13">[1]</text:span></text:p>
          </draw:text-box>
        </draw:frame>
        <draw:frame draw:style-name="gr59" draw:text-style-name="P33" draw:layer="layout" svg:width="1.721cm" svg:height="0.504cm" svg:x="15.664cm" svg:y="6.881cm">
          <draw:text-box>
            <text:p text:style-name="P7"><text:span text:style-name="T12">company </text:span><text:span text:style-name="T13">[1]</text:span></text:p>
          </draw:text-box>
        </draw:frame>
        <draw:frame draw:style-name="gr68" draw:text-style-name="P33" draw:layer="layout" svg:width="1.92cm" svg:height="0.504cm" svg:x="15.665cm" svg:y="5.482cm">
          <draw:text-box>
            <text:p text:style-name="P7"><text:span text:style-name="T12">service </text:span><text:span text:style-name="T13">[1]</text:span></text:p>
          </draw:text-box>
        </draw:frame>
        <draw:frame draw:style-name="gr65" draw:text-style-name="P33" draw:layer="layout" svg:width="1.484cm" svg:height="0.504cm" svg:x="14.266cm" svg:y="4.883cm">
          <draw:text-box>
            <text:p text:style-name="P7"><text:span text:style-name="T12">name </text:span><text:span text:style-name="T13">[1]</text:span></text:p>
          </draw:text-box>
        </draw:frame>
        <draw:frame draw:style-name="gr59" draw:text-style-name="P33" draw:layer="layout" svg:width="1.721cm" svg:height="0.504cm" svg:x="10.264cm" svg:y="12.583cm">
          <draw:text-box>
            <text:p text:style-name="P7"><text:span text:style-name="T12">company </text:span><text:span text:style-name="T13">[1]</text:span></text:p>
          </draw:text-box>
        </draw:frame>
        <draw:connector draw:style-name="gr53" draw:text-style-name="P32" draw:layer="layout" svg:x1="8.623cm" svg:y1="9.822cm" svg:x2="12.023cm" svg:y2="13.003cm" draw:start-shape="id37" draw:start-glue-point="4" draw:end-shape="id33" draw:end-glue-point="4" svg:d="M8623 9822h1700v3181h1700" svg:viewBox="0 0 3401 3182">
          <text:p/>
        </draw:connector>
        <draw:frame draw:style-name="gr69" draw:text-style-name="P36" draw:layer="layout" svg:width="5.129cm" svg:height="1.241cm" svg:x="13.123cm" svg:y="15.623cm">
          <draw:text-box>
            <text:p text:style-name="P7">[1] Replace with ID</text:p>
            <text:p text:style-name="P7">[2] To be added</text:p>
            <text:p text:style-name="P7">[3] Hard coded list in common.js</text:p>
          </draw:text-box>
        </draw:frame>
        <draw:frame draw:style-name="gr65" draw:text-style-name="P33" draw:layer="layout" svg:width="1.484cm" svg:height="0.504cm" svg:x="8.464cm" svg:y="9.381cm">
          <draw:text-box>
            <text:p text:style-name="P7"><text:span text:style-name="T12">name </text:span><text:span text:style-name="T13">[1]</text:span></text:p>
          </draw:text-box>
        </draw:frame>
        <draw:connector draw:style-name="gr54" draw:text-style-name="P32" draw:layer="layout" svg:x1="13.223cm" svg:y1="7.723cm" svg:x2="13.223cm" svg:y2="6.023cm" draw:start-shape="id38" draw:end-shape="id39" svg:d="M13223 7723v-1700" svg:viewBox="0 0 1 1701">
          <text:p/>
        </draw:connector>
        <draw:frame draw:style-name="gr65" draw:text-style-name="P33" draw:layer="layout" svg:width="1.484cm" svg:height="0.504cm" svg:x="13.166cm" svg:y="5.983cm">
          <draw:text-box>
            <text:p text:style-name="P7"><text:span text:style-name="T12">name </text:span><text:span text:style-name="T13">[1]</text:span></text:p>
          </draw:text-box>
        </draw:frame>
        <draw:frame draw:style-name="gr68" draw:text-style-name="P33" draw:layer="layout" svg:width="1.92cm" svg:height="0.504cm" svg:x="13.165cm" svg:y="7.082cm">
          <draw:text-box>
            <text:p text:style-name="P7"><text:span text:style-name="T12">service </text:span><text:span text:style-name="T13">[1]</text:span></text:p>
          </draw:text-box>
        </draw:frame>
        <draw:frame draw:style-name="gr70" draw:text-style-name="P37" draw:layer="layout" svg:width="3.321cm" svg:height="0.911cm" svg:x="5.983cm" svg:y="15.623cm">
          <draw:text-box>
            <text:p>Customer Database</text:p>
            <text:p>(1/customer)</text:p>
          </draw:text-box>
        </draw:frame>
        <draw:line draw:style-name="gr71" draw:text-style-name="P32" draw:layer="layout" svg:x1="4.823cm" svg:y1="4.443cm" svg:x2="4.823cm" svg:y2="18.023cm">
          <text:p/>
        </draw:line>
        <draw:frame draw:style-name="gr72" draw:text-style-name="P37" draw:layer="layout" svg:width="3.381cm" svg:height="0.911cm" svg:x="0.884cm" svg:y="15.624cm">
          <draw:text-box>
            <text:p>Common Database</text:p>
            <text:p>(1 for all customers)</text:p>
          </draw:text-box>
        </draw:frame>
        <draw:custom-shape draw:style-name="gr9" draw:text-style-name="P6" xml:id="id40" draw:id="id40" draw:layer="layout" svg:width="2.4cm" svg:height="1.2cm" svg:x="1.023cm" svg:y="6.623cm">
          <text:p text:style-name="P5"><text:span text:style-name="T2">registr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3" draw:text-style-name="P32" draw:layer="layout" svg:x1="3.423cm" svg:y1="7.223cm" svg:x2="6.223cm" svg:y2="7.224cm" draw:start-shape="id40" draw:start-glue-point="1" draw:end-shape="id37" draw:end-glue-point="6" svg:d="M3423 7223h1400v1h1400" svg:viewBox="0 0 2801 2">
          <text:p/>
        </draw:connector>
        <draw:frame draw:style-name="gr73" draw:text-style-name="P34" draw:layer="layout" svg:width="1.251cm" svg:height="0.504cm" svg:x="4.983cm" svg:y="7.279cm">
          <draw:text-box>
            <text:p><text:span text:style-name="T12">code </text:span><text:span text:style-name="T13">[1]</text:span></text:p>
          </draw:text-box>
        </draw:frame>
        <draw:frame draw:style-name="gr59" draw:text-style-name="P33" draw:layer="layout" svg:width="1.721cm" svg:height="0.504cm" svg:x="3.263cm" svg:y="6.68cm">
          <draw:text-box>
            <text:p text:style-name="P7"><text:span text:style-name="T12">company </text:span><text:span text:style-name="T13">[1]</text:span></text:p>
          </draw:text-box>
        </draw:frame>
      </draw:page>
      <draw:page draw:name="page5" draw:style-name="dp1" draw:master-page-name="Default">
        <office:forms form:automatic-focus="false" form:apply-design-mode="false"/>
        <draw:custom-shape draw:style-name="gr74" draw:text-style-name="P38" xml:id="id41" draw:id="id41" draw:layer="layout" svg:width="4.8cm" svg:height="1.2cm" svg:x="7.6cm" svg:y="7.6cm">
          <text:p text:style-name="P7"><text:span text:style-name="T14">common:mq</text:span></text:p>
          <draw:enhanced-geometry svg:viewBox="0 0 21600 21600" draw:type="rectangle" draw:enhanced-path="M 0 0 L 21600 0 21600 21600 0 21600 0 0 Z N"/>
        </draw:custom-shape>
        <draw:custom-shape draw:style-name="gr75" draw:text-style-name="P39" xml:id="id42" draw:id="id42" draw:layer="layout" svg:width="2.79cm" svg:height="1.2cm" svg:x="1.2cm" svg:y="6cm">
          <text:p text:style-name="P5"><text:span text:style-name="T14">tracker.js</text:span></text:p>
          <draw:enhanced-geometry svg:viewBox="0 0 21600 21600" draw:type="rectangle" draw:enhanced-path="M 0 0 L 21600 0 21600 21600 0 21600 0 0 Z N"/>
        </draw:custom-shape>
        <draw:custom-shape draw:style-name="gr74" draw:text-style-name="P38" xml:id="id43" draw:id="id43" draw:layer="layout" svg:width="4.8cm" svg:height="1.2cm" svg:x="7.6cm" svg:y="9.2cm">
          <text:p text:style-name="P7"><text:span text:style-name="T14">common:mongo</text:span></text:p>
          <draw:enhanced-geometry svg:viewBox="0 0 21600 21600" draw:type="rectangle" draw:enhanced-path="M 0 0 L 21600 0 21600 21600 0 21600 0 0 Z N"/>
        </draw:custom-shape>
        <draw:connector draw:style-name="gr76" draw:text-style-name="P40" draw:layer="layout" draw:type="curve" svg:x1="7.6cm" svg:y1="8.2cm" svg:x2="3.99cm" svg:y2="6.6cm" draw:start-shape="id41" draw:start-glue-point="3" draw:end-shape="id42" draw:end-glue-point="1" svg:d="M7600 8200c-2707 0-903-1600-3610-1600" svg:viewBox="0 0 3611 1601">
          <text:p/>
        </draw:connector>
        <draw:connector draw:style-name="gr76" draw:text-style-name="P40" draw:layer="layout" draw:type="curve" svg:x1="7.6cm" svg:y1="9.8cm" svg:x2="3.99cm" svg:y2="6.6cm" draw:start-shape="id43" draw:start-glue-point="3" draw:end-shape="id42" draw:end-glue-point="1" svg:d="M7600 9800c-2707 0-903-3200-3610-3200" svg:viewBox="0 0 3611 3201">
          <text:p/>
        </draw:connector>
        <draw:custom-shape draw:style-name="gr74" draw:text-style-name="P38" xml:id="id55" draw:id="id55" draw:layer="layout" svg:width="4.8cm" svg:height="1.2cm" svg:x="7.6cm" svg:y="15.6cm">
          <text:p text:style-name="P7"><text:span text:style-name="T14">common:server:hostname</text:span></text:p>
          <draw:enhanced-geometry svg:viewBox="0 0 21600 21600" draw:type="rectangle" draw:enhanced-path="M 0 0 L 21600 0 21600 21600 0 21600 0 0 Z N"/>
        </draw:custom-shape>
        <draw:custom-shape draw:style-name="gr74" draw:text-style-name="P38" xml:id="id50" draw:id="id50" draw:layer="layout" svg:width="4.8cm" svg:height="1.2cm" svg:x="7.6cm" svg:y="17.2cm">
          <draw:glue-point draw:id="4" svg:x="-4.939cm" svg:y="-2.491cm"/>
          <text:p text:style-name="P7"><text:span text:style-name="T14">common:ports</text:span></text:p>
          <draw:enhanced-geometry svg:viewBox="0 0 21600 21600" draw:type="rectangle" draw:enhanced-path="M 0 0 L 21600 0 21600 21600 0 21600 0 0 Z N"/>
        </draw:custom-shape>
        <draw:custom-shape draw:style-name="gr74" draw:text-style-name="P38" xml:id="id48" draw:id="id48" draw:layer="layout" svg:width="4.8cm" svg:height="1.2cm" svg:x="7.6cm" svg:y="18.8cm">
          <text:p text:style-name="P7"><text:span text:style-name="T14">common:jwt</text:span></text:p>
          <draw:enhanced-geometry svg:viewBox="0 0 21600 21600" draw:type="rectangle" draw:enhanced-path="M 0 0 L 21600 0 21600 21600 0 21600 0 0 Z N"/>
        </draw:custom-shape>
        <draw:custom-shape draw:style-name="gr74" draw:text-style-name="P38" xml:id="id56" draw:id="id56" draw:layer="layout" svg:width="4.8cm" svg:height="1.2cm" svg:x="7.6cm" svg:y="12.4cm">
          <text:p text:style-name="P7"><text:span text:style-name="T14">common:messages</text:span></text:p>
          <draw:enhanced-geometry svg:viewBox="0 0 21600 21600" draw:type="rectangle" draw:enhanced-path="M 0 0 L 21600 0 21600 21600 0 21600 0 0 Z N"/>
        </draw:custom-shape>
        <draw:custom-shape draw:style-name="gr74" draw:text-style-name="P38" xml:id="id52" draw:id="id52" draw:layer="layout" svg:width="4.8cm" svg:height="1.2cm" svg:x="7.6cm" svg:y="22cm">
          <text:p text:style-name="P7"><text:span text:style-name="T14">{company}:cmd:{command}</text:span></text:p>
          <text:p text:style-name="P7"><text:span text:style-name="T14">{company}:con:{connector}</text:span></text:p>
          <draw:enhanced-geometry svg:viewBox="0 0 21600 21600" draw:type="rectangle" draw:enhanced-path="M 0 0 L 21600 0 21600 21600 0 21600 0 0 Z N"/>
        </draw:custom-shape>
        <draw:custom-shape draw:style-name="gr74" draw:text-style-name="P38" xml:id="id53" draw:id="id53" draw:layer="layout" svg:width="4.8cm" svg:height="1.2cm" svg:x="7.6cm" svg:y="20.4cm">
          <text:p text:style-name="P7"><text:span text:style-name="T14">common:ssl</text:span></text:p>
          <draw:enhanced-geometry svg:viewBox="0 0 21600 21600" draw:type="rectangle" draw:enhanced-path="M 0 0 L 21600 0 21600 21600 0 21600 0 0 Z N"/>
        </draw:custom-shape>
        <draw:custom-shape draw:style-name="gr77" draw:text-style-name="P41" xml:id="id45" draw:id="id45" draw:layer="layout" svg:width="4.8cm" svg:height="1.2cm" svg:x="7.6cm" svg:y="10.8cm">
          <text:p text:style-name="P7"><text:span text:style-name="T15">etc/veryapi.json</text:span></text:p>
          <text:p text:style-name="P7"><text:span text:style-name="T14">redis, mongo</text:span></text:p>
          <draw:enhanced-geometry svg:viewBox="0 0 21600 21600" draw:type="rectangle" draw:enhanced-path="M 0 0 L 21600 0 21600 21600 0 21600 0 0 Z N"/>
        </draw:custom-shape>
        <draw:connector draw:style-name="gr76" draw:text-style-name="P40" draw:layer="layout" draw:type="curve" svg:x1="7.6cm" svg:y1="6.623cm" svg:x2="3.99cm" svg:y2="6.6cm" draw:start-shape="id44" draw:start-glue-point="3" draw:end-shape="id42" draw:end-glue-point="1" svg:d="M7600 6623c-2707 0-903-23-3610-23" svg:viewBox="0 0 3611 24">
          <text:p/>
        </draw:connector>
        <draw:custom-shape draw:style-name="gr75" draw:text-style-name="P39" xml:id="id46" draw:id="id46" draw:layer="layout" svg:width="2.79cm" svg:height="1.2cm" svg:x="1.2cm" svg:y="9.2cm">
          <text:p text:style-name="P5"><text:span text:style-name="T14">jwt.js</text:span></text:p>
          <draw:enhanced-geometry svg:viewBox="0 0 21600 21600" draw:type="rectangle" draw:enhanced-path="M 0 0 L 21600 0 21600 21600 0 21600 0 0 Z N"/>
        </draw:custom-shape>
        <draw:custom-shape draw:style-name="gr75" draw:text-style-name="P39" xml:id="id49" draw:id="id49" draw:layer="layout" svg:width="2.79cm" svg:height="1.2cm" svg:x="1.2cm" svg:y="17.2cm">
          <text:p text:style-name="P5"><text:span text:style-name="T14">interface.js</text:span></text:p>
          <draw:enhanced-geometry svg:viewBox="0 0 21600 21600" draw:type="rectangle" draw:enhanced-path="M 0 0 L 21600 0 21600 21600 0 21600 0 0 Z N"/>
        </draw:custom-shape>
        <draw:connector draw:style-name="gr78" draw:text-style-name="P40" draw:layer="layout" draw:type="curve" svg:x1="7.6cm" svg:y1="11.4cm" svg:x2="3.99cm" svg:y2="9.8cm" draw:start-shape="id45" draw:end-shape="id46" draw:end-glue-point="1" svg:d="M7600 11400c-2707 0-903-1600-3610-1600" svg:viewBox="0 0 3611 1601">
          <text:p/>
        </draw:connector>
        <draw:connector draw:style-name="gr78" draw:text-style-name="P40" draw:layer="layout" draw:type="curve" svg:x1="7.6cm" svg:y1="11.4cm" svg:x2="3.99cm" svg:y2="14.6cm" draw:start-shape="id45" draw:end-shape="id47" svg:d="M7600 11400c-2707 0-903 3200-3610 3200" svg:viewBox="0 0 3611 3201">
          <text:p/>
        </draw:connector>
        <draw:connector draw:style-name="gr76" draw:text-style-name="P40" draw:layer="layout" draw:type="curve" svg:x1="7.6cm" svg:y1="9.8cm" svg:x2="3.99cm" svg:y2="9.8cm" draw:start-shape="id43" draw:end-shape="id46" draw:end-glue-point="1" svg:d="M7600 9800h-3610" svg:viewBox="0 0 3611 1">
          <text:p/>
        </draw:connector>
        <draw:connector draw:style-name="gr76" draw:text-style-name="P40" draw:layer="layout" draw:type="curve" svg:x1="7.6cm" svg:y1="19.4cm" svg:x2="3.99cm" svg:y2="9.8cm" draw:start-shape="id48" draw:end-shape="id46" draw:end-glue-point="1" svg:d="M7600 19400c-2707 0-903-9600-3610-9600" svg:viewBox="0 0 3611 9601">
          <text:p/>
        </draw:connector>
        <draw:connector draw:style-name="gr76" draw:text-style-name="P40" draw:layer="layout" draw:type="curve" svg:x1="7.6cm" svg:y1="9.8cm" svg:x2="3.99cm" svg:y2="17.8cm" draw:start-shape="id43" draw:end-shape="id49" draw:end-glue-point="1" svg:d="M7600 9800c-2707 0-903 8000-3610 8000" svg:viewBox="0 0 3611 8001">
          <text:p/>
        </draw:connector>
        <draw:connector draw:style-name="gr76" draw:text-style-name="P40" draw:layer="layout" draw:type="curve" svg:x1="7.6cm" svg:y1="17.8cm" svg:x2="3.99cm" svg:y2="17.8cm" draw:start-shape="id50" draw:end-shape="id49" draw:end-glue-point="1" svg:d="M7600 17800h-3610" svg:viewBox="0 0 3611 1">
          <text:p/>
        </draw:connector>
        <draw:custom-shape draw:style-name="gr75" draw:text-style-name="P39" xml:id="id51" draw:id="id51" draw:layer="layout" svg:width="2.79cm" svg:height="1.2cm" svg:x="1.2cm" svg:y="19.6cm">
          <text:p text:style-name="P5"><text:span text:style-name="T14">session.js</text:span></text:p>
          <draw:enhanced-geometry svg:viewBox="0 0 21600 21600" draw:type="rectangle" draw:enhanced-path="M 0 0 L 21600 0 21600 21600 0 21600 0 0 Z N"/>
        </draw:custom-shape>
        <draw:connector draw:style-name="gr76" draw:text-style-name="P40" draw:layer="layout" draw:type="curve" svg:x1="2.595cm" svg:y1="18.4cm" svg:x2="2.595cm" svg:y2="19.6cm" draw:start-shape="id49" draw:start-glue-point="2" draw:end-shape="id51" draw:end-glue-point="0" svg:d="M2595 18400v1200" svg:viewBox="0 0 1 1201">
          <text:p/>
        </draw:connector>
        <draw:connector draw:style-name="gr76" draw:text-style-name="P40" draw:layer="layout" draw:type="curve" svg:x1="7.6cm" svg:y1="22.6cm" svg:x2="3.99cm" svg:y2="20.2cm" draw:start-shape="id52" draw:start-glue-point="3" draw:end-shape="id51" draw:end-glue-point="1" svg:d="M7600 22600c-2707 0-903-2400-3610-2400" svg:viewBox="0 0 3611 2401">
          <text:p/>
        </draw:connector>
        <draw:connector draw:style-name="gr76" draw:text-style-name="P40" draw:layer="layout" draw:type="curve" svg:x1="7.6cm" svg:y1="21cm" svg:x2="3.99cm" svg:y2="17.8cm" draw:start-shape="id53" draw:end-shape="id49" draw:end-glue-point="1" svg:d="M7600 21000c-2707 0-903-3200-3610-3200" svg:viewBox="0 0 3611 3201">
          <text:p/>
        </draw:connector>
        <draw:custom-shape draw:style-name="gr79" draw:text-style-name="P39" xml:id="id54" draw:id="id54" draw:layer="layout" svg:width="3.18cm" svg:height="1.2cm" svg:x="15.623cm" svg:y="14.023cm">
          <draw:glue-point draw:id="4" svg:x="3.113cm" svg:y="-5cm"/>
          <draw:glue-point draw:id="5" svg:x="-2.987cm" svg:y="-5cm"/>
          <text:p text:style-name="P5"><text:span text:style-name="T14">cache.j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6" draw:text-style-name="P40" draw:layer="layout" draw:type="curve" svg:x1="15.623cm" svg:y1="14.623cm" svg:x2="12.4cm" svg:y2="8.2cm" draw:start-shape="id54" draw:end-shape="id41" draw:end-glue-point="1" svg:d="M15623 14623c-2416 0-805-6423-3223-6423" svg:viewBox="0 0 3224 6424">
          <text:p/>
        </draw:connector>
        <draw:connector draw:style-name="gr76" draw:text-style-name="P40" draw:layer="layout" draw:type="curve" svg:x1="15.623cm" svg:y1="14.623cm" svg:x2="12.4cm" svg:y2="9.8cm" draw:start-shape="id54" draw:end-shape="id43" draw:end-glue-point="1" svg:d="M15623 14623c-2416 0-805-4823-3223-4823" svg:viewBox="0 0 3224 4824">
          <text:p/>
        </draw:connector>
        <draw:connector draw:style-name="gr76" draw:text-style-name="P40" draw:layer="layout" draw:type="curve" svg:x1="15.623cm" svg:y1="14.623cm" svg:x2="12.4cm" svg:y2="16.2cm" draw:start-shape="id54" draw:end-shape="id55" draw:end-glue-point="1" svg:d="M15623 14623c-2416 0-805 1577-3223 1577" svg:viewBox="0 0 3224 1578">
          <text:p/>
        </draw:connector>
        <draw:connector draw:style-name="gr76" draw:text-style-name="P40" draw:layer="layout" draw:type="curve" svg:x1="15.623cm" svg:y1="14.623cm" svg:x2="12.4cm" svg:y2="17.8cm" draw:start-shape="id54" draw:end-shape="id50" draw:end-glue-point="1" svg:d="M15623 14623c-2416 0-805 3177-3223 3177" svg:viewBox="0 0 3224 3178">
          <text:p/>
        </draw:connector>
        <draw:connector draw:style-name="gr76" draw:text-style-name="P40" draw:layer="layout" draw:type="curve" svg:x1="15.623cm" svg:y1="14.623cm" svg:x2="12.4cm" svg:y2="19.4cm" draw:start-shape="id54" draw:end-shape="id48" svg:d="M15623 14623c-2416 0-805 4777-3223 4777" svg:viewBox="0 0 3224 4778">
          <text:p/>
        </draw:connector>
        <draw:connector draw:style-name="gr76" draw:text-style-name="P40" draw:layer="layout" draw:type="curve" svg:x1="15.623cm" svg:y1="14.623cm" svg:x2="12.4cm" svg:y2="13cm" draw:start-shape="id54" draw:start-glue-point="3" draw:end-shape="id56" svg:d="M15623 14623c-2416 0-805-1623-3223-1623" svg:viewBox="0 0 3224 1624">
          <text:p/>
        </draw:connector>
        <draw:connector draw:style-name="gr76" draw:text-style-name="P40" draw:layer="layout" draw:type="curve" svg:x1="15.623cm" svg:y1="14.623cm" svg:x2="12.4cm" svg:y2="22.6cm" draw:start-shape="id54" draw:end-shape="id52" draw:end-glue-point="1" svg:d="M15623 14623c-2416 0-805 7977-3223 7977" svg:viewBox="0 0 3224 7978">
          <text:p/>
        </draw:connector>
        <draw:connector draw:style-name="gr76" draw:text-style-name="P40" draw:layer="layout" draw:type="curve" svg:x1="15.623cm" svg:y1="14.623cm" svg:x2="12.4cm" svg:y2="21cm" draw:start-shape="id54" draw:end-shape="id53" draw:end-glue-point="1" svg:d="M15623 14623c-2416 0-805 6377-3223 6377" svg:viewBox="0 0 3224 6378">
          <text:p/>
        </draw:connector>
        <draw:connector draw:style-name="gr78" draw:text-style-name="P40" draw:layer="layout" draw:type="curve" svg:x1="12.4cm" svg:y1="11.4cm" svg:x2="16.264cm" svg:y2="14.023cm" draw:start-shape="id45" draw:start-glue-point="1" draw:end-shape="id54" draw:end-glue-point="5" svg:d="M12400 11400c2576 0 3864 874 3864 2623" svg:viewBox="0 0 3865 2624">
          <text:p/>
        </draw:connector>
        <draw:custom-shape draw:style-name="gr80" draw:text-style-name="P42" xml:id="id57" draw:id="id57" draw:layer="layout" svg:width="2.79cm" svg:height="1.2cm" svg:x="14.823cm" svg:y="8.423cm">
          <text:p text:style-name="P5"><text:span text:style-name="T14">etc/messages.md</text:span></text:p>
          <draw:enhanced-geometry svg:viewBox="0 0 21600 21600" draw:type="rectangle" draw:enhanced-path="M 0 0 L 21600 0 21600 21600 0 21600 0 0 Z N"/>
        </draw:custom-shape>
        <draw:connector draw:style-name="gr76" draw:text-style-name="P40" draw:layer="layout" draw:type="curve" svg:x1="16.218cm" svg:y1="9.623cm" svg:x2="17.213cm" svg:y2="14.023cm" draw:start-shape="id57" draw:start-glue-point="2" draw:end-shape="id54" svg:d="M16218 9623c0 3300 995 1100 995 4400" svg:viewBox="0 0 996 4401">
          <text:p/>
        </draw:connector>
        <draw:custom-shape draw:style-name="gr74" draw:text-style-name="P38" xml:id="id44" draw:id="id44" draw:layer="layout" svg:width="4.8cm" svg:height="1.2cm" svg:x="7.6cm" svg:y="6.023cm">
          <text:p text:style-name="P7"><text:span text:style-name="T16">common:tracker</text:span></text:p>
          <draw:enhanced-geometry svg:viewBox="0 0 21600 21600" draw:type="rectangle" draw:enhanced-path="M 0 0 L 21600 0 21600 21600 0 21600 0 0 Z N"/>
        </draw:custom-shape>
        <draw:connector draw:style-name="gr76" draw:text-style-name="P40" draw:layer="layout" draw:type="curve" svg:x1="15.623cm" svg:y1="14.623cm" svg:x2="12.4cm" svg:y2="6.623cm" draw:start-shape="id54" draw:start-glue-point="3" draw:end-shape="id44" draw:end-glue-point="1" svg:d="M15623 14623c-2416 0-805-8000-3223-8000" svg:viewBox="0 0 3224 8001">
          <text:p/>
        </draw:connector>
        <draw:custom-shape draw:style-name="gr74" draw:text-style-name="P38" xml:id="id58" draw:id="id58" draw:layer="layout" svg:width="4.8cm" svg:height="1.2cm" svg:x="7.6cm" svg:y="14cm">
          <text:p text:style-name="P7"><text:span text:style-name="T14">common:logLevel</text:span></text:p>
          <text:p text:style-name="P7"><text:span text:style-name="T14">common:logMsgToFile</text:span></text:p>
          <draw:enhanced-geometry svg:viewBox="0 0 21600 21600" draw:type="rectangle" draw:enhanced-path="M 0 0 L 21600 0 21600 21600 0 21600 0 0 Z N"/>
        </draw:custom-shape>
        <draw:connector draw:style-name="gr76" draw:text-style-name="P40" draw:layer="layout" draw:type="curve" svg:x1="15.623cm" svg:y1="14.623cm" svg:x2="12.4cm" svg:y2="14.6cm" draw:start-shape="id54" draw:start-glue-point="3" draw:end-shape="id58" draw:end-glue-point="1" svg:d="M15623 14623c-2416 0-805-23-3223-23" svg:viewBox="0 0 3224 24">
          <text:p/>
        </draw:connector>
        <draw:custom-shape draw:style-name="gr75" draw:text-style-name="P39" xml:id="id59" draw:id="id59" draw:layer="layout" svg:width="2.79cm" svg:height="1.2cm" svg:x="1.2cm" svg:y="12.4cm">
          <text:p text:style-name="P5"><text:span text:style-name="T14">logger.js</text:span></text:p>
          <draw:enhanced-geometry svg:viewBox="0 0 21600 21600" draw:type="rectangle" draw:enhanced-path="M 0 0 L 21600 0 21600 21600 0 21600 0 0 Z N"/>
        </draw:custom-shape>
        <draw:connector draw:style-name="gr76" draw:text-style-name="P40" draw:layer="layout" draw:type="curve" svg:x1="7.6cm" svg:y1="14.6cm" svg:x2="3.99cm" svg:y2="13cm" draw:start-shape="id58" draw:start-glue-point="3" draw:end-shape="id59" draw:end-glue-point="1" svg:d="M7600 14600c-2707 0-903-1600-3610-1600" svg:viewBox="0 0 3611 1601">
          <text:p/>
        </draw:connector>
        <draw:connector draw:style-name="gr76" draw:text-style-name="P40" draw:layer="layout" draw:type="curve" svg:x1="7.6cm" svg:y1="8.2cm" svg:x2="3.99cm" svg:y2="13cm" draw:start-shape="id41" draw:end-shape="id59" draw:end-glue-point="1" svg:d="M7600 8200c-2707 0-903 4800-3610 4800" svg:viewBox="0 0 3611 4801">
          <text:p/>
        </draw:connector>
        <draw:custom-shape draw:style-name="gr75" draw:text-style-name="P39" xml:id="id47" draw:id="id47" draw:layer="layout" svg:width="2.79cm" svg:height="1.2cm" svg:x="1.2cm" svg:y="14cm">
          <text:p text:style-name="P5"><text:span text:style-name="T14">veryapi.js</text:span></text:p>
          <draw:enhanced-geometry svg:viewBox="0 0 21600 21600" draw:type="rectangle" draw:enhanced-path="M 0 0 L 21600 0 21600 21600 0 21600 0 0 Z N"/>
        </draw:custom-shape>
        <draw:connector draw:style-name="gr81" draw:text-style-name="P40" draw:layer="layout" draw:type="curve" svg:x1="7.63cm" svg:y1="17.502cm" svg:x2="2.595cm" svg:y2="15.2cm" draw:start-shape="id50" draw:start-glue-point="4" draw:end-shape="id47" draw:end-glue-point="2" svg:d="M7630 17502c-3357 0-5035-767-5035-2302" svg:viewBox="0 0 5036 2303">
          <text:p/>
        </draw:connector>
        <draw:connector draw:style-name="gr76" draw:text-style-name="P40" draw:layer="layout" draw:type="curve" svg:x1="7.6cm" svg:y1="17.8cm" svg:x2="3.99cm" svg:y2="20.2cm" draw:start-shape="id50" draw:end-shape="id51" draw:end-glue-point="1" svg:d="M7600 17800c-2707 0-903 2400-3610 2400" svg:viewBox="0 0 3611 2401">
          <text:p/>
        </draw:connector>
        <draw:connector draw:style-name="gr76" draw:text-style-name="P40" draw:layer="layout" draw:type="curve" svg:x1="7.6cm" svg:y1="17.8cm" svg:x2="3.99cm" svg:y2="22.6cm" draw:start-shape="id50" draw:end-shape="id60" draw:end-glue-point="1" svg:d="M7600 17800c-2707 0-903 4800-3610 4800" svg:viewBox="0 0 3611 4801">
          <text:p/>
        </draw:connector>
        <draw:custom-shape draw:style-name="gr75" draw:text-style-name="P39" xml:id="id60" draw:id="id60" draw:layer="layout" svg:width="2.79cm" svg:height="1.2cm" svg:x="1.2cm" svg:y="22cm">
          <text:p text:style-name="P5"><text:span text:style-name="T14">{connector}.js</text:span></text:p>
          <draw:enhanced-geometry svg:viewBox="0 0 21600 21600" draw:type="rectangle" draw:enhanced-path="M 0 0 L 21600 0 21600 21600 0 21600 0 0 Z N"/>
        </draw:custom-shape>
        <draw:custom-shape draw:style-name="gr80" draw:text-style-name="P42" xml:id="id61" draw:id="id61" draw:layer="layout" svg:width="2.79cm" svg:height="1.2cm" svg:x="16.823cm" svg:y="6cm">
          <text:p text:style-name="P5"><text:span text:style-name="T14">Bash `hostname`</text:span></text:p>
          <draw:enhanced-geometry svg:viewBox="0 0 21600 21600" draw:type="rectangle" draw:enhanced-path="M 0 0 L 21600 0 21600 21600 0 21600 0 0 Z N"/>
        </draw:custom-shape>
        <draw:connector draw:style-name="gr76" draw:text-style-name="P40" draw:layer="layout" draw:type="curve" svg:x1="18.218cm" svg:y1="7.2cm" svg:x2="18.202cm" svg:y2="14.023cm" draw:start-shape="id61" draw:end-shape="id54" draw:end-glue-point="4" svg:d="M18218 7200c0 5118-16 1707-16 6823" svg:viewBox="0 0 17 6824">
          <text:p/>
        </draw:connector>
        <draw:connector draw:style-name="gr76" draw:text-style-name="P40" draw:layer="layout" draw:type="curve" svg:x1="7.6cm" svg:y1="13cm" svg:x2="3.99cm" svg:y2="13cm" draw:start-shape="id56" draw:end-shape="id59" draw:end-glue-point="1" svg:d="M7600 13000h-3610" svg:viewBox="0 0 3611 1">
          <text:p/>
        </draw:connector>
        <draw:connector draw:style-name="gr76" draw:text-style-name="P40" draw:layer="layout" draw:type="curve" svg:x1="7.6cm" svg:y1="16.2cm" svg:x2="3.99cm" svg:y2="13cm" draw:start-shape="id55" draw:start-glue-point="3" draw:end-shape="id59" draw:end-glue-point="1" svg:d="M7600 16200c-2707 0-903-3200-3610-3200" svg:viewBox="0 0 3611 3201">
          <text:p/>
        </draw:connector>
        <draw:frame draw:style-name="gr15" draw:text-style-name="P10" draw:layer="layout" svg:width="18cm" svg:height="1.733cm" svg:x="1.423cm" svg:y="0.815cm">
          <draw:text-box>
            <text:p text:style-name="P5"><text:span text:style-name="T6">VeryAPI</text:span></text:p>
            <text:p text:style-name="P5"><text:span text:style-name="T6">Cache Loader</text:span></text:p>
          </draw:text-box>
        </draw:frame>
        <draw:g>
          <draw:custom-shape draw:style-name="gr82" draw:text-style-name="P43" draw:layer="layout" svg:width="1.5cm" svg:height="0.65cm" svg:x="18.123cm" svg:y="2.743cm">
            <text:p text:style-name="P5"><text:span text:style-name="T2">Scrip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3" draw:text-style-name="P44" draw:layer="layout" svg:width="1.5cm" svg:height="0.653cm" svg:x="18.123cm" svg:y="1.24cm">
            <text:p text:style-name="P5"><text:span text:style-name="T2">MongoDB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" draw:text-style-name="P13" draw:layer="layout" svg:width="1.5cm" svg:height="0.65cm" svg:x="18.123cm" svg:y="1.993cm">
            <text:p text:style-name="P5"><text:span text:style-name="T2">Data Fil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4" draw:text-style-name="P45" draw:layer="layout" svg:width="1.5cm" svg:height="0.65cm" svg:x="18.123cm" svg:y="3.493cm">
            <text:p text:style-name="P5"><text:span text:style-name="T2">Redis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85" draw:text-style-name="P46" xml:id="id62" draw:id="id62" draw:layer="layout" svg:width="3.18cm" svg:height="4.4cm" svg:x="15.623cm" svg:y="18.823cm">
          <text:p text:style-name="P7"><text:span text:style-name="T15">MongoDB</text:span></text:p>
          <text:p text:style-name="P7"><text:span text:style-name="T14"/></text:p>
          <text:p text:style-name="P7"><text:span text:style-name="T14">Db: qott</text:span></text:p>
          <text:p text:style-name="P7"><text:span text:style-name="T14">Coll: configuration</text:span></text:p>
          <text:p text:style-name="P7"><text:span text:style-name="T14">Class: config</text:span></text:p>
          <text:p text:style-name="P7"><text:span text:style-name="T14"/></text:p>
          <text:p text:style-name="P7"><text:span text:style-name="T14">jwt, logging, mq</text:span></text:p>
          <text:p text:style-name="P7"><text:span text:style-name="T14">ports, services</text:span></text:p>
          <text:p text:style-name="P7"><text:span text:style-name="T14">ssl, tracker</text:span></text:p>
          <draw:enhanced-geometry svg:viewBox="0 0 21600 21600" draw:type="rectangle" draw:enhanced-path="M 0 0 L 21600 0 21600 21600 0 21600 0 0 Z N"/>
        </draw:custom-shape>
        <draw:connector draw:style-name="gr76" draw:text-style-name="P40" draw:layer="layout" draw:type="curve" svg:x1="17.213cm" svg:y1="18.823cm" svg:x2="17.213cm" svg:y2="15.223cm" draw:start-shape="id62" draw:start-glue-point="0" draw:end-shape="id54" draw:end-glue-point="2" svg:d="M17213 18823v-3600" svg:viewBox="0 0 1 3601">
          <text:p/>
        </draw:connector>
        <draw:frame draw:style-name="gr86" draw:text-style-name="P37" draw:layer="layout" svg:width="0.904cm" svg:height="0.581cm" svg:x="14.883cm" svg:y="11.382cm">
          <draw:text-box>
            <text:p>[1]</text:p>
          </draw:text-box>
        </draw:frame>
        <draw:frame draw:style-name="gr86" draw:text-style-name="P37" draw:layer="layout" svg:width="0.904cm" svg:height="0.581cm" svg:x="16.583cm" svg:y="11.383cm">
          <draw:text-box>
            <text:p>[3]</text:p>
          </draw:text-box>
        </draw:frame>
        <draw:frame draw:style-name="gr86" draw:text-style-name="P37" draw:layer="layout" svg:width="0.904cm" svg:height="0.581cm" svg:x="18.083cm" svg:y="11.384cm">
          <draw:text-box>
            <text:p>[2]</text:p>
          </draw:text-box>
        </draw:frame>
        <draw:frame draw:style-name="gr86" draw:text-style-name="P37" draw:layer="layout" svg:width="0.904cm" svg:height="0.581cm" svg:x="17.083cm" svg:y="16.984cm">
          <draw:text-box>
            <text:p>[4]</text:p>
          </draw:text-box>
        </draw:frame>
      </draw:page>
      <draw:page draw:name="page6" draw:style-name="dp1" draw:master-page-name="Default">
        <office:forms form:automatic-focus="false" form:apply-design-mode="false"/>
        <draw:frame draw:style-name="gr15" draw:text-style-name="P10" draw:layer="layout" svg:width="18cm" svg:height="1.733cm" svg:x="1.423cm" svg:y="0.843cm">
          <draw:text-box>
            <text:p text:style-name="P5"><text:span text:style-name="T6">VeryAPI</text:span></text:p>
            <text:p text:style-name="P5"><text:span text:style-name="T6">Data Flows Between Modules</text:span></text:p>
          </draw:text-box>
        </draw:frame>
        <draw:custom-shape draw:style-name="gr75" draw:text-style-name="P39" xml:id="id64" draw:id="id64" draw:layer="layout" svg:width="2.79cm" svg:height="1.2cm" svg:x="3.223cm" svg:y="5.223cm">
          <draw:glue-point draw:id="4" svg:x="2.387cm" svg:y="5.008cm"/>
          <text:p text:style-name="P5"><text:span text:style-name="T14">log_process.js</text:span></text:p>
          <draw:enhanced-geometry svg:viewBox="0 0 21600 21600" draw:type="rectangle" draw:enhanced-path="M 0 0 L 21600 0 21600 21600 0 21600 0 0 Z N"/>
        </draw:custom-shape>
        <draw:custom-shape draw:style-name="gr80" draw:text-style-name="P42" xml:id="id65" draw:id="id65" draw:layer="layout" svg:width="2.79cm" svg:height="1.2cm" svg:x="11.823cm" svg:y="5.223cm">
          <text:p text:style-name="P5"><text:span text:style-name="T14">Mongo</text:span></text:p>
          <draw:enhanced-geometry svg:viewBox="0 0 21600 21600" draw:type="rectangle" draw:enhanced-path="M 0 0 L 21600 0 21600 21600 0 21600 0 0 Z N"/>
        </draw:custom-shape>
        <draw:custom-shape draw:style-name="gr80" draw:text-style-name="P42" xml:id="id66" draw:id="id66" draw:layer="layout" svg:width="2.79cm" svg:height="1.2cm" svg:x="8.423cm" svg:y="8.423cm">
          <draw:glue-point draw:id="4" svg:x="3.139cm" svg:y="5.008cm"/>
          <text:p text:style-name="P5"><text:span text:style-name="T14">Redis</text:span></text:p>
          <draw:enhanced-geometry svg:viewBox="0 0 21600 21600" draw:type="rectangle" draw:enhanced-path="M 0 0 L 21600 0 21600 21600 0 21600 0 0 Z N"/>
        </draw:custom-shape>
        <draw:custom-shape draw:style-name="gr80" draw:text-style-name="P42" xml:id="id68" draw:id="id68" draw:layer="layout" svg:width="2.79cm" svg:height="1.2cm" svg:x="15.423cm" svg:y="5.223cm">
          <text:p text:style-name="P5"><text:span text:style-name="T14">Configuration</text:span></text:p>
          <text:p text:style-name="P5"><text:span text:style-name="T14">File</text:span></text:p>
          <draw:enhanced-geometry svg:viewBox="0 0 21600 21600" draw:type="rectangle" draw:enhanced-path="M 0 0 L 21600 0 21600 21600 0 21600 0 0 Z N"/>
        </draw:custom-shape>
        <draw:custom-shape draw:style-name="gr80" draw:text-style-name="P42" xml:id="id63" draw:id="id63" draw:layer="layout" svg:width="2.79cm" svg:height="1.2cm" svg:x="3.223cm" svg:y="8.423cm">
          <text:p text:style-name="P5"><text:span text:style-name="T14">AMQP</text:span></text:p>
          <draw:enhanced-geometry svg:viewBox="0 0 21600 21600" draw:type="rectangle" draw:enhanced-path="M 0 0 L 21600 0 21600 21600 0 21600 0 0 Z N"/>
        </draw:custom-shape>
        <draw:connector draw:style-name="gr76" draw:text-style-name="P40" draw:layer="layout" draw:type="curve" svg:x1="4.618cm" svg:y1="8.423cm" svg:x2="4.618cm" svg:y2="6.423cm" draw:start-shape="id63" draw:start-glue-point="0" draw:end-shape="id64" draw:end-glue-point="2" svg:d="M4618 8423v-2000" svg:viewBox="0 0 1 2001">
          <text:p/>
        </draw:connector>
        <draw:connector draw:style-name="gr76" draw:text-style-name="P40" draw:layer="layout" draw:type="curve" svg:x1="6.013cm" svg:y1="5.823cm" svg:x2="11.823cm" svg:y2="5.823cm" draw:start-shape="id64" draw:end-shape="id65" svg:d="M6013 5823h5810" svg:viewBox="0 0 5811 1">
          <text:p/>
        </draw:connector>
        <draw:connector draw:style-name="gr76" draw:text-style-name="P40" draw:layer="layout" draw:type="curve" svg:x1="9.818cm" svg:y1="8.423cm" svg:x2="5.283cm" svg:y2="6.423cm" draw:start-shape="id66" draw:end-shape="id64" draw:end-glue-point="4" svg:d="M9818 8423c0-1500-4535-500-4535-2000" svg:viewBox="0 0 4536 2001">
          <text:p/>
        </draw:connector>
        <draw:custom-shape draw:style-name="gr75" draw:text-style-name="P39" xml:id="id67" draw:id="id67" draw:layer="layout" svg:width="2.79cm" svg:height="1.2cm" svg:x="13.623cm" svg:y="8.423cm">
          <draw:glue-point draw:id="4" svg:x="-1.985cm" svg:y="-5.008cm"/>
          <draw:glue-point draw:id="5" svg:x="2.243cm" svg:y="-4.808cm"/>
          <text:p text:style-name="P5"><text:span text:style-name="T14">cache.js</text:span></text:p>
          <draw:enhanced-geometry svg:viewBox="0 0 21600 21600" draw:type="rectangle" draw:enhanced-path="M 0 0 L 21600 0 21600 21600 0 21600 0 0 Z N"/>
        </draw:custom-shape>
        <draw:connector draw:style-name="gr76" draw:text-style-name="P40" draw:layer="layout" draw:type="curve" svg:x1="13.218cm" svg:y1="6.423cm" svg:x2="14.465cm" svg:y2="8.423cm" draw:start-shape="id65" draw:end-shape="id67" draw:end-glue-point="4" svg:d="M13218 6423c0 1500 1247 500 1247 2000" svg:viewBox="0 0 1248 2001">
          <text:p/>
        </draw:connector>
        <draw:connector draw:style-name="gr76" draw:text-style-name="P40" draw:layer="layout" draw:type="curve" svg:x1="16.818cm" svg:y1="6.423cm" svg:x2="15.643cm" svg:y2="8.447cm" draw:start-shape="id68" draw:start-glue-point="2" draw:end-shape="id67" draw:end-glue-point="5" svg:d="M16818 6423c0 1500-1175 488-1175 2024" svg:viewBox="0 0 1176 2025">
          <text:p/>
        </draw:connector>
        <draw:connector draw:style-name="gr76" draw:text-style-name="P40" draw:layer="layout" draw:type="curve" svg:x1="13.623cm" svg:y1="9.023cm" svg:x2="11.213cm" svg:y2="9.023cm" draw:start-shape="id67" draw:end-shape="id66" draw:end-glue-point="1" svg:d="M13623 9023h-2410" svg:viewBox="0 0 2411 1">
          <text:p/>
        </draw:connector>
        <draw:custom-shape draw:style-name="gr75" draw:text-style-name="P39" xml:id="id69" draw:id="id69" draw:layer="layout" svg:width="2.79cm" svg:height="1.2cm" svg:x="3.223cm" svg:y="11.623cm">
          <text:p text:style-name="P5"><text:span text:style-name="T14">log_client.js</text:span></text:p>
          <draw:enhanced-geometry svg:viewBox="0 0 21600 21600" draw:type="rectangle" draw:enhanced-path="M 0 0 L 21600 0 21600 21600 0 21600 0 0 Z N"/>
        </draw:custom-shape>
        <draw:connector draw:style-name="gr76" draw:text-style-name="P40" draw:layer="layout" draw:type="curve" svg:x1="4.618cm" svg:y1="11.623cm" svg:x2="4.618cm" svg:y2="9.623cm" draw:start-shape="id69" draw:start-glue-point="0" draw:end-shape="id63" svg:d="M4618 11623v-2000" svg:viewBox="0 0 1 2001">
          <text:p/>
        </draw:connector>
        <draw:connector draw:style-name="gr76" draw:text-style-name="P40" draw:layer="layout" draw:type="curve" svg:x1="9.818cm" svg:y1="9.623cm" svg:x2="6.013cm" svg:y2="12.223cm" draw:start-shape="id66" draw:start-glue-point="2" draw:end-shape="id69" draw:end-glue-point="1" svg:d="M9818 9623c0 1734-1268 2600-3805 2600" svg:viewBox="0 0 3806 2601">
          <text:p/>
        </draw:connector>
        <draw:custom-shape draw:style-name="gr75" draw:text-style-name="P39" xml:id="id70" draw:id="id70" draw:layer="layout" svg:width="2.79cm" svg:height="1.2cm" svg:x="3.223cm" svg:y="14.823cm">
          <draw:glue-point draw:id="4" svg:x="2.673cm" svg:y="-4.975cm"/>
          <text:p text:style-name="P5"><text:span text:style-name="T14">interface.js</text:span></text:p>
          <draw:enhanced-geometry svg:viewBox="0 0 21600 21600" draw:type="rectangle" draw:enhanced-path="M 0 0 L 21600 0 21600 21600 0 21600 0 0 Z N"/>
        </draw:custom-shape>
        <draw:connector draw:style-name="gr76" draw:text-style-name="P40" draw:layer="layout" draw:type="curve" draw:line-skew="0.584cm" svg:x1="9.818cm" svg:y1="9.623cm" svg:x2="5.363cm" svg:y2="14.826cm" draw:start-shape="id66" draw:start-glue-point="2" draw:end-shape="id70" draw:end-glue-point="4" svg:d="M9818 9623c0 4776-4455 2175-4455 5203" svg:viewBox="0 0 4456 5204">
          <text:p/>
        </draw:connector>
        <draw:connector draw:style-name="gr76" draw:text-style-name="P40" draw:layer="layout" draw:type="curve" svg:x1="4.618cm" svg:y1="14.823cm" svg:x2="4.618cm" svg:y2="12.823cm" draw:start-shape="id70" draw:end-shape="id69" svg:d="M4618 14823v-2000" svg:viewBox="0 0 1 2001">
          <text:p/>
        </draw:connector>
        <draw:custom-shape draw:style-name="gr75" draw:text-style-name="P39" xml:id="id71" draw:id="id71" draw:layer="layout" svg:width="2.79cm" svg:height="1.2cm" svg:x="13.623cm" svg:y="14.823cm">
          <draw:glue-point draw:id="4" svg:x="-4.996cm" svg:y="-3.141cm"/>
          <draw:glue-point draw:id="5" svg:x="-4.996cm" svg:y="3.525cm"/>
          <text:p text:style-name="P5"><text:span text:style-name="T14">{connector}.js</text:span></text:p>
          <draw:enhanced-geometry svg:viewBox="0 0 21600 21600" draw:type="rectangle" draw:enhanced-path="M 0 0 L 21600 0 21600 21600 0 21600 0 0 Z N"/>
        </draw:custom-shape>
        <draw:connector draw:style-name="gr87" draw:text-style-name="P40" draw:layer="layout" draw:type="curve" svg:x1="13.625cm" svg:y1="15.047cm" svg:x2="11.213cm" svg:y2="15.066cm" draw:start-shape="id71" draw:start-glue-point="4" draw:end-shape="id72" draw:end-glue-point="5" svg:d="M13625 15047c-1810 0-605 19-2412 19" svg:viewBox="0 0 2413 20">
          <text:p/>
        </draw:connector>
        <draw:custom-shape draw:style-name="gr88" draw:text-style-name="P47" xml:id="id74" draw:id="id74" draw:layer="layout" svg:width="2.79cm" svg:height="1.2cm" svg:x="13.623cm" svg:y="18.023cm">
          <text:p text:style-name="P5"><text:span text:style-name="T14">Connected</text:span></text:p>
          <text:p text:style-name="P5"><text:span text:style-name="T14">System</text:span></text:p>
          <draw:enhanced-geometry svg:viewBox="0 0 21600 21600" draw:type="rectangle" draw:enhanced-path="M 0 0 L 21600 0 21600 21600 0 21600 0 0 Z N"/>
        </draw:custom-shape>
        <draw:custom-shape draw:style-name="gr75" draw:text-style-name="P39" xml:id="id72" draw:id="id72" draw:layer="layout" svg:width="2.79cm" svg:height="1.2cm" svg:x="8.423cm" svg:y="14.823cm">
          <draw:glue-point draw:id="4" svg:x="3.175cm" svg:y="-5.008cm"/>
          <draw:glue-point draw:id="5" svg:x="5.003cm" svg:y="-2.975cm"/>
          <draw:glue-point draw:id="6" svg:x="4.967cm" svg:y="3.525cm"/>
          <text:p text:style-name="P5"><text:span text:style-name="T14">session.js</text:span></text:p>
          <draw:enhanced-geometry svg:viewBox="0 0 21600 21600" draw:type="rectangle" draw:enhanced-path="M 0 0 L 21600 0 21600 21600 0 21600 0 0 Z N"/>
        </draw:custom-shape>
        <draw:custom-shape draw:style-name="gr88" draw:text-style-name="P47" xml:id="id73" draw:id="id73" draw:layer="layout" svg:width="2.79cm" svg:height="1.2cm" svg:x="3.223cm" svg:y="18.023cm">
          <text:p text:style-name="P5"><text:span text:style-name="T14">Client</text:span></text:p>
          <draw:enhanced-geometry svg:viewBox="0 0 21600 21600" draw:type="rectangle" draw:enhanced-path="M 0 0 L 21600 0 21600 21600 0 21600 0 0 Z N"/>
        </draw:custom-shape>
        <draw:connector draw:style-name="gr89" draw:text-style-name="P40" draw:layer="layout" draw:type="curve" svg:x1="4.618cm" svg:y1="18.023cm" svg:x2="4.618cm" svg:y2="16.023cm" draw:start-shape="id73" draw:start-glue-point="0" draw:end-shape="id70" draw:end-glue-point="2" svg:d="M4618 18023v-2000" svg:viewBox="0 0 1 2001">
          <text:p/>
        </draw:connector>
        <draw:connector draw:style-name="gr76" draw:text-style-name="P40" draw:layer="layout" draw:type="curve" svg:x1="9.818cm" svg:y1="9.623cm" svg:x2="9.818cm" svg:y2="14.823cm" draw:start-shape="id66" draw:start-glue-point="2" draw:end-shape="id72" svg:d="M9818 9623v5200" svg:viewBox="0 0 1 5201">
          <text:p/>
        </draw:connector>
        <draw:connector draw:style-name="gr89" draw:text-style-name="P40" draw:layer="layout" draw:type="curve" svg:x1="6.013cm" svg:y1="15.423cm" svg:x2="8.423cm" svg:y2="15.423cm" draw:start-shape="id70" draw:start-glue-point="1" draw:end-shape="id72" svg:d="M6013 15423h2410" svg:viewBox="0 0 2411 1">
          <text:p/>
        </draw:connector>
        <draw:connector draw:style-name="gr89" draw:text-style-name="P40" draw:layer="layout" draw:type="curve" svg:x1="9.818cm" svg:y1="16.023cm" svg:x2="6.013cm" svg:y2="18.623cm" draw:start-shape="id72" draw:start-glue-point="2" draw:end-shape="id73" draw:end-glue-point="1" svg:d="M9818 16023c0 1734-1268 2600-3805 2600" svg:viewBox="0 0 3806 2601">
          <text:p/>
        </draw:connector>
        <draw:connector draw:style-name="gr90" draw:text-style-name="P40" draw:layer="layout" draw:type="curve" svg:x1="11.203cm" svg:y1="15.846cm" svg:x2="13.625cm" svg:y2="15.846cm" draw:start-shape="id72" draw:start-glue-point="6" draw:end-shape="id71" draw:end-glue-point="5" svg:d="M11203 15846h2422" svg:viewBox="0 0 2423 1">
          <text:p/>
        </draw:connector>
        <draw:connector draw:style-name="gr90" draw:text-style-name="P40" draw:layer="layout" draw:type="curve" svg:x1="15.018cm" svg:y1="18.023cm" svg:x2="15.018cm" svg:y2="16.023cm" draw:start-shape="id74" draw:start-glue-point="0" draw:end-shape="id71" draw:end-glue-point="2" svg:d="M15018 18023v-2000" svg:viewBox="0 0 1 2001">
          <text:p/>
        </draw:connector>
        <draw:custom-shape draw:style-name="gr91" draw:text-style-name="P47" draw:layer="layout" svg:width="0.8cm" svg:height="0.4cm" svg:x="7.192cm" svg:y="21.6cm">
          <text:p/>
          <draw:enhanced-geometry svg:viewBox="0 0 21600 21600" draw:type="rectangle" draw:enhanced-path="M 0 0 L 21600 0 21600 21600 0 21600 0 0 Z N"/>
        </draw:custom-shape>
        <draw:custom-shape draw:style-name="gr92" draw:text-style-name="P39" draw:layer="layout" svg:width="0.8cm" svg:height="0.4cm" svg:x="7.182cm" svg:y="20.4cm">
          <text:p/>
          <draw:enhanced-geometry svg:viewBox="0 0 21600 21600" draw:type="rectangle" draw:enhanced-path="M 0 0 L 21600 0 21600 21600 0 21600 0 0 Z N"/>
        </draw:custom-shape>
        <draw:custom-shape draw:style-name="gr93" draw:text-style-name="P42" draw:layer="layout" svg:width="0.8cm" svg:height="0.4cm" svg:x="7.192cm" svg:y="21cm">
          <text:p/>
          <draw:enhanced-geometry svg:viewBox="0 0 21600 21600" draw:type="rectangle" draw:enhanced-path="M 0 0 L 21600 0 21600 21600 0 21600 0 0 Z N"/>
        </draw:custom-shape>
        <draw:frame draw:style-name="gr94" draw:text-style-name="P48" draw:layer="layout" svg:width="4.21cm" svg:height="0.645cm" svg:x="8.082cm" svg:y="20.3cm">
          <draw:text-box>
            <text:p><text:span text:style-name="T14">Internal VeryAPI Scripts</text:span></text:p>
          </draw:text-box>
        </draw:frame>
        <draw:frame draw:style-name="gr95" draw:text-style-name="P48" draw:layer="layout" svg:width="4.676cm" svg:height="0.645cm" svg:x="8.082cm" svg:y="20.901cm">
          <draw:text-box>
            <text:p><text:span text:style-name="T14">Internal 3rd Party Software</text:span></text:p>
          </draw:text-box>
        </draw:frame>
        <draw:frame draw:style-name="gr96" draw:text-style-name="P48" draw:layer="layout" svg:width="4.858cm" svg:height="0.645cm" svg:x="8.082cm" svg:y="21.502cm">
          <draw:text-box>
            <text:p><text:span text:style-name="T14">External Customer Systems</text:span></text:p>
          </draw:text-box>
        </draw:frame>
        <draw:connector draw:style-name="gr89" draw:text-style-name="P40" draw:layer="layout" draw:type="curve" svg:x1="6.8cm" svg:y1="22.41cm" svg:x2="8cm" svg:y2="22.4cm" svg:d="M6800 22410c900 0 300-10 1200-10" svg:viewBox="0 0 1201 11">
          <text:p/>
        </draw:connector>
        <draw:connector draw:style-name="gr97" draw:text-style-name="P40" draw:layer="layout" draw:type="curve" svg:x1="6.775cm" svg:y1="22.933cm" svg:x2="7.975cm" svg:y2="22.923cm" svg:d="M6775 22933c900 0 300-10 1200-10" svg:viewBox="0 0 1201 11">
          <text:p/>
        </draw:connector>
        <draw:frame draw:style-name="gr98" draw:text-style-name="P48" draw:layer="layout" svg:width="6.446cm" svg:height="0.645cm" svg:x="8.082cm" svg:y="22.103cm">
          <draw:text-box>
            <text:p><text:span text:style-name="T14">Client Data (inc. HTTP Request/Response)</text:span></text:p>
          </draw:text-box>
        </draw:frame>
        <draw:frame draw:style-name="gr96" draw:text-style-name="P48" draw:layer="layout" svg:width="4.858cm" svg:height="0.645cm" svg:x="8.082cm" svg:y="22.604cm">
          <draw:text-box>
            <text:p><text:span text:style-name="T14">Internal Data</text:span></text:p>
          </draw:text-box>
        </draw:frame>
        <draw:connector draw:style-name="gr90" draw:text-style-name="P40" draw:layer="layout" draw:type="curve" svg:x1="10.703cm" svg:y1="14.823cm" svg:x2="10.693cm" svg:y2="9.623cm" draw:start-shape="id72" draw:start-glue-point="4" draw:end-shape="id66" draw:end-glue-point="4" svg:d="M10703 14823c0-3900-10-1300-10-5200" svg:viewBox="0 0 11 5201">
          <text:p/>
        </draw:connector>
      </draw:page>
      <draw:page draw:name="page7" draw:style-name="dp1" draw:master-page-name="Default">
        <office:forms form:automatic-focus="false" form:apply-design-mode="false"/>
        <draw:frame draw:style-name="gr15" draw:text-style-name="P10" draw:layer="layout" svg:width="18cm" svg:height="1.733cm" svg:x="1.423cm" svg:y="0.844cm">
          <draw:text-box>
            <text:p text:style-name="P5"><text:span text:style-name="T6">VeryAPI</text:span></text:p>
            <text:p text:style-name="P5"><text:span text:style-name="T6">Functional Flows in session.js</text:span></text:p>
          </draw:text-box>
        </draw:frame>
        <draw:custom-shape draw:style-name="gr99" draw:text-style-name="P39" xml:id="id76" draw:id="id76" draw:layer="layout" svg:width="2.8cm" svg:height="0.79cm" svg:x="10.023cm" svg:y="6.823cm">
          <text:p text:style-name="P5"><text:span text:style-name="T14">init</text:span></text:p>
          <draw:enhanced-geometry svg:viewBox="0 0 21600 21600" draw:type="rectangle" draw:enhanced-path="M 0 0 L 21600 0 21600 21600 0 21600 0 0 Z N"/>
        </draw:custom-shape>
        <draw:connector draw:style-name="gr100" draw:text-style-name="P40" draw:layer="layout" draw:type="curve" svg:x1="11.423cm" svg:y1="6.023cm" svg:x2="11.423cm" svg:y2="6.823cm" draw:start-shape="id75" draw:start-glue-point="8" draw:end-shape="id76" draw:end-glue-point="0" svg:d="M11423 6023v800" svg:viewBox="0 0 1 801">
          <text:p/>
        </draw:connector>
        <draw:custom-shape draw:style-name="gr99" draw:text-style-name="P39" xml:id="id77" draw:id="id77" draw:layer="layout" svg:width="2.8cm" svg:height="0.79cm" svg:x="10.023cm" svg:y="8.423cm">
          <text:p text:style-name="P5"><text:span text:style-name="T14">parseRequest</text:span></text:p>
          <draw:enhanced-geometry svg:viewBox="0 0 21600 21600" draw:type="rectangle" draw:enhanced-path="M 0 0 L 21600 0 21600 21600 0 21600 0 0 Z N"/>
        </draw:custom-shape>
        <draw:custom-shape draw:style-name="gr99" draw:text-style-name="P39" xml:id="id78" draw:id="id78" draw:layer="layout" svg:width="2.8cm" svg:height="0.79cm" svg:x="5.623cm" svg:y="8.423cm">
          <text:p text:style-name="P5"><text:span text:style-name="T14">requestV1</text:span></text:p>
          <draw:enhanced-geometry svg:viewBox="0 0 21600 21600" draw:type="rectangle" draw:enhanced-path="M 0 0 L 21600 0 21600 21600 0 21600 0 0 Z N"/>
        </draw:custom-shape>
        <draw:custom-shape draw:style-name="gr99" draw:text-style-name="P39" xml:id="id79" draw:id="id79" draw:layer="layout" svg:width="2.8cm" svg:height="0.79cm" svg:x="1.223cm" svg:y="8.423cm">
          <text:p text:style-name="P5"><text:span text:style-name="T14">readRequestData</text:span></text:p>
          <draw:enhanced-geometry svg:viewBox="0 0 21600 21600" draw:type="rectangle" draw:enhanced-path="M 0 0 L 21600 0 21600 21600 0 21600 0 0 Z N"/>
        </draw:custom-shape>
        <draw:custom-shape draw:style-name="gr99" draw:text-style-name="P39" xml:id="id80" draw:id="id80" draw:layer="layout" svg:width="2.8cm" svg:height="0.79cm" svg:x="1.223cm" svg:y="10.023cm">
          <text:p text:style-name="P5"><text:span text:style-name="T14">commandCheck</text:span></text:p>
          <draw:enhanced-geometry svg:viewBox="0 0 21600 21600" draw:type="rectangle" draw:enhanced-path="M 0 0 L 21600 0 21600 21600 0 21600 0 0 Z N"/>
        </draw:custom-shape>
        <draw:custom-shape draw:style-name="gr99" draw:text-style-name="P39" xml:id="id87" draw:id="id87" draw:layer="layout" svg:width="2.8cm" svg:height="0.79cm" svg:x="16.823cm" svg:y="19.623cm">
          <text:p text:style-name="P5"><text:span text:style-name="T14">sessionComplete</text:span></text:p>
          <draw:enhanced-geometry svg:viewBox="0 0 21600 21600" draw:type="rectangle" draw:enhanced-path="M 0 0 L 21600 0 21600 21600 0 21600 0 0 Z N"/>
        </draw:custom-shape>
        <draw:custom-shape draw:style-name="gr99" draw:text-style-name="P39" xml:id="id83" draw:id="id83" draw:layer="layout" svg:width="2.8cm" svg:height="0.79cm" svg:x="5.623cm" svg:y="12.223cm">
          <text:p text:style-name="P5"><text:span text:style-name="T14">cacheCommand</text:span></text:p>
          <draw:enhanced-geometry svg:viewBox="0 0 21600 21600" draw:type="rectangle" draw:enhanced-path="M 0 0 L 21600 0 21600 21600 0 21600 0 0 Z N"/>
        </draw:custom-shape>
        <draw:custom-shape draw:style-name="gr99" draw:text-style-name="P39" xml:id="id82" draw:id="id82" draw:layer="layout" svg:width="2.8cm" svg:height="0.79cm" svg:x="1.223cm" svg:y="19.623cm">
          <text:p text:style-name="P5"><text:span text:style-name="T14">connectorCheck</text:span></text:p>
          <draw:enhanced-geometry svg:viewBox="0 0 21600 21600" draw:type="rectangle" draw:enhanced-path="M 0 0 L 21600 0 21600 21600 0 21600 0 0 Z N"/>
        </draw:custom-shape>
        <draw:custom-shape draw:style-name="gr99" draw:text-style-name="P39" xml:id="id99" draw:id="id99" draw:layer="layout" svg:width="2.8cm" svg:height="0.79cm" svg:x="1.223cm" svg:y="21.223cm">
          <text:p text:style-name="P5"><text:span text:style-name="T14">connectorRead</text:span></text:p>
          <draw:enhanced-geometry svg:viewBox="0 0 21600 21600" draw:type="rectangle" draw:enhanced-path="M 0 0 L 21600 0 21600 21600 0 21600 0 0 Z N"/>
        </draw:custom-shape>
        <draw:connector draw:style-name="gr100" draw:text-style-name="P40" draw:layer="layout" draw:type="curve" svg:x1="11.423cm" svg:y1="7.613cm" svg:x2="11.423cm" svg:y2="8.423cm" draw:start-shape="id76" draw:end-shape="id77" draw:end-glue-point="0" svg:d="M11423 7613v810" svg:viewBox="0 0 1 811">
          <text:p/>
        </draw:connector>
        <draw:connector draw:style-name="gr100" draw:text-style-name="P40" draw:layer="layout" draw:type="curve" svg:x1="10.023cm" svg:y1="8.818cm" svg:x2="8.423cm" svg:y2="8.818cm" draw:start-shape="id77" draw:start-glue-point="3" draw:end-shape="id78" draw:end-glue-point="1" svg:d="M10023 8818h-1600" svg:viewBox="0 0 1601 1">
          <text:p/>
        </draw:connector>
        <draw:connector draw:style-name="gr100" draw:text-style-name="P40" draw:layer="layout" draw:type="curve" svg:x1="5.623cm" svg:y1="8.818cm" svg:x2="4.023cm" svg:y2="8.818cm" draw:start-shape="id78" draw:end-shape="id79" svg:d="M5623 8818h-1600" svg:viewBox="0 0 1601 1">
          <text:p/>
        </draw:connector>
        <draw:connector draw:style-name="gr100" draw:text-style-name="P40" draw:layer="layout" draw:type="curve" svg:x1="2.623cm" svg:y1="9.213cm" svg:x2="2.623cm" svg:y2="10.023cm" draw:start-shape="id79" draw:start-glue-point="2" draw:end-shape="id80" draw:end-glue-point="0" svg:d="M2623 9213v810" svg:viewBox="0 0 1 811">
          <text:p/>
        </draw:connector>
        <draw:custom-shape draw:style-name="gr101" draw:text-style-name="P49" xml:id="id75" draw:id="id75" draw:layer="layout" svg:width="2.8cm" svg:height="0.8cm" svg:x="10.023cm" svg:y="5.223cm">
          <text:p text:style-name="P5"><text:span text:style-name="T14">interface.j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2" draw:text-style-name="P5" xml:id="id81" draw:id="id81" draw:layer="layout" svg:width="3.2cm" svg:height="2.01cm" svg:x="1.023cm" svg:y="11.623cm">
          <text:p text:style-name="P5"><text:s/></text:p>
          <text:p text:style-name="P5"><text:span text:style-name="T17">source.</text:span><text:span text:style-name="T18">cache=true</text:span></text:p>
          <text:p text:style-name="P5"><text:span text:style-name="T18">&amp;&amp;</text:span></text:p>
          <text:p text:style-name="P5"><text:span text:style-name="T18">cache!=sav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00" draw:text-style-name="P40" draw:layer="layout" draw:type="curve" svg:x1="2.623cm" svg:y1="10.813cm" svg:x2="2.623cm" svg:y2="11.623cm" draw:start-shape="id80" draw:start-glue-point="2" draw:end-shape="id81" draw:end-glue-point="4" svg:d="M2623 10813v810" svg:viewBox="0 0 1 811">
          <text:p/>
        </draw:connector>
        <draw:connector draw:style-name="gr100" draw:text-style-name="P40" draw:layer="layout" draw:type="curve" svg:x1="2.623cm" svg:y1="13.633cm" svg:x2="2.623cm" svg:y2="19.623cm" draw:start-shape="id81" draw:start-glue-point="6" draw:end-shape="id82" draw:end-glue-point="0" svg:d="M2623 13633v5990" svg:viewBox="0 0 1 5991">
          <text:p/>
        </draw:connector>
        <draw:connector draw:style-name="gr100" draw:text-style-name="P40" draw:layer="layout" draw:type="curve" svg:x1="4.223cm" svg:y1="12.628cm" svg:x2="5.623cm" svg:y2="12.618cm" draw:start-shape="id81" draw:start-glue-point="7" draw:end-shape="id83" draw:end-glue-point="3" svg:d="M4223 12628c1051 0 352-10 1400-10" svg:viewBox="0 0 1401 11">
          <text:p/>
        </draw:connector>
        <draw:frame draw:style-name="gr103" draw:text-style-name="P50" draw:layer="layout" svg:width="0.997cm" svg:height="0.581cm" svg:x="4.303cm" svg:y="12.095cm">
          <draw:text-box>
            <text:p><text:span text:style-name="T17">Yes</text:span></text:p>
          </draw:text-box>
        </draw:frame>
        <draw:frame draw:style-name="gr104" draw:text-style-name="P50" draw:layer="layout" svg:width="0.887cm" svg:height="0.581cm" svg:x="2.503cm" svg:y="13.876cm">
          <draw:text-box>
            <text:p><text:span text:style-name="T17">No</text:span></text:p>
          </draw:text-box>
        </draw:frame>
        <draw:custom-shape draw:style-name="gr99" draw:text-style-name="P39" xml:id="id88" draw:id="id88" draw:layer="layout" svg:width="2.8cm" svg:height="0.79cm" svg:x="10.023cm" svg:y="12.223cm">
          <text:p text:style-name="P5"><text:span text:style-name="T18">cacheCommandSet</text:span></text:p>
          <draw:enhanced-geometry svg:viewBox="0 0 21600 21600" draw:type="rectangle" draw:enhanced-path="M 0 0 L 21600 0 21600 21600 0 21600 0 0 Z N"/>
        </draw:custom-shape>
        <draw:custom-shape draw:style-name="gr99" draw:text-style-name="P39" xml:id="id90" draw:id="id90" draw:layer="layout" svg:width="2.8cm" svg:height="0.79cm" svg:x="14.023cm" svg:y="12.223cm">
          <text:p text:style-name="P5"><text:span text:style-name="T14">mapData</text:span></text:p>
          <draw:enhanced-geometry svg:viewBox="0 0 21600 21600" draw:type="rectangle" draw:enhanced-path="M 0 0 L 21600 0 21600 21600 0 21600 0 0 Z N"/>
        </draw:custom-shape>
        <draw:custom-shape draw:style-name="gr99" draw:text-style-name="P39" xml:id="id84" draw:id="id84" draw:layer="layout" svg:width="2.8cm" svg:height="0.79cm" svg:x="10.023cm" svg:y="10.623cm">
          <text:p text:style-name="P5"><text:span text:style-name="T18">cacheCommandDelete</text:span></text:p>
          <draw:enhanced-geometry svg:viewBox="0 0 21600 21600" draw:type="rectangle" draw:enhanced-path="M 0 0 L 21600 0 21600 21600 0 21600 0 0 Z N"/>
        </draw:custom-shape>
        <draw:custom-shape draw:style-name="gr99" draw:text-style-name="P39" xml:id="id89" draw:id="id89" draw:layer="layout" svg:width="2.8cm" svg:height="0.79cm" svg:x="8.423cm" svg:y="13.823cm">
          <text:p text:style-name="P5"><text:span text:style-name="T18">cacheCommandGet</text:span></text:p>
          <draw:enhanced-geometry svg:viewBox="0 0 21600 21600" draw:type="rectangle" draw:enhanced-path="M 0 0 L 21600 0 21600 21600 0 21600 0 0 Z N"/>
        </draw:custom-shape>
        <draw:custom-shape draw:style-name="gr105" draw:text-style-name="P49" xml:id="id86" draw:id="id86" draw:layer="layout" svg:width="2cm" svg:height="1.2cm" svg:x="14.423cm" svg:y="8.223cm">
          <text:p text:style-name="P5"><text:span text:style-name="T14">Redis</text:span></text:p>
          <text:p text:style-name="P5"><text:span text:style-name="T14">Dele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9" draw:text-style-name="P39" xml:id="id85" draw:id="id85" draw:layer="layout" svg:width="2.8cm" svg:height="0.79cm" svg:x="14.023cm" svg:y="10.623cm">
          <text:p text:style-name="P5"><text:span text:style-name="T14">cacheKey</text:span></text:p>
          <draw:enhanced-geometry svg:viewBox="0 0 21600 21600" draw:type="rectangle" draw:enhanced-path="M 0 0 L 21600 0 21600 21600 0 21600 0 0 Z N"/>
        </draw:custom-shape>
        <draw:connector draw:style-name="gr100" draw:text-style-name="P40" draw:layer="layout" draw:type="curve" svg:x1="7.023cm" svg:y1="12.223cm" svg:x2="10.023cm" svg:y2="11.018cm" draw:start-shape="id83" draw:start-glue-point="0" draw:end-shape="id84" draw:end-glue-point="3" svg:d="M7023 12223c0-804 1000-1205 3000-1205" svg:viewBox="0 0 3001 1206">
          <text:p/>
        </draw:connector>
        <draw:connector draw:style-name="gr100" draw:text-style-name="P40" draw:layer="layout" draw:type="curve" svg:x1="12.823cm" svg:y1="11.018cm" svg:x2="14.023cm" svg:y2="11.018cm" draw:start-shape="id84" draw:start-glue-point="1" draw:end-shape="id85" draw:end-glue-point="3" svg:d="M12823 11018h1200" svg:viewBox="0 0 1201 1">
          <text:p/>
        </draw:connector>
        <draw:connector draw:style-name="gr100" draw:text-style-name="P40" draw:layer="layout" draw:type="curve" svg:x1="15.423cm" svg:y1="10.623cm" svg:x2="15.423cm" svg:y2="9.423cm" draw:start-shape="id85" draw:end-shape="id86" draw:end-glue-point="8" svg:d="M15423 10623v-1200" svg:viewBox="0 0 1 1201">
          <text:p/>
        </draw:connector>
        <draw:connector draw:style-name="gr100" draw:text-style-name="P40" draw:layer="layout" draw:type="curve" svg:x1="16.823cm" svg:y1="11.018cm" svg:x2="18.223cm" svg:y2="19.623cm" draw:start-shape="id85" draw:start-glue-point="1" draw:end-shape="id87" draw:end-glue-point="0" svg:d="M16823 11018c934 0 1400 2868 1400 8605" svg:viewBox="0 0 1401 8606">
          <text:p/>
        </draw:connector>
        <draw:connector draw:style-name="gr100" draw:text-style-name="P40" draw:layer="layout" draw:type="curve" svg:x1="8.423cm" svg:y1="12.618cm" svg:x2="10.023cm" svg:y2="12.618cm" draw:start-shape="id83" draw:start-glue-point="1" draw:end-shape="id88" draw:end-glue-point="3" svg:d="M8423 12618h1600" svg:viewBox="0 0 1601 1">
          <text:p/>
        </draw:connector>
        <draw:connector draw:style-name="gr100" draw:text-style-name="P40" draw:layer="layout" draw:type="curve" svg:x1="7.023cm" svg:y1="13.013cm" svg:x2="8.423cm" svg:y2="14.218cm" draw:start-shape="id83" draw:start-glue-point="2" draw:end-shape="id89" draw:end-glue-point="3" svg:d="M7023 13013c0 804 466 1205 1400 1205" svg:viewBox="0 0 1401 1206">
          <text:p/>
        </draw:connector>
        <draw:custom-shape draw:style-name="gr99" draw:text-style-name="P39" xml:id="id91" draw:id="id91" draw:layer="layout" svg:width="2.8cm" svg:height="0.79cm" svg:x="14.023cm" svg:y="14.023cm">
          <text:p text:style-name="P5"><text:span text:style-name="T14">cacheRedisSet</text:span></text:p>
          <draw:enhanced-geometry svg:viewBox="0 0 21600 21600" draw:type="rectangle" draw:enhanced-path="M 0 0 L 21600 0 21600 21600 0 21600 0 0 Z N"/>
        </draw:custom-shape>
        <draw:custom-shape draw:style-name="gr99" draw:text-style-name="P39" xml:id="id92" draw:id="id92" draw:layer="layout" svg:width="2.8cm" svg:height="0.79cm" svg:x="14.023cm" svg:y="15.623cm">
          <text:p text:style-name="P5"><text:span text:style-name="T14">cacheKey</text:span></text:p>
          <draw:enhanced-geometry svg:viewBox="0 0 21600 21600" draw:type="rectangle" draw:enhanced-path="M 0 0 L 21600 0 21600 21600 0 21600 0 0 Z N"/>
        </draw:custom-shape>
        <draw:connector draw:style-name="gr100" draw:text-style-name="P40" draw:layer="layout" draw:type="curve" svg:x1="12.823cm" svg:y1="12.618cm" svg:x2="14.023cm" svg:y2="12.618cm" draw:start-shape="id88" draw:start-glue-point="1" draw:end-shape="id90" draw:end-glue-point="3" svg:d="M12823 12618h1200" svg:viewBox="0 0 1201 1">
          <text:p/>
        </draw:connector>
        <draw:connector draw:style-name="gr100" draw:text-style-name="P40" draw:layer="layout" draw:type="curve" svg:x1="15.423cm" svg:y1="13.013cm" svg:x2="15.423cm" svg:y2="14.023cm" draw:start-shape="id90" draw:end-shape="id91" draw:end-glue-point="0" svg:d="M15423 13013v1010" svg:viewBox="0 0 1 1011">
          <text:p/>
        </draw:connector>
        <draw:connector draw:style-name="gr100" draw:text-style-name="P40" draw:layer="layout" draw:type="curve" svg:x1="15.423cm" svg:y1="14.813cm" svg:x2="15.423cm" svg:y2="15.623cm" draw:start-shape="id91" draw:start-glue-point="2" draw:end-shape="id92" svg:d="M15423 14813v810" svg:viewBox="0 0 1 811">
          <text:p/>
        </draw:connector>
        <draw:custom-shape draw:style-name="gr105" draw:text-style-name="P49" xml:id="id93" draw:id="id93" draw:layer="layout" svg:width="2cm" svg:height="1.2cm" svg:x="14.423cm" svg:y="17.223cm">
          <text:p text:style-name="P5"><text:span text:style-name="T14">Redis</text:span></text:p>
          <text:p text:style-name="P5"><text:span text:style-name="T14">Se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0" draw:text-style-name="P40" draw:layer="layout" draw:type="curve" svg:x1="15.423cm" svg:y1="16.413cm" svg:x2="15.423cm" svg:y2="17.223cm" draw:start-shape="id92" draw:start-glue-point="2" draw:end-shape="id93" svg:d="M15423 16413v810" svg:viewBox="0 0 1 811">
          <text:p/>
        </draw:connector>
        <draw:connector draw:style-name="gr100" draw:text-style-name="P40" draw:layer="layout" draw:type="curve" svg:x1="16.823cm" svg:y1="16.018cm" svg:x2="18.223cm" svg:y2="19.623cm" draw:start-shape="id92" draw:start-glue-point="1" draw:end-shape="id87" draw:end-glue-point="0" svg:d="M16823 16018c934 0 1400 1201 1400 3605" svg:viewBox="0 0 1401 3606">
          <text:p/>
        </draw:connector>
        <draw:custom-shape draw:style-name="gr105" draw:text-style-name="P49" xml:id="id94" draw:id="id94" draw:layer="layout" svg:width="2cm" svg:height="1.2cm" svg:x="17.223cm" svg:y="22.623cm">
          <text:p text:style-name="P5"><text:span text:style-name="T14">clien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0" draw:text-style-name="P40" draw:layer="layout" draw:type="curve" svg:x1="18.223cm" svg:y1="20.413cm" svg:x2="18.223cm" svg:y2="22.623cm" draw:start-shape="id87" draw:start-glue-point="2" draw:end-shape="id94" draw:end-glue-point="4" svg:d="M18223 20413v2210" svg:viewBox="0 0 1 2211">
          <text:p/>
        </draw:connector>
        <draw:custom-shape draw:style-name="gr99" draw:text-style-name="P39" xml:id="id96" draw:id="id96" draw:layer="layout" svg:width="2.8cm" svg:height="0.79cm" svg:x="8.423cm" svg:y="15.624cm">
          <text:p text:style-name="P5"><text:span text:style-name="T14">cacheKey</text:span></text:p>
          <draw:enhanced-geometry svg:viewBox="0 0 21600 21600" draw:type="rectangle" draw:enhanced-path="M 0 0 L 21600 0 21600 21600 0 21600 0 0 Z N"/>
        </draw:custom-shape>
        <draw:custom-shape draw:style-name="gr105" draw:text-style-name="P49" xml:id="id95" draw:id="id95" draw:layer="layout" svg:width="2cm" svg:height="1.2cm" svg:x="4.823cm" svg:y="15.423cm">
          <text:p text:style-name="P5"><text:span text:style-name="T14">Redis</text:span></text:p>
          <text:p text:style-name="P5"><text:span text:style-name="T14">Ge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0" draw:text-style-name="P40" draw:layer="layout" draw:type="curve" svg:x1="6.823cm" svg:y1="16.023cm" svg:x2="8.423cm" svg:y2="16.019cm" draw:start-shape="id95" draw:start-glue-point="10" draw:end-shape="id96" draw:end-glue-point="3" svg:d="M6823 16023c1201 0 402-4 1600-4" svg:viewBox="0 0 1601 5">
          <text:p/>
        </draw:connector>
        <draw:connector draw:style-name="gr100" draw:text-style-name="P40" draw:layer="layout" draw:type="curve" svg:x1="9.823cm" svg:y1="14.613cm" svg:x2="9.823cm" svg:y2="15.624cm" draw:start-shape="id89" draw:start-glue-point="2" draw:end-shape="id96" draw:end-glue-point="0" svg:d="M9823 14613v1011" svg:viewBox="0 0 1 1012">
          <text:p/>
        </draw:connector>
        <draw:connector draw:style-name="gr100" draw:text-style-name="P40" draw:layer="layout" draw:type="curve" svg:x1="11.423cm" svg:y1="20.023cm" svg:x2="16.823cm" svg:y2="20.018cm" draw:start-shape="id97" draw:start-glue-point="7" draw:end-shape="id87" draw:end-glue-point="3" svg:d="M11423 20023c4051 0 1352-5 5400-5" svg:viewBox="0 0 5401 6">
          <text:p/>
        </draw:connector>
        <draw:custom-shape draw:style-name="gr99" draw:text-style-name="P39" xml:id="id98" draw:id="id98" draw:layer="layout" svg:width="2.8cm" svg:height="0.79cm" svg:x="8.423cm" svg:y="17.223cm">
          <text:p text:style-name="P5"><text:span text:style-name="T18">cacheCommandGet</text:span></text:p>
          <text:p text:style-name="P5"><text:span text:style-name="T18">Complete</text:span></text:p>
          <draw:enhanced-geometry svg:viewBox="0 0 21600 21600" draw:type="rectangle" draw:enhanced-path="M 0 0 L 21600 0 21600 21600 0 21600 0 0 Z N"/>
        </draw:custom-shape>
        <draw:connector draw:style-name="gr100" draw:text-style-name="P40" draw:layer="layout" draw:type="curve" svg:x1="9.823cm" svg:y1="16.414cm" svg:x2="9.823cm" svg:y2="17.223cm" draw:start-shape="id96" draw:end-shape="id98" draw:end-glue-point="0" svg:d="M9823 16414v809" svg:viewBox="0 0 1 810">
          <text:p/>
        </draw:connector>
        <draw:custom-shape draw:style-name="gr106" draw:text-style-name="P5" xml:id="id97" draw:id="id97" draw:layer="layout" svg:width="3.2cm" svg:height="2cm" svg:x="8.223cm" svg:y="19.023cm">
          <text:p text:style-name="P5"><text:span text:style-name="T18"/></text:p>
          <text:p text:style-name="P5"><text:span text:style-name="T18"/></text:p>
          <text:p text:style-name="P5"><text:span text:style-name="T18">source.connector=true</text:span></text:p>
          <text:p text:style-name="P5"><text:span text:style-name="T18">&amp;&amp; </text:span></text:p>
          <text:p text:style-name="P5"><text:span text:style-name="T18">data={}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00" draw:text-style-name="P40" draw:layer="layout" draw:type="curve" svg:x1="8.223cm" svg:y1="20.023cm" svg:x2="4.023cm" svg:y2="20.018cm" draw:start-shape="id97" draw:end-shape="id82" draw:end-glue-point="1" svg:d="M8223 20023c-3150 0-1050-5-4200-5" svg:viewBox="0 0 4201 6">
          <text:p/>
        </draw:connector>
        <draw:frame draw:style-name="gr103" draw:text-style-name="P50" draw:layer="layout" svg:width="0.997cm" svg:height="0.581cm" svg:x="7.304cm" svg:y="19.477cm">
          <draw:text-box>
            <text:p><text:span text:style-name="T17">Yes</text:span></text:p>
          </draw:text-box>
        </draw:frame>
        <draw:connector draw:style-name="gr100" draw:text-style-name="P40" draw:layer="layout" draw:type="curve" svg:x1="9.823cm" svg:y1="18.013cm" svg:x2="9.823cm" svg:y2="19.023cm" draw:start-shape="id98" draw:end-shape="id97" draw:end-glue-point="4" svg:d="M9823 18013v1010" svg:viewBox="0 0 1 1011">
          <text:p/>
        </draw:connector>
        <draw:frame draw:style-name="gr104" draw:text-style-name="P50" draw:layer="layout" svg:width="0.887cm" svg:height="0.581cm" svg:x="11.463cm" svg:y="19.502cm">
          <draw:text-box>
            <text:p><text:span text:style-name="T17">No</text:span></text:p>
          </draw:text-box>
        </draw:frame>
        <draw:custom-shape draw:style-name="gr99" draw:text-style-name="P39" xml:id="id100" draw:id="id100" draw:layer="layout" svg:width="2.8cm" svg:height="0.79cm" svg:x="1.223cm" svg:y="22.823cm">
          <text:p text:style-name="P5"><text:span text:style-name="T14">runRequest</text:span></text:p>
          <draw:enhanced-geometry svg:viewBox="0 0 21600 21600" draw:type="rectangle" draw:enhanced-path="M 0 0 L 21600 0 21600 21600 0 21600 0 0 Z N"/>
        </draw:custom-shape>
        <draw:custom-shape draw:style-name="gr107" draw:text-style-name="P5" xml:id="id103" draw:id="id103" draw:layer="layout" svg:width="2.8cm" svg:height="2cm" svg:x="11.824cm" svg:y="22.224cm">
          <text:p text:style-name="P5"><text:s/><text:span text:style-name="T17">cache</text:span><text:span text:style-name="T18">=‘save’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03" draw:text-style-name="P50" draw:layer="layout" svg:width="0.997cm" svg:height="0.581cm" svg:x="13.104cm" svg:y="21.677cm">
          <draw:text-box>
            <text:p><text:span text:style-name="T17">Yes</text:span></text:p>
          </draw:text-box>
        </draw:frame>
        <draw:frame draw:style-name="gr104" draw:text-style-name="P50" draw:layer="layout" svg:width="0.887cm" svg:height="0.581cm" svg:x="14.503cm" svg:y="23.222cm">
          <draw:text-box>
            <text:p><text:span text:style-name="T17">No</text:span></text:p>
          </draw:text-box>
        </draw:frame>
        <draw:connector draw:style-name="gr100" draw:text-style-name="P40" draw:layer="layout" draw:type="curve" svg:x1="2.623cm" svg:y1="20.413cm" svg:x2="2.623cm" svg:y2="21.223cm" draw:start-shape="id82" draw:start-glue-point="2" draw:end-shape="id99" draw:end-glue-point="0" svg:d="M2623 20413v810" svg:viewBox="0 0 1 811">
          <text:p/>
        </draw:connector>
        <draw:connector draw:style-name="gr100" draw:text-style-name="P40" draw:layer="layout" draw:type="curve" svg:x1="2.623cm" svg:y1="22.013cm" svg:x2="2.623cm" svg:y2="22.823cm" draw:start-shape="id99" draw:start-glue-point="2" draw:end-shape="id100" draw:end-glue-point="0" svg:d="M2623 22013v810" svg:viewBox="0 0 1 811">
          <text:p/>
        </draw:connector>
        <draw:custom-shape draw:style-name="gr105" draw:text-style-name="P49" xml:id="id102" draw:id="id102" draw:layer="layout" svg:width="2cm" svg:height="1.2cm" svg:x="8.525cm" svg:y="22.625cm">
          <text:p text:style-name="P5"><text:span text:style-name="T14">connecto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0" draw:text-style-name="P40" draw:layer="layout" draw:type="curve" svg:x1="4.023cm" svg:y1="23.218cm" svg:x2="5.223cm" svg:y2="23.218cm" draw:start-shape="id100" draw:start-glue-point="1" draw:end-shape="id101" svg:d="M4023 23218h1200" svg:viewBox="0 0 1201 1">
          <text:p/>
        </draw:connector>
        <draw:connector draw:style-name="gr100" draw:text-style-name="P40" draw:layer="layout" draw:type="curve" svg:x1="10.525cm" svg:y1="23.225cm" svg:x2="11.824cm" svg:y2="23.224cm" draw:start-shape="id102" draw:start-glue-point="10" draw:end-shape="id103" draw:end-glue-point="5" svg:d="M10525 23225c975 0 326-1 1299-1" svg:viewBox="0 0 1300 2">
          <text:p/>
        </draw:connector>
        <draw:connector draw:style-name="gr100" draw:text-style-name="P40" draw:layer="layout" draw:type="curve" svg:x1="13.224cm" svg:y1="22.224cm" svg:x2="14.023cm" svg:y2="14.418cm" draw:start-shape="id103" draw:start-glue-point="4" draw:end-shape="id91" draw:end-glue-point="3" svg:d="M13224 22224c0-5204 266-7806 799-7806" svg:viewBox="0 0 800 7807">
          <text:p/>
        </draw:connector>
        <draw:connector draw:style-name="gr100" draw:text-style-name="P40" draw:layer="layout" draw:type="curve" svg:x1="14.624cm" svg:y1="23.224cm" svg:x2="16.823cm" svg:y2="20.018cm" draw:start-shape="id103" draw:start-glue-point="7" draw:end-shape="id87" draw:end-glue-point="3" svg:d="M14624 23224c1650 0 551-3206 2199-3206" svg:viewBox="0 0 2200 3207">
          <text:p/>
        </draw:connector>
        <draw:frame draw:style-name="gr108" draw:text-style-name="P50" draw:layer="layout" svg:width="2.026cm" svg:height="0.581cm" svg:x="8.004cm" svg:y="10.396cm">
          <draw:text-box>
            <text:p><text:span text:style-name="T17">cache=delete</text:span></text:p>
          </draw:text-box>
        </draw:frame>
        <draw:frame draw:style-name="gr109" draw:text-style-name="P50" draw:layer="layout" svg:width="1.67cm" svg:height="0.581cm" svg:x="6.704cm" svg:y="14.197cm">
          <draw:text-box>
            <text:p><text:span text:style-name="T17">cache=get</text:span></text:p>
          </draw:text-box>
        </draw:frame>
        <draw:frame draw:style-name="gr110" draw:text-style-name="P50" draw:layer="layout" svg:width="1.645cm" svg:height="0.581cm" svg:x="8.404cm" svg:y="11.997cm">
          <draw:text-box>
            <text:p><text:span text:style-name="T17">cache=set</text:span></text:p>
          </draw:text-box>
        </draw:frame>
        <draw:custom-shape draw:style-name="gr111" draw:text-style-name="P39" xml:id="id101" draw:id="id101" draw:layer="layout" svg:width="2cm" svg:height="0.79cm" svg:x="5.223cm" svg:y="22.823cm">
          <text:p text:style-name="P5"><text:span text:style-name="T14">mapData</text:span></text:p>
          <draw:enhanced-geometry svg:viewBox="0 0 21600 21600" draw:type="rectangle" draw:enhanced-path="M 0 0 L 21600 0 21600 21600 0 21600 0 0 Z N"/>
        </draw:custom-shape>
        <draw:connector draw:style-name="gr100" draw:text-style-name="P40" draw:layer="layout" draw:type="curve" svg:x1="7.223cm" svg:y1="23.218cm" svg:x2="8.525cm" svg:y2="23.225cm" draw:start-shape="id101" draw:start-glue-point="1" draw:end-shape="id102" draw:end-glue-point="6" svg:d="M7223 23218c976 0 326 7 1302 7" svg:viewBox="0 0 1303 8">
          <text:p/>
        </draw:connector>
      </draw:page>
      <draw:page draw:name="page8" draw:style-name="dp1" draw:master-page-name="Default">
        <office:forms form:automatic-focus="false" form:apply-design-mode="false"/>
        <draw:frame draw:style-name="gr15" draw:text-style-name="P10" draw:layer="layout" svg:width="18cm" svg:height="1.733cm" svg:x="1.423cm" svg:y="0.845cm">
          <draw:text-box>
            <text:p text:style-name="P5"><text:span text:style-name="T6">VeryAPI</text:span></text:p>
            <text:p text:style-name="P5"><text:span text:style-name="T6">Functional Flow of Client Login Process</text:span></text:p>
          </draw:text-box>
        </draw:frame>
        <draw:custom-shape draw:style-name="gr99" draw:text-style-name="P39" xml:id="id106" draw:id="id106" draw:layer="layout" svg:width="2.8cm" svg:height="0.79cm" svg:x="4.823cm" svg:y="8.023cm">
          <text:p text:style-name="P5"><text:span text:style-name="T14">readUser</text:span></text:p>
          <draw:enhanced-geometry svg:viewBox="0 0 21600 21600" draw:type="rectangle" draw:enhanced-path="M 0 0 L 21600 0 21600 21600 0 21600 0 0 Z N"/>
        </draw:custom-shape>
        <draw:custom-shape draw:style-name="gr112" draw:text-style-name="P49" xml:id="id104" draw:id="id104" draw:layer="layout" svg:width="1.2cm" svg:height="1.2cm" svg:x="1.624cm" svg:y="5.824cm">
          <text:p text:style-name="P5"><text:span text:style-name="T14">Logi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3" draw:text-style-name="P40" draw:layer="layout" draw:type="curve" svg:x1="2.824cm" svg:y1="6.424cm" svg:x2="4.823cm" svg:y2="6.418cm" draw:start-shape="id104" draw:start-glue-point="10" draw:end-shape="id105" svg:d="M2824 6424c1500 0 501-6 1999-6" svg:viewBox="0 0 2000 7">
          <text:p/>
        </draw:connector>
        <draw:custom-shape draw:style-name="gr99" draw:text-style-name="P39" xml:id="id105" draw:id="id105" draw:layer="layout" svg:width="2.8cm" svg:height="0.79cm" svg:x="4.823cm" svg:y="6.023cm">
          <text:p text:style-name="P5"><text:span text:style-name="T14">check</text:span></text:p>
          <draw:enhanced-geometry svg:viewBox="0 0 21600 21600" draw:type="rectangle" draw:enhanced-path="M 0 0 L 21600 0 21600 21600 0 21600 0 0 Z N"/>
        </draw:custom-shape>
        <draw:custom-shape draw:style-name="gr99" draw:text-style-name="P39" xml:id="id107" draw:id="id107" draw:layer="layout" svg:width="2.8cm" svg:height="0.79cm" svg:x="10.823cm" svg:y="6.023cm">
          <text:p text:style-name="P5"><text:span text:style-name="T14">userLogin</text:span></text:p>
          <draw:enhanced-geometry svg:viewBox="0 0 21600 21600" draw:type="rectangle" draw:enhanced-path="M 0 0 L 21600 0 21600 21600 0 21600 0 0 Z N"/>
        </draw:custom-shape>
        <draw:custom-shape draw:style-name="gr99" draw:text-style-name="P39" xml:id="id108" draw:id="id108" draw:layer="layout" svg:width="2.8cm" svg:height="0.79cm" svg:x="16.823cm" svg:y="6.023cm">
          <text:p text:style-name="P5"><text:span text:style-name="T14">va_user</text:span></text:p>
          <draw:enhanced-geometry svg:viewBox="0 0 21600 21600" draw:type="rectangle" draw:enhanced-path="M 0 0 L 21600 0 21600 21600 0 21600 0 0 Z N"/>
        </draw:custom-shape>
        <draw:frame draw:style-name="gr109" draw:text-style-name="P51" draw:layer="layout" svg:width="1.67cm" svg:height="0.581cm" svg:x="5.223cm" svg:y="4.823cm">
          <draw:text-box>
            <text:p><text:span text:style-name="T19">login.js</text:span></text:p>
          </draw:text-box>
        </draw:frame>
        <draw:frame draw:style-name="gr114" draw:text-style-name="P51" draw:layer="layout" svg:width="1.891cm" svg:height="0.581cm" svg:x="11.224cm" svg:y="4.824cm">
          <draw:text-box>
            <text:p><text:span text:style-name="T19">server.js</text:span></text:p>
          </draw:text-box>
        </draw:frame>
        <draw:frame draw:style-name="gr115" draw:text-style-name="P51" draw:layer="layout" svg:width="2.034cm" svg:height="0.581cm" svg:x="17.225cm" svg:y="4.825cm">
          <draw:text-box>
            <text:p><text:span text:style-name="T19">MongoDB</text:span></text:p>
          </draw:text-box>
        </draw:frame>
        <draw:connector draw:style-name="gr113" draw:text-style-name="P40" draw:layer="layout" draw:type="curve" svg:x1="6.223cm" svg:y1="6.813cm" svg:x2="6.223cm" svg:y2="8.023cm" draw:start-shape="id105" draw:start-glue-point="2" draw:end-shape="id106" draw:end-glue-point="0" svg:d="M6223 6813v1210" svg:viewBox="0 0 1 1211">
          <text:p/>
        </draw:connector>
        <draw:connector draw:style-name="gr116" draw:text-style-name="P40" draw:layer="layout" draw:type="curve" svg:x1="7.623cm" svg:y1="6.418cm" svg:x2="10.823cm" svg:y2="6.418cm" draw:start-shape="id105" draw:start-glue-point="1" draw:end-shape="id107" svg:d="M7623 6418h3200" svg:viewBox="0 0 3201 1">
          <text:p/>
        </draw:connector>
        <draw:connector draw:style-name="gr116" draw:text-style-name="P40" draw:layer="layout" draw:type="curve" svg:x1="13.623cm" svg:y1="6.418cm" svg:x2="16.823cm" svg:y2="6.418cm" draw:start-shape="id107" draw:start-glue-point="1" draw:end-shape="id108" draw:end-glue-point="3" svg:d="M13623 6418h3200" svg:viewBox="0 0 3201 1">
          <text:p/>
        </draw:connector>
        <draw:custom-shape draw:style-name="gr99" draw:text-style-name="P39" xml:id="id111" draw:id="id111" draw:layer="layout" svg:width="2.8cm" svg:height="0.79cm" svg:x="10.823cm" svg:y="8.023cm">
          <draw:glue-point draw:id="4" svg:x="-5.003cm" svg:y="2.594cm"/>
          <text:p text:style-name="P5"><text:span text:style-name="T14">companyRead</text:span></text:p>
          <draw:enhanced-geometry svg:viewBox="0 0 21600 21600" draw:type="rectangle" draw:enhanced-path="M 0 0 L 21600 0 21600 21600 0 21600 0 0 Z N"/>
        </draw:custom-shape>
        <draw:custom-shape draw:style-name="gr99" draw:text-style-name="P39" xml:id="id109" draw:id="id109" draw:layer="layout" svg:width="2.8cm" svg:height="0.79cm" svg:x="10.823cm" svg:y="9.623cm">
          <text:p text:style-name="P5"><text:span text:style-name="T14">listRoles</text:span></text:p>
          <draw:enhanced-geometry svg:viewBox="0 0 21600 21600" draw:type="rectangle" draw:enhanced-path="M 0 0 L 21600 0 21600 21600 0 21600 0 0 Z N"/>
        </draw:custom-shape>
        <draw:custom-shape draw:style-name="gr99" draw:text-style-name="P39" xml:id="id110" draw:id="id110" draw:layer="layout" svg:width="2.8cm" svg:height="0.79cm" svg:x="10.823cm" svg:y="11.223cm">
          <text:p text:style-name="P5"><text:span text:style-name="T14">listPlans</text:span></text:p>
          <draw:enhanced-geometry svg:viewBox="0 0 21600 21600" draw:type="rectangle" draw:enhanced-path="M 0 0 L 21600 0 21600 21600 0 21600 0 0 Z N"/>
        </draw:custom-shape>
        <draw:connector draw:style-name="gr113" draw:text-style-name="P40" draw:layer="layout" draw:type="curve" svg:x1="7.623cm" svg:y1="8.418cm" svg:x2="10.823cm" svg:y2="10.018cm" draw:start-shape="id106" draw:end-shape="id109" draw:end-glue-point="3" svg:d="M7623 8418c2400 0 800 1600 3200 1600" svg:viewBox="0 0 3201 1601">
          <text:p/>
        </draw:connector>
        <draw:connector draw:style-name="gr113" draw:text-style-name="P40" draw:layer="layout" draw:type="curve" svg:x1="7.623cm" svg:y1="8.418cm" svg:x2="10.823cm" svg:y2="11.618cm" draw:start-shape="id106" draw:end-shape="id110" draw:end-glue-point="3" svg:d="M7623 8418c2400 0 800 3200 3200 3200" svg:viewBox="0 0 3201 3201">
          <text:p/>
        </draw:connector>
        <draw:custom-shape draw:style-name="gr99" draw:text-style-name="P39" xml:id="id112" draw:id="id112" draw:layer="layout" svg:width="2.8cm" svg:height="0.79cm" svg:x="4.823cm" svg:y="12.823cm">
          <draw:glue-point draw:id="4" svg:x="5cm" svg:y="-2.468cm"/>
          <text:p text:style-name="P5"><text:span text:style-name="T14">readCompany</text:span></text:p>
          <draw:enhanced-geometry svg:viewBox="0 0 21600 21600" draw:type="rectangle" draw:enhanced-path="M 0 0 L 21600 0 21600 21600 0 21600 0 0 Z N"/>
        </draw:custom-shape>
        <draw:connector draw:style-name="gr113" draw:text-style-name="P40" draw:layer="layout" draw:type="curve" svg:x1="10.823cm" svg:y1="8.622cm" svg:x2="7.623cm" svg:y2="13.024cm" draw:start-shape="id111" draw:start-glue-point="4" draw:end-shape="id112" draw:end-glue-point="4" svg:d="M10823 8622c-2400 0-800 4402-3200 4402" svg:viewBox="0 0 3201 4403">
          <text:p/>
        </draw:connector>
        <draw:custom-shape draw:style-name="gr99" draw:text-style-name="P39" xml:id="id115" draw:id="id115" draw:layer="layout" svg:width="2.8cm" svg:height="0.79cm" svg:x="4.823cm" svg:y="11.423cm">
          <text:p text:style-name="P5"><text:span text:style-name="T14">readPlans</text:span></text:p>
          <draw:enhanced-geometry svg:viewBox="0 0 21600 21600" draw:type="rectangle" draw:enhanced-path="M 0 0 L 21600 0 21600 21600 0 21600 0 0 Z N"/>
        </draw:custom-shape>
        <draw:custom-shape draw:style-name="gr99" draw:text-style-name="P39" xml:id="id113" draw:id="id113" draw:layer="layout" svg:width="2.8cm" svg:height="0.79cm" svg:x="4.823cm" svg:y="9.823cm">
          <text:p text:style-name="P5"><text:span text:style-name="T14">readRoles</text:span></text:p>
          <draw:enhanced-geometry svg:viewBox="0 0 21600 21600" draw:type="rectangle" draw:enhanced-path="M 0 0 L 21600 0 21600 21600 0 21600 0 0 Z N"/>
        </draw:custom-shape>
        <draw:line draw:style-name="gr117" draw:text-style-name="P32" draw:layer="layout" svg:x1="7.623cm" svg:y1="11.826cm" svg:x2="10.803cm" svg:y2="11.826cm">
          <text:p/>
        </draw:line>
        <draw:line draw:style-name="gr117" draw:text-style-name="P32" draw:layer="layout" svg:x1="7.623cm" svg:y1="10.247cm" svg:x2="10.803cm" svg:y2="10.247cm">
          <text:p/>
        </draw:line>
        <draw:custom-shape draw:style-name="gr112" draw:text-style-name="P49" xml:id="id128" draw:id="id128" draw:layer="layout" svg:width="1.2cm" svg:height="1.2cm" svg:x="2.025cm" svg:y="21.225cm">
          <text:p text:style-name="P5"><text:span text:style-name="T14">Sto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3" draw:text-style-name="P40" draw:layer="layout" draw:type="curve" svg:x1="4.823cm" svg:y1="10.218cm" svg:x2="2.623cm" svg:y2="19.223cm" draw:start-shape="id113" draw:start-glue-point="3" draw:end-shape="id114" draw:end-glue-point="0" svg:d="M4823 10218c-1467 0-2200 3001-2200 9005" svg:viewBox="0 0 2201 9006">
          <text:p/>
        </draw:connector>
        <draw:connector draw:style-name="gr113" draw:text-style-name="P40" draw:layer="layout" draw:type="curve" svg:x1="4.823cm" svg:y1="11.818cm" svg:x2="2.623cm" svg:y2="19.223cm" draw:start-shape="id115" draw:start-glue-point="3" draw:end-shape="id114" draw:end-glue-point="0" svg:d="M4823 11818c-1467 0-2200 2468-2200 7405" svg:viewBox="0 0 2201 7406">
          <text:p/>
        </draw:connector>
        <draw:custom-shape draw:style-name="gr99" draw:text-style-name="P39" xml:id="id116" draw:id="id116" draw:layer="layout" svg:width="2.8cm" svg:height="0.79cm" svg:x="10.823cm" svg:y="14.423cm">
          <text:p text:style-name="P5"><text:span text:style-name="T14">commandRead</text:span></text:p>
          <draw:enhanced-geometry svg:viewBox="0 0 21600 21600" draw:type="rectangle" draw:enhanced-path="M 0 0 L 21600 0 21600 21600 0 21600 0 0 Z N"/>
        </draw:custom-shape>
        <draw:custom-shape draw:style-name="gr99" draw:text-style-name="P39" xml:id="id117" draw:id="id117" draw:layer="layout" svg:width="2.8cm" svg:height="0.79cm" svg:x="10.823cm" svg:y="16.023cm">
          <text:p text:style-name="P5"><text:span text:style-name="T14">connectorRead</text:span></text:p>
          <draw:enhanced-geometry svg:viewBox="0 0 21600 21600" draw:type="rectangle" draw:enhanced-path="M 0 0 L 21600 0 21600 21600 0 21600 0 0 Z N"/>
        </draw:custom-shape>
        <draw:custom-shape draw:style-name="gr99" draw:text-style-name="P39" xml:id="id118" draw:id="id118" draw:layer="layout" svg:width="2.8cm" svg:height="0.79cm" svg:x="10.823cm" svg:y="17.623cm">
          <text:p text:style-name="P5"><text:span text:style-name="T14">bundleRead</text:span></text:p>
          <draw:enhanced-geometry svg:viewBox="0 0 21600 21600" draw:type="rectangle" draw:enhanced-path="M 0 0 L 21600 0 21600 21600 0 21600 0 0 Z N"/>
        </draw:custom-shape>
        <draw:connector draw:style-name="gr113" draw:text-style-name="P40" draw:layer="layout" draw:type="curve" svg:x1="7.623cm" svg:y1="13.218cm" svg:x2="10.823cm" svg:y2="14.818cm" draw:start-shape="id112" draw:start-glue-point="1" draw:end-shape="id116" draw:end-glue-point="3" svg:d="M7623 13218c2400 0 800 1600 3200 1600" svg:viewBox="0 0 3201 1601">
          <text:p/>
        </draw:connector>
        <draw:connector draw:style-name="gr113" draw:text-style-name="P40" draw:layer="layout" draw:type="curve" svg:x1="7.623cm" svg:y1="13.218cm" svg:x2="10.823cm" svg:y2="16.418cm" draw:start-shape="id112" draw:start-glue-point="1" draw:end-shape="id117" draw:end-glue-point="3" svg:d="M7623 13218c2400 0 800 3200 3200 3200" svg:viewBox="0 0 3201 3201">
          <text:p/>
        </draw:connector>
        <draw:connector draw:style-name="gr113" draw:text-style-name="P40" draw:layer="layout" draw:type="curve" svg:x1="7.623cm" svg:y1="13.218cm" svg:x2="10.823cm" svg:y2="18.018cm" draw:start-shape="id112" draw:start-glue-point="1" draw:end-shape="id118" draw:end-glue-point="3" svg:d="M7623 13218c2400 0 800 4800 3200 4800" svg:viewBox="0 0 3201 4801">
          <text:p/>
        </draw:connector>
        <draw:custom-shape draw:style-name="gr99" draw:text-style-name="P39" xml:id="id119" draw:id="id119" draw:layer="layout" svg:width="2.8cm" svg:height="0.79cm" svg:x="16.824cm" svg:y="8.023cm">
          <text:p text:style-name="P5"><text:span text:style-name="T14">va_company</text:span></text:p>
          <draw:enhanced-geometry svg:viewBox="0 0 21600 21600" draw:type="rectangle" draw:enhanced-path="M 0 0 L 21600 0 21600 21600 0 21600 0 0 Z N"/>
        </draw:custom-shape>
        <draw:connector draw:style-name="gr116" draw:text-style-name="P40" draw:layer="layout" draw:type="curve" svg:x1="13.623cm" svg:y1="8.418cm" svg:x2="16.824cm" svg:y2="8.418cm" draw:start-shape="id111" draw:start-glue-point="1" draw:end-shape="id119" draw:end-glue-point="3" svg:d="M13623 8418h3201" svg:viewBox="0 0 3202 1">
          <text:p/>
        </draw:connector>
        <draw:custom-shape draw:style-name="gr99" draw:text-style-name="P39" xml:id="id120" draw:id="id120" draw:layer="layout" svg:width="2.8cm" svg:height="0.79cm" svg:x="16.825cm" svg:y="9.623cm">
          <text:p text:style-name="P5"><text:span text:style-name="T14">Static Object</text:span></text:p>
          <draw:enhanced-geometry svg:viewBox="0 0 21600 21600" draw:type="rectangle" draw:enhanced-path="M 0 0 L 21600 0 21600 21600 0 21600 0 0 Z N"/>
        </draw:custom-shape>
        <draw:connector draw:style-name="gr116" draw:text-style-name="P40" draw:layer="layout" draw:type="curve" svg:x1="13.623cm" svg:y1="10.018cm" svg:x2="16.825cm" svg:y2="10.018cm" draw:start-shape="id109" draw:start-glue-point="1" draw:end-shape="id120" draw:end-glue-point="3" svg:d="M13623 10018h3202" svg:viewBox="0 0 3203 1">
          <text:p/>
        </draw:connector>
        <draw:custom-shape draw:style-name="gr99" draw:text-style-name="P39" xml:id="id121" draw:id="id121" draw:layer="layout" svg:width="2.8cm" svg:height="0.79cm" svg:x="16.826cm" svg:y="14.423cm">
          <text:p text:style-name="P5"><text:span text:style-name="T14">va_command</text:span></text:p>
          <draw:enhanced-geometry svg:viewBox="0 0 21600 21600" draw:type="rectangle" draw:enhanced-path="M 0 0 L 21600 0 21600 21600 0 21600 0 0 Z N"/>
        </draw:custom-shape>
        <draw:connector draw:style-name="gr116" draw:text-style-name="P40" draw:layer="layout" draw:type="curve" svg:x1="13.623cm" svg:y1="14.818cm" svg:x2="16.826cm" svg:y2="14.818cm" draw:start-shape="id116" draw:start-glue-point="1" draw:end-shape="id121" draw:end-glue-point="3" svg:d="M13623 14818h3203" svg:viewBox="0 0 3204 1">
          <text:p/>
        </draw:connector>
        <draw:custom-shape draw:style-name="gr99" draw:text-style-name="P39" xml:id="id122" draw:id="id122" draw:layer="layout" svg:width="2.8cm" svg:height="0.79cm" svg:x="16.827cm" svg:y="16.023cm">
          <text:p text:style-name="P5"><text:span text:style-name="T14">va_connector</text:span></text:p>
          <draw:enhanced-geometry svg:viewBox="0 0 21600 21600" draw:type="rectangle" draw:enhanced-path="M 0 0 L 21600 0 21600 21600 0 21600 0 0 Z N"/>
        </draw:custom-shape>
        <draw:connector draw:style-name="gr116" draw:text-style-name="P40" draw:layer="layout" draw:type="curve" svg:x1="13.623cm" svg:y1="16.418cm" svg:x2="16.827cm" svg:y2="16.418cm" draw:start-shape="id117" draw:start-glue-point="1" draw:end-shape="id122" draw:end-glue-point="3" svg:d="M13623 16418h3204" svg:viewBox="0 0 3205 1">
          <text:p/>
        </draw:connector>
        <draw:custom-shape draw:style-name="gr99" draw:text-style-name="P39" xml:id="id123" draw:id="id123" draw:layer="layout" svg:width="2.8cm" svg:height="0.79cm" svg:x="16.828cm" svg:y="17.623cm">
          <text:p text:style-name="P5"><text:span text:style-name="T14">va_bundle</text:span></text:p>
          <draw:enhanced-geometry svg:viewBox="0 0 21600 21600" draw:type="rectangle" draw:enhanced-path="M 0 0 L 21600 0 21600 21600 0 21600 0 0 Z N"/>
        </draw:custom-shape>
        <draw:connector draw:style-name="gr116" draw:text-style-name="P40" draw:layer="layout" draw:type="curve" svg:x1="13.623cm" svg:y1="18.018cm" svg:x2="16.828cm" svg:y2="18.018cm" draw:start-shape="id118" draw:start-glue-point="1" draw:end-shape="id123" draw:end-glue-point="3" svg:d="M13623 18018h3205" svg:viewBox="0 0 3206 1">
          <text:p/>
        </draw:connector>
        <draw:custom-shape draw:style-name="gr99" draw:text-style-name="P39" xml:id="id124" draw:id="id124" draw:layer="layout" svg:width="2.8cm" svg:height="0.79cm" svg:x="4.823cm" svg:y="14.623cm">
          <text:p text:style-name="P5"><text:span text:style-name="T14">readCommands</text:span></text:p>
          <draw:enhanced-geometry svg:viewBox="0 0 21600 21600" draw:type="rectangle" draw:enhanced-path="M 0 0 L 21600 0 21600 21600 0 21600 0 0 Z N"/>
        </draw:custom-shape>
        <draw:custom-shape draw:style-name="gr99" draw:text-style-name="P39" xml:id="id125" draw:id="id125" draw:layer="layout" svg:width="2.8cm" svg:height="0.79cm" svg:x="4.823cm" svg:y="16.223cm">
          <text:p text:style-name="P5"><text:span text:style-name="T14">readConnectors</text:span></text:p>
          <draw:enhanced-geometry svg:viewBox="0 0 21600 21600" draw:type="rectangle" draw:enhanced-path="M 0 0 L 21600 0 21600 21600 0 21600 0 0 Z N"/>
        </draw:custom-shape>
        <draw:custom-shape draw:style-name="gr99" draw:text-style-name="P39" xml:id="id126" draw:id="id126" draw:layer="layout" svg:width="2.8cm" svg:height="0.79cm" svg:x="4.823cm" svg:y="17.823cm">
          <text:p text:style-name="P5"><text:span text:style-name="T14">readBundles</text:span></text:p>
          <draw:enhanced-geometry svg:viewBox="0 0 21600 21600" draw:type="rectangle" draw:enhanced-path="M 0 0 L 21600 0 21600 21600 0 21600 0 0 Z N"/>
        </draw:custom-shape>
        <draw:line draw:style-name="gr117" draw:text-style-name="P32" draw:layer="layout" svg:x1="7.636cm" svg:y1="15.026cm" svg:x2="10.803cm" svg:y2="15.026cm">
          <text:p/>
        </draw:line>
        <draw:line draw:style-name="gr117" draw:text-style-name="P32" draw:layer="layout" svg:x1="7.636cm" svg:y1="16.615cm" svg:x2="10.803cm" svg:y2="16.615cm">
          <text:p/>
        </draw:line>
        <draw:line draw:style-name="gr117" draw:text-style-name="P32" draw:layer="layout" svg:x1="7.636cm" svg:y1="18.213cm" svg:x2="10.803cm" svg:y2="18.213cm">
          <text:p/>
        </draw:line>
        <draw:connector draw:style-name="gr113" draw:text-style-name="P40" draw:layer="layout" draw:type="curve" svg:x1="4.823cm" svg:y1="15.018cm" svg:x2="2.623cm" svg:y2="19.223cm" draw:start-shape="id124" draw:start-glue-point="3" draw:end-shape="id114" draw:end-glue-point="0" svg:d="M4823 15018c-1467 0-2200 1401-2200 4205" svg:viewBox="0 0 2201 4206">
          <text:p/>
        </draw:connector>
        <draw:connector draw:style-name="gr113" draw:text-style-name="P40" draw:layer="layout" draw:type="curve" svg:x1="4.823cm" svg:y1="16.618cm" svg:x2="2.623cm" svg:y2="19.223cm" draw:start-shape="id125" draw:start-glue-point="3" draw:end-shape="id114" draw:end-glue-point="0" svg:d="M4823 16618c-1467 0-2200 868-2200 2605" svg:viewBox="0 0 2201 2606">
          <text:p/>
        </draw:connector>
        <draw:connector draw:style-name="gr113" draw:text-style-name="P40" draw:layer="layout" draw:type="curve" svg:x1="4.823cm" svg:y1="18.218cm" svg:x2="2.623cm" svg:y2="19.223cm" draw:start-shape="id126" draw:start-glue-point="3" draw:end-shape="id114" draw:end-glue-point="0" svg:d="M4823 18218c-1467 0-2200 335-2200 1005" svg:viewBox="0 0 2201 1006">
          <text:p/>
        </draw:connector>
        <draw:line draw:style-name="gr71" draw:text-style-name="P32" draw:layer="layout" svg:x1="9.223cm" svg:y1="4.823cm" svg:x2="9.223cm" svg:y2="22.423cm">
          <text:p/>
        </draw:line>
        <draw:line draw:style-name="gr71" draw:text-style-name="P32" draw:layer="layout" svg:x1="15.223cm" svg:y1="4.823cm" svg:x2="15.223cm" svg:y2="22.423cm">
          <text:p/>
        </draw:line>
        <draw:custom-shape draw:style-name="gr99" draw:text-style-name="P39" xml:id="id127" draw:id="id127" draw:layer="layout" svg:width="2.8cm" svg:height="0.79cm" svg:x="16.826cm" svg:y="11.223cm">
          <text:p text:style-name="P5"><text:span text:style-name="T14">qott.plan</text:span></text:p>
          <draw:enhanced-geometry svg:viewBox="0 0 21600 21600" draw:type="rectangle" draw:enhanced-path="M 0 0 L 21600 0 21600 21600 0 21600 0 0 Z N"/>
        </draw:custom-shape>
        <draw:connector draw:style-name="gr116" draw:text-style-name="P40" draw:layer="layout" draw:type="curve" svg:x1="13.623cm" svg:y1="11.618cm" svg:x2="16.826cm" svg:y2="11.618cm" draw:start-shape="id110" draw:start-glue-point="1" draw:end-shape="id127" draw:end-glue-point="3" svg:d="M13623 11618h3203" svg:viewBox="0 0 3204 1">
          <text:p/>
        </draw:connector>
        <draw:custom-shape draw:style-name="gr118" draw:text-style-name="P39" xml:id="id114" draw:id="id114" draw:layer="layout" svg:width="2cm" svg:height="0.8cm" svg:x="1.623cm" svg:y="19.223cm">
          <text:p text:style-name="P5"><text:span text:style-name="T14">setProgress</text:span></text:p>
          <draw:enhanced-geometry svg:viewBox="0 0 21600 21600" draw:type="rectangle" draw:enhanced-path="M 0 0 L 21600 0 21600 21600 0 21600 0 0 Z N"/>
        </draw:custom-shape>
        <draw:connector draw:style-name="gr113" draw:text-style-name="P40" draw:layer="layout" draw:type="curve" svg:x1="2.623cm" svg:y1="20.023cm" svg:x2="2.625cm" svg:y2="21.225cm" draw:start-shape="id114" draw:start-glue-point="2" draw:end-shape="id128" draw:end-glue-point="4" svg:d="M2623 20023c0 901 2 301 2 1202" svg:viewBox="0 0 3 1203">
          <text:p/>
        </draw:connector>
        <draw:connector draw:style-name="gr113" draw:text-style-name="P40" draw:layer="layout" draw:type="curve" svg:x1="4.823cm" svg:y1="8.418cm" svg:x2="2.623cm" svg:y2="19.223cm" draw:start-shape="id106" draw:start-glue-point="3" draw:end-shape="id114" draw:end-glue-point="0" svg:d="M4823 8418c-1467 0-2200 3601-2200 10805" svg:viewBox="0 0 2201 10806">
          <text:p/>
        </draw:connector>
        <draw:connector draw:style-name="gr113" draw:text-style-name="P40" draw:layer="layout" draw:type="curve" svg:x1="4.823cm" svg:y1="13.218cm" svg:x2="2.623cm" svg:y2="19.223cm" draw:start-shape="id112" draw:start-glue-point="3" draw:end-shape="id114" draw:end-glue-point="0" svg:d="M4823 13218c-1467 0-2200 2001-2200 6005" svg:viewBox="0 0 2201 6006">
          <text:p/>
        </draw:connector>
        <draw:connector draw:style-name="gr113" draw:text-style-name="P40" draw:layer="layout" draw:type="curve" svg:x1="7.623cm" svg:y1="8.418cm" svg:x2="10.823cm" svg:y2="8.418cm" draw:start-shape="id106" draw:start-glue-point="1" draw:end-shape="id111" draw:end-glue-point="3" svg:d="M7623 8418h3200" svg:viewBox="0 0 3201 1">
          <text:p/>
        </draw:connector>
      </draw:page>
      <draw:page draw:name="page9" draw:style-name="dp1" draw:master-page-name="Default">
        <office:forms form:automatic-focus="false" form:apply-design-mode="false"/>
        <draw:custom-shape draw:style-name="gr119" draw:text-style-name="P52" draw:layer="layout" svg:width="1.8cm" svg:height="1.216cm" svg:x="5.523cm" svg:y="18.815cm">
          <draw:glue-point draw:id="4" svg:x="-5.004cm" svg:y="-5.006cm"/>
          <text:p text:style-name="P5"><text:span text:style-name="T8">Data</text:span></text:p>
          <text:p text:style-name="P5"><text:span text:style-name="T8">Sour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9" draw:text-style-name="P52" draw:layer="layout" svg:width="1.8cm" svg:height="1.216cm" svg:x="5.423cm" svg:y="18.715cm">
          <draw:glue-point draw:id="4" svg:x="-5.004cm" svg:y="-5.006cm"/>
          <text:p text:style-name="P5"><text:span text:style-name="T8">Data</text:span></text:p>
          <text:p text:style-name="P5"><text:span text:style-name="T8">Sour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9" draw:text-style-name="P52" draw:layer="layout" svg:width="1.8cm" svg:height="1.216cm" svg:x="7.723cm" svg:y="18.815cm">
          <draw:glue-point draw:id="4" svg:x="-5.004cm" svg:y="-5.006cm"/>
          <text:p text:style-name="P5"><text:span text:style-name="T8">Data</text:span></text:p>
          <text:p text:style-name="P5"><text:span text:style-name="T8">Sour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9" draw:text-style-name="P52" draw:layer="layout" svg:width="1.8cm" svg:height="1.216cm" svg:x="7.623cm" svg:y="18.715cm">
          <draw:glue-point draw:id="4" svg:x="-5.004cm" svg:y="-5.006cm"/>
          <text:p text:style-name="P5"><text:span text:style-name="T8">Data</text:span></text:p>
          <text:p text:style-name="P5"><text:span text:style-name="T8">Sour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9" draw:text-style-name="P52" draw:layer="layout" svg:width="1.8cm" svg:height="1.216cm" svg:x="3.323cm" svg:y="18.815cm">
          <draw:glue-point draw:id="4" svg:x="-5.004cm" svg:y="-5.006cm"/>
          <text:p text:style-name="P5"><text:span text:style-name="T8">Data</text:span></text:p>
          <text:p text:style-name="P5"><text:span text:style-name="T8">Sour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0" draw:text-style-name="P53" draw:layer="layout" svg:width="1.8cm" svg:height="0.8cm" svg:x="9.823cm" svg:y="17.123cm">
          <draw:glue-point draw:id="4" svg:x="-5.004cm" svg:y="-5.006cm"/>
          <text:p text:style-name="P5"><text:span text:style-name="T8">Tracker</text:span></text:p>
          <draw:enhanced-geometry svg:viewBox="0 0 21600 21600" draw:type="rectangle" draw:enhanced-path="M 0 0 L 21600 0 21600 21600 0 21600 0 0 Z N"/>
        </draw:custom-shape>
        <draw:custom-shape draw:style-name="gr121" draw:text-style-name="P53" draw:layer="layout" svg:width="1.8cm" svg:height="0.79cm" svg:x="13.121cm" svg:y="13.721cm">
          <draw:glue-point draw:id="4" svg:x="-5.004cm" svg:y="-5.006cm"/>
          <draw:glue-point draw:id="5" svg:x="-2.777cm" svg:y="5cm"/>
          <text:p text:style-name="P5"><text:span text:style-name="T8">Admin</text:span></text:p>
          <draw:enhanced-geometry svg:viewBox="0 0 21600 21600" draw:type="rectangle" draw:enhanced-path="M 0 0 L 21600 0 21600 21600 0 21600 0 0 Z N"/>
        </draw:custom-shape>
        <draw:connector draw:style-name="gr122" draw:text-style-name="P3" draw:layer="layout" svg:x1="8.408cm" svg:y1="10.623cm" svg:x2="6.228cm" svg:y2="12.625cm" draw:start-shape="id129" draw:start-glue-point="4" draw:end-shape="id130" draw:end-glue-point="0" svg:d="M8408 10623v1001h-2180v1001" svg:viewBox="0 0 2181 2003">
          <text:p/>
        </draw:connector>
        <draw:custom-shape draw:style-name="gr123" draw:text-style-name="P54" xml:id="id133" draw:id="id133" draw:layer="layout" svg:width="1.8cm" svg:height="0.8cm" svg:x="3.13cm" svg:y="12.636cm">
          <draw:glue-point draw:id="4" svg:x="-5.004cm" svg:y="-5.006cm"/>
          <draw:glue-point draw:id="5" svg:x="2.827cm" svg:y="5cm"/>
          <draw:glue-point draw:id="6" svg:x="-2.816cm" svg:y="5cm"/>
          <text:p text:style-name="P5"><text:span text:style-name="T8">API 1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svg:x1="10.923cm" svg:y1="6.616cm" svg:x2="8.713cm" svg:y2="5.029cm" draw:start-shape="id131" draw:start-glue-point="0" draw:end-shape="id132" svg:d="M10923 6616v-793h-2210v-794" svg:viewBox="0 0 2211 1588">
          <text:p/>
        </draw:connector>
        <draw:frame draw:style-name="gr15" draw:text-style-name="P10" draw:layer="layout" svg:width="18cm" svg:height="1.733cm" svg:x="1.423cm" svg:y="0.814cm">
          <draw:text-box>
            <text:p text:style-name="P5"><text:span text:style-name="T6">VeryAPI</text:span></text:p>
            <text:p text:style-name="P5"><text:span text:style-name="T6">Multi-Server Architecture</text:span></text:p>
          </draw:text-box>
        </draw:frame>
        <draw:connector draw:style-name="gr122" draw:text-style-name="P3" draw:layer="layout" svg:x1="4.03cm" svg:y1="12.636cm" svg:x2="8.408cm" svg:y2="10.623cm" draw:start-shape="id133" draw:end-shape="id129" draw:end-glue-point="4" svg:d="M4030 12636v-1006h4378v-1007" svg:viewBox="0 0 4379 2014">
          <text:p/>
        </draw:connector>
        <draw:custom-shape draw:style-name="gr124" draw:text-style-name="P55" xml:id="id132" draw:id="id132" draw:layer="layout" svg:width="2.419cm" svg:height="1.2cm" svg:x="7.504cm" svg:y="3.829cm">
          <text:p text:style-name="P5"><text:span text:style-name="T8">API Cal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3" draw:layer="layout" svg:x1="13.913cm" svg:y1="18.615cm" svg:x2="13.918cm" svg:y2="14.407cm" draw:start-shape="id134" draw:start-glue-point="0" draw:end-shape="id135" svg:d="M13913 18615v-2104h5v-2104" svg:viewBox="0 0 6 4209">
          <text:p/>
        </draw:connector>
        <draw:custom-shape draw:style-name="gr125" draw:text-style-name="P56" xml:id="id129" draw:id="id129" draw:layer="layout" svg:width="2.804cm" svg:height="1.998cm" svg:x="7.519cm" svg:y="8.625cm">
          <draw:glue-point draw:id="4" svg:x="-1.833cm" svg:y="5cm"/>
          <draw:glue-point draw:id="5" svg:x="2.146cm" svg:y="5cm"/>
          <text:p text:style-name="P5"><text:span text:style-name="T8">Load Balancer 1</text:span></text:p>
          <text:p text:style-name="P5"><text:span text:style-name="T8"/></text:p>
          <text:p text:style-name="P5"><text:span text:style-name="T8">HAProxy</text:span></text:p>
          <text:p text:style-name="P5"><text:span text:style-name="T8">Heartbeat</text:span></text:p>
          <draw:enhanced-geometry svg:viewBox="0 0 21600 21600" draw:type="rectangle" draw:enhanced-path="M 0 0 L 21600 0 21600 21600 0 21600 0 0 Z N"/>
        </draw:custom-shape>
        <draw:custom-shape draw:style-name="gr126" draw:text-style-name="P54" xml:id="id130" draw:id="id130" draw:layer="layout" svg:width="1.8cm" svg:height="0.791cm" svg:x="5.328cm" svg:y="12.625cm">
          <draw:glue-point draw:id="4" svg:x="-5.004cm" svg:y="-5.006cm"/>
          <draw:glue-point draw:id="5" svg:x="2.777cm" svg:y="5.008cm"/>
          <draw:glue-point draw:id="6" svg:x="-2.838cm" svg:y="4.993cm"/>
          <text:p text:style-name="P5"><text:span text:style-name="T8">API 2</text:span></text:p>
          <draw:enhanced-geometry svg:viewBox="0 0 21600 21600" draw:type="rectangle" draw:enhanced-path="M 0 0 L 21600 0 21600 21600 0 21600 0 0 Z N"/>
        </draw:custom-shape>
        <draw:custom-shape draw:style-name="gr127" draw:text-style-name="P54" xml:id="id137" draw:id="id137" draw:layer="layout" svg:width="1.799cm" svg:height="0.79cm" svg:x="7.516cm" svg:y="12.621cm">
          <draw:glue-point draw:id="4" svg:x="-5.004cm" svg:y="-5.006cm"/>
          <draw:glue-point draw:id="5" svg:x="2.9cm" svg:y="5.008cm"/>
          <draw:glue-point draw:id="6" svg:x="-2.684cm" svg:y="5cm"/>
          <text:p text:style-name="P5"><text:span text:style-name="T8">API 3</text:span></text:p>
          <draw:enhanced-geometry svg:viewBox="0 0 21600 21600" draw:type="rectangle" draw:enhanced-path="M 0 0 L 21600 0 21600 21600 0 21600 0 0 Z N"/>
        </draw:custom-shape>
        <draw:custom-shape draw:style-name="gr128" draw:text-style-name="P53" xml:id="id135" draw:id="id135" draw:layer="layout" svg:width="1.831cm" svg:height="0.791cm" svg:x="13.003cm" svg:y="13.616cm">
          <draw:glue-point draw:id="4" svg:x="-5.004cm" svg:y="-5.006cm"/>
          <draw:glue-point draw:id="5" svg:x="-2.805cm" svg:y="5cm"/>
          <text:p text:style-name="P5"><text:span text:style-name="T8">Admin</text:span></text:p>
          <draw:enhanced-geometry svg:viewBox="0 0 21600 21600" draw:type="rectangle" draw:enhanced-path="M 0 0 L 21600 0 21600 21600 0 21600 0 0 Z N"/>
        </draw:custom-shape>
        <draw:custom-shape draw:style-name="gr21" draw:text-style-name="P55" xml:id="id136" draw:id="id136" draw:layer="layout" svg:width="2.4cm" svg:height="1.2cm" svg:x="11.923cm" svg:y="3.823cm">
          <text:p text:style-name="P5"><text:span text:style-name="T8">Administrat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3" draw:layer="layout" svg:x1="10.923cm" svg:y1="6.616cm" svg:x2="13.123cm" svg:y2="5.023cm" draw:start-shape="id131" draw:start-glue-point="0" draw:end-shape="id136" svg:d="M10923 6616v-796h2200v-797" svg:viewBox="0 0 2201 1594">
          <text:p/>
        </draw:connector>
        <draw:connector draw:style-name="gr2" draw:text-style-name="P3" draw:layer="layout" svg:x1="9.522cm" svg:y1="10.623cm" svg:x2="13.918cm" svg:y2="13.616cm" draw:start-shape="id129" draw:start-glue-point="5" draw:end-shape="id135" svg:d="M9522 10623v1496h4396v1497" svg:viewBox="0 0 4397 2994">
          <text:p/>
        </draw:connector>
        <draw:connector draw:style-name="gr122" draw:text-style-name="P3" draw:layer="layout" svg:x1="8.408cm" svg:y1="10.623cm" svg:x2="8.415cm" svg:y2="12.621cm" draw:start-shape="id129" draw:start-glue-point="4" draw:end-shape="id137" svg:d="M8408 10623v999h7v999" svg:viewBox="0 0 8 1999">
          <text:p/>
        </draw:connector>
        <draw:frame draw:style-name="gr129" draw:text-style-name="P58" draw:layer="layout" svg:width="4.4cm" svg:height="6.54cm" svg:x="1.323cm" svg:y="22.171cm">
          <draw:text-box>
            <text:p text:style-name="P57"><text:span text:style-name="T20">Load Balancers</text:span></text:p>
            <text:p text:style-name="P57"><text:span text:style-name="T8">LB1</text:span><text:span text:style-name="T8"><text:tab/></text:span><text:span text:style-name="T8">CX10</text:span></text:p>
            <text:p text:style-name="P57"><text:span text:style-name="T8">LB2</text:span><text:span text:style-name="T8"><text:tab/></text:span><text:span text:style-name="T8">CX10</text:span></text:p>
            <text:p text:style-name="P57"><text:span text:style-name="T8"/></text:p>
            <text:p text:style-name="P57"><text:span text:style-name="T20">API Servers</text:span></text:p>
            <text:p text:style-name="P57"><text:span text:style-name="T21">API1</text:span><text:span text:style-name="T21"><text:tab/></text:span><text:span text:style-name="T21">CX10</text:span></text:p>
            <text:p text:style-name="P57"><text:span text:style-name="T21">API2</text:span><text:span text:style-name="T21"><text:tab/></text:span><text:span text:style-name="T21">CX10</text:span></text:p>
            <text:p text:style-name="P57"><text:span text:style-name="T21">API3</text:span><text:span text:style-name="T21"><text:tab/></text:span><text:span text:style-name="T21">CX10</text:span></text:p>
            <text:p text:style-name="P57"><text:span text:style-name="T8"/></text:p>
            <text:p text:style-name="P57"><text:span text:style-name="T22">Administration Servers</text:span></text:p>
            <text:p text:style-name="P57"><text:span text:style-name="T21">ADM1</text:span><text:span text:style-name="T21"><text:tab/></text:span><text:span text:style-name="T21">CX10</text:span></text:p>
            <text:p text:style-name="P57"><text:span text:style-name="T21">ADM2</text:span><text:span text:style-name="T21"><text:tab/></text:span><text:span text:style-name="T21">CX10</text:span></text:p>
            <text:p text:style-name="P57"><text:span text:style-name="T21"/></text:p>
            <text:p text:style-name="P57"><text:span text:style-name="T22">Other Servers</text:span></text:p>
            <text:p text:style-name="P57"><text:span text:style-name="T23">MongoDB</text:span><text:span text:style-name="T23"><text:tab/></text:span><text:span text:style-name="T21">S3</text:span></text:p>
            <text:p text:style-name="P57"><text:span text:style-name="T23">RabbitMQ</text:span><text:span text:style-name="T23"><text:tab/></text:span><text:span text:style-name="T21">S3</text:span></text:p>
            <text:p text:style-name="P57"><text:span text:style-name="T21">Redis</text:span><text:span text:style-name="T21"><text:tab/></text:span><text:span text:style-name="T21">S3</text:span></text:p>
            <text:p text:style-name="P57"><text:span text:style-name="T21"/></text:p>
          </draw:text-box>
        </draw:frame>
        <draw:custom-shape draw:style-name="gr130" draw:text-style-name="P59" draw:layer="layout" svg:width="1.6cm" svg:height="11.2cm" svg:x="18.523cm" svg:y="8.623cm">
          <draw:glue-point draw:id="4" svg:x="4.921cm" svg:y="-2.5cm"/>
          <draw:glue-point draw:id="5" svg:x="5cm" svg:y="2.5cm"/>
          <draw:glue-point draw:id="6" svg:x="-5.004cm" svg:y="-5.006cm"/>
          <text:p text:style-name="P5"><text:span text:style-name="T8">GitHub</text:span></text:p>
          <draw:enhanced-geometry svg:viewBox="0 0 21600 21600" draw:type="rectangle" draw:enhanced-path="M 0 0 L 21600 0 21600 21600 0 21600 0 0 Z N"/>
        </draw:custom-shape>
        <draw:line draw:style-name="gr131" draw:text-style-name="P32" draw:layer="layout" svg:x1="18.53cm" svg:y1="9.613cm" svg:x2="17.751cm" svg:y2="9.613cm">
          <text:p/>
        </draw:line>
        <draw:line draw:style-name="gr131" draw:text-style-name="P32" draw:layer="layout" svg:x1="19.325cm" svg:y1="6.622cm" svg:x2="19.325cm" svg:y2="8.643cm">
          <text:p/>
        </draw:line>
        <draw:custom-shape draw:style-name="gr132" draw:text-style-name="P55" draw:layer="layout" svg:width="1.6cm" svg:height="1.2cm" svg:x="18.503cm" svg:y="5.423cm">
          <text:p text:style-name="P5"><text:span text:style-name="T8">Developer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3" draw:text-style-name="P59" xml:id="id131" draw:id="id131" draw:layer="layout" svg:width="6.8cm" svg:height="0.808cm" svg:x="7.523cm" svg:y="6.616cm">
          <draw:glue-point draw:id="4" svg:x="-5cm" svg:y="-5cm"/>
          <text:p text:style-name="P5"><text:span text:style-name="T8">Floating IP Address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svg:x1="8.921cm" svg:y1="8.625cm" svg:x2="10.923cm" svg:y2="7.424cm" draw:start-shape="id129" draw:end-shape="id131" svg:d="M8921 8625v-600h2002v-601" svg:viewBox="0 0 2003 1202">
          <text:p/>
        </draw:connector>
        <draw:custom-shape draw:style-name="gr134" draw:text-style-name="P52" xml:id="id134" draw:id="id134" draw:layer="layout" svg:width="2.78cm" svg:height="1.216cm" svg:x="12.523cm" svg:y="18.615cm">
          <draw:glue-point draw:id="4" svg:x="-5.004cm" svg:y="-5.006cm"/>
          <text:p text:style-name="P5"><text:span text:style-name="T8">Admin Database</text:span></text:p>
          <text:p text:style-name="P5"><text:span text:style-name="T8">MongoD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5" draw:text-style-name="P56" draw:layer="layout" svg:width="2.804cm" svg:height="1.998cm" svg:x="11.519cm" svg:y="8.625cm">
          <text:p text:style-name="P5"><text:span text:style-name="T8">Load Balancer 2</text:span></text:p>
          <text:p text:style-name="P5"><text:span text:style-name="T8"/></text:p>
          <text:p text:style-name="P5"><text:span text:style-name="T8">HAProxy</text:span></text:p>
          <text:p text:style-name="P5"><text:span text:style-name="T8">Heartbeat</text:span></text:p>
          <draw:enhanced-geometry svg:viewBox="0 0 21600 21600" draw:type="rectangle" draw:enhanced-path="M 0 0 L 21600 0 21600 21600 0 21600 0 0 Z N"/>
        </draw:custom-shape>
        <draw:custom-shape draw:style-name="gr135" draw:text-style-name="P19" xml:id="id138" draw:id="id138" draw:layer="layout" svg:width="1.8cm" svg:height="1.2cm" svg:x="9.723cm" svg:y="14.823cm">
          <draw:glue-point draw:id="4" svg:x="-5.004cm" svg:y="-5.006cm"/>
          <draw:glue-point draw:id="5" svg:x="-5.005cm" svg:y="-3.175cm"/>
          <draw:glue-point draw:id="6" svg:x="5cm" svg:y="-3.333cm"/>
          <draw:glue-point draw:id="7" svg:x="5.005cm" svg:y="3.325cm"/>
          <draw:glue-point draw:id="8" svg:x="-5.005cm" svg:y="3.325cm"/>
          <text:p text:style-name="P5"><text:span text:style-name="T8">RabbitMQ</text:span></text:p>
          <draw:enhanced-geometry svg:viewBox="0 0 21600 21600" draw:type="rectangle" draw:enhanced-path="M 0 0 L 21600 0 21600 21600 0 21600 0 0 Z N"/>
        </draw:custom-shape>
        <draw:custom-shape draw:style-name="gr120" draw:text-style-name="P53" xml:id="id139" draw:id="id139" draw:layer="layout" svg:width="1.8cm" svg:height="0.8cm" svg:x="9.723cm" svg:y="17.023cm">
          <draw:glue-point draw:id="4" svg:x="-5.004cm" svg:y="-5.006cm"/>
          <text:p text:style-name="P5"><text:span text:style-name="T8">Tracker</text:span></text:p>
          <draw:enhanced-geometry svg:viewBox="0 0 21600 21600" draw:type="rectangle" draw:enhanced-path="M 0 0 L 21600 0 21600 21600 0 21600 0 0 Z N"/>
        </draw:custom-shape>
        <draw:connector draw:style-name="gr136" draw:text-style-name="P32" draw:layer="layout" svg:x1="4.538cm" svg:y1="13.436cm" svg:x2="9.723cm" svg:y2="15.042cm" draw:start-shape="id133" draw:start-glue-point="5" draw:end-shape="id138" draw:end-glue-point="5" svg:d="M4538 13436v1606h5185" svg:viewBox="0 0 5186 1607">
          <text:p/>
        </draw:connector>
        <draw:connector draw:style-name="gr136" draw:text-style-name="P32" draw:layer="layout" svg:x1="6.727cm" svg:y1="13.416cm" svg:x2="9.723cm" svg:y2="15.042cm" draw:start-shape="id130" draw:start-glue-point="5" draw:end-shape="id138" draw:end-glue-point="5" svg:d="M6727 13416v1626h2996" svg:viewBox="0 0 2997 1627">
          <text:p/>
        </draw:connector>
        <draw:connector draw:style-name="gr136" draw:text-style-name="P32" draw:layer="layout" svg:x1="8.936cm" svg:y1="13.411cm" svg:x2="9.723cm" svg:y2="15.042cm" draw:start-shape="id137" draw:start-glue-point="5" draw:end-shape="id138" draw:end-glue-point="5" svg:d="M8936 13411v1631h787" svg:viewBox="0 0 788 1632">
          <text:p/>
        </draw:connector>
        <draw:connector draw:style-name="gr136" draw:text-style-name="P32" draw:layer="layout" svg:x1="11.523cm" svg:y1="15.024cm" svg:x2="13.003cm" svg:y2="14.011cm" draw:start-shape="id138" draw:start-glue-point="6" draw:end-shape="id135" draw:end-glue-point="3" svg:d="M11523 15024h740v-1013h740" svg:viewBox="0 0 1481 1014">
          <text:p/>
        </draw:connector>
        <draw:connector draw:style-name="gr137" draw:text-style-name="P32" draw:layer="layout" svg:x1="9.723cm" svg:y1="15.822cm" svg:x2="5.718cm" svg:y2="13.414cm" draw:start-shape="id138" draw:start-glue-point="8" draw:end-shape="id130" draw:end-glue-point="6" svg:d="M9723 15822h-4005v-2408" svg:viewBox="0 0 4006 2409">
          <text:p/>
        </draw:connector>
        <draw:connector draw:style-name="gr136" draw:text-style-name="P32" draw:layer="layout" svg:x1="10.623cm" svg:y1="16.023cm" svg:x2="10.623cm" svg:y2="17.023cm" draw:start-shape="id138" draw:start-glue-point="2" draw:end-shape="id139" draw:end-glue-point="0" svg:d="M10623 16023v1000" svg:viewBox="0 0 1 1001">
          <text:p/>
        </draw:connector>
        <draw:connector draw:style-name="gr136" draw:text-style-name="P32" draw:layer="layout" svg:x1="10.623cm" svg:y1="17.823cm" svg:x2="12.523cm" svg:y2="19.223cm" draw:start-shape="id139" draw:start-glue-point="2" draw:end-shape="id134" draw:end-glue-point="3" svg:d="M10623 17823v1400h1900" svg:viewBox="0 0 1901 1401">
          <text:p/>
        </draw:connector>
        <draw:custom-shape draw:style-name="gr119" draw:text-style-name="P52" xml:id="id142" draw:id="id142" draw:layer="layout" svg:width="1.8cm" svg:height="1.216cm" svg:x="7.523cm" svg:y="18.615cm">
          <draw:glue-point draw:id="4" svg:x="-5.004cm" svg:y="-5.006cm"/>
          <text:p text:style-name="P5"><text:span text:style-name="T8">Data</text:span></text:p>
          <text:p text:style-name="P5"><text:span text:style-name="T8">Sour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9" draw:text-style-name="P52" xml:id="id141" draw:id="id141" draw:layer="layout" svg:width="1.8cm" svg:height="1.216cm" svg:x="5.323cm" svg:y="18.615cm">
          <draw:glue-point draw:id="4" svg:x="-5.004cm" svg:y="-5.006cm"/>
          <text:p text:style-name="P5"><text:span text:style-name="T8">Data</text:span></text:p>
          <text:p text:style-name="P5"><text:span text:style-name="T8">Sour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9" draw:text-style-name="P52" draw:layer="layout" svg:width="1.8cm" svg:height="1.216cm" svg:x="3.223cm" svg:y="18.715cm">
          <draw:glue-point draw:id="4" svg:x="-5.004cm" svg:y="-5.006cm"/>
          <text:p text:style-name="P5"><text:span text:style-name="T8">Data</text:span></text:p>
          <text:p text:style-name="P5"><text:span text:style-name="T8">Sour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9" draw:text-style-name="P52" xml:id="id140" draw:id="id140" draw:layer="layout" svg:width="1.8cm" svg:height="1.216cm" svg:x="3.123cm" svg:y="18.615cm">
          <draw:glue-point draw:id="4" svg:x="-5.004cm" svg:y="-5.006cm"/>
          <text:p text:style-name="P5"><text:span text:style-name="T8">Data</text:span></text:p>
          <text:p text:style-name="P5"><text:span text:style-name="T8">Sour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31" draw:text-style-name="P32" draw:layer="layout" svg:x1="18.537cm" svg:y1="13.014cm" svg:x2="17.758cm" svg:y2="13.014cm">
          <text:p/>
        </draw:line>
        <draw:line draw:style-name="gr131" draw:text-style-name="P32" draw:layer="layout" svg:x1="18.53cm" svg:y1="17.243cm" svg:x2="17.74cm" svg:y2="17.243cm">
          <text:p/>
        </draw:line>
        <draw:line draw:style-name="gr131" draw:text-style-name="P32" draw:layer="layout" svg:x1="18.533cm" svg:y1="15.403cm" svg:x2="17.754cm" svg:y2="15.403cm">
          <text:p/>
        </draw:line>
        <draw:line draw:style-name="gr131" draw:text-style-name="P32" draw:layer="layout" svg:x1="18.523cm" svg:y1="19.243cm" svg:x2="17.744cm" svg:y2="19.243cm">
          <text:p/>
        </draw:line>
        <draw:connector draw:style-name="gr122" draw:text-style-name="P3" draw:layer="layout" svg:x1="4.023cm" svg:y1="18.615cm" svg:x2="4.03cm" svg:y2="13.436cm" draw:start-shape="id140" draw:start-glue-point="0" draw:end-shape="id133" draw:end-glue-point="2" svg:d="M4023 18615v-2589h7v-2590" svg:viewBox="0 0 8 5180">
          <text:p/>
        </draw:connector>
        <draw:connector draw:style-name="gr122" draw:text-style-name="P3" draw:layer="layout" svg:x1="6.223cm" svg:y1="18.615cm" svg:x2="6.228cm" svg:y2="13.416cm" draw:start-shape="id141" draw:start-glue-point="0" draw:end-shape="id130" draw:end-glue-point="2" svg:d="M6223 18615v-2600h5v-2599" svg:viewBox="0 0 6 5200">
          <text:p/>
        </draw:connector>
        <draw:connector draw:style-name="gr122" draw:text-style-name="P3" draw:layer="layout" svg:x1="8.423cm" svg:y1="18.615cm" svg:x2="8.415cm" svg:y2="13.411cm" draw:start-shape="id142" draw:start-glue-point="0" draw:end-shape="id137" draw:end-glue-point="2" svg:d="M8423 18615v-2602h-8v-2602" svg:viewBox="0 0 9 5205">
          <text:p/>
        </draw:connector>
        <draw:connector draw:style-name="gr137" draw:text-style-name="P32" draw:layer="layout" svg:x1="13.405cm" svg:y1="14.406cm" svg:x2="11.523cm" svg:y2="15.822cm" draw:start-shape="id135" draw:start-glue-point="5" draw:end-shape="id138" draw:end-glue-point="7" svg:d="M13405 14406v1416h-1882" svg:viewBox="0 0 1883 1417">
          <text:p/>
        </draw:connector>
        <draw:connector draw:style-name="gr137" draw:text-style-name="P32" draw:layer="layout" svg:x1="9.723cm" svg:y1="15.822cm" svg:x2="7.933cm" svg:y2="13.411cm" draw:start-shape="id138" draw:start-glue-point="8" draw:end-shape="id137" draw:end-glue-point="6" svg:d="M9723 15822h-1790v-2411" svg:viewBox="0 0 1791 2412">
          <text:p/>
        </draw:connector>
        <draw:connector draw:style-name="gr137" draw:text-style-name="P32" draw:layer="layout" svg:x1="9.723cm" svg:y1="15.822cm" svg:x2="3.524cm" svg:y2="13.436cm" draw:start-shape="id138" draw:start-glue-point="8" draw:end-shape="id133" draw:end-glue-point="6" svg:d="M9723 15822h-6199v-2386" svg:viewBox="0 0 6200 2387">
          <text:p/>
        </draw:connector>
        <draw:line draw:style-name="gr131" draw:text-style-name="P32" draw:layer="layout" svg:x1="18.54cm" svg:y1="14.003cm" svg:x2="17.761cm" svg:y2="14.003cm">
          <text:p/>
        </draw:line>
        <draw:frame draw:style-name="gr138" draw:text-style-name="P33" draw:layer="layout" svg:width="1.836cm" svg:height="0.743cm" svg:x="8.863cm" svg:y="13.575cm">
          <draw:text-box>
            <text:p text:style-name="P7"><text:span text:style-name="T12">Logs &amp; </text:span></text:p>
            <text:p text:style-name="P7"><text:span text:style-name="T12">Notifications</text:span></text:p>
          </draw:text-box>
        </draw:frame>
        <draw:frame draw:style-name="gr139" draw:text-style-name="P33" draw:layer="layout" svg:width="0.997cm" svg:height="0.497cm" svg:x="10.463cm" svg:y="16.199cm">
          <draw:text-box>
            <text:p text:style-name="P7"><text:span text:style-name="T12">Logs</text:span></text:p>
          </draw:text-box>
        </draw:frame>
        <draw:frame draw:style-name="gr140" draw:text-style-name="P33" draw:layer="layout" svg:width="1.836cm" svg:height="0.497cm" svg:x="11.363cm" svg:y="15cm">
          <draw:text-box>
            <text:p text:style-name="P7"><text:span text:style-name="T12">Notifications</text:span></text:p>
          </draw:text-box>
        </draw:frame>
        <draw:frame draw:style-name="gr141" draw:text-style-name="P33" draw:layer="layout" svg:width="1.429cm" svg:height="0.497cm" svg:x="11.664cm" svg:y="15.8cm">
          <draw:text-box>
            <text:p text:style-name="P7"><text:span text:style-name="T12">Changes</text:span></text:p>
          </draw:text-box>
        </draw:frame>
        <draw:frame draw:style-name="gr141" draw:text-style-name="P33" draw:layer="layout" svg:width="1.429cm" svg:height="0.497cm" svg:x="6.665cm" svg:y="15.801cm">
          <draw:text-box>
            <text:p text:style-name="P7"><text:span text:style-name="T12">Changes</text:span></text:p>
          </draw:text-box>
        </draw:frame>
        <draw:custom-shape draw:style-name="gr130" draw:text-style-name="P59" draw:layer="layout" svg:width="1.6cm" svg:height="11.2cm" svg:x="16.124cm" svg:y="8.623cm">
          <draw:glue-point draw:id="4" svg:x="4.921cm" svg:y="-2.5cm"/>
          <draw:glue-point draw:id="5" svg:x="5cm" svg:y="2.5cm"/>
          <draw:glue-point draw:id="6" svg:x="-5.004cm" svg:y="-5.006cm"/>
          <text:p text:style-name="P5"><text:span text:style-name="T8">Ansible</text:span></text:p>
          <draw:enhanced-geometry svg:viewBox="0 0 21600 21600" draw:type="rectangle" draw:enhanced-path="M 0 0 L 21600 0 21600 21600 0 21600 0 0 Z N"/>
        </draw:custom-shape>
        <draw:line draw:style-name="gr131" draw:text-style-name="P32" draw:layer="layout" svg:x1="16.131cm" svg:y1="9.613cm" svg:x2="15.352cm" svg:y2="9.613cm">
          <text:p/>
        </draw:line>
        <draw:line draw:style-name="gr131" draw:text-style-name="P32" draw:layer="layout" svg:x1="16.138cm" svg:y1="13.014cm" svg:x2="15.359cm" svg:y2="13.014cm">
          <text:p/>
        </draw:line>
        <draw:line draw:style-name="gr131" draw:text-style-name="P32" draw:layer="layout" svg:x1="16.131cm" svg:y1="17.243cm" svg:x2="15.341cm" svg:y2="17.243cm">
          <text:p/>
        </draw:line>
        <draw:line draw:style-name="gr131" draw:text-style-name="P32" draw:layer="layout" svg:x1="16.134cm" svg:y1="15.403cm" svg:x2="15.355cm" svg:y2="15.403cm">
          <text:p/>
        </draw:line>
        <draw:line draw:style-name="gr131" draw:text-style-name="P32" draw:layer="layout" svg:x1="16.124cm" svg:y1="19.243cm" svg:x2="15.345cm" svg:y2="19.243cm">
          <text:p/>
        </draw:line>
        <draw:line draw:style-name="gr131" draw:text-style-name="P32" draw:layer="layout" svg:x1="16.141cm" svg:y1="14.003cm" svg:x2="15.362cm" svg:y2="14.003cm">
          <text:p/>
        </draw:line>
        <draw:custom-shape draw:style-name="gr130" draw:text-style-name="P59" draw:layer="layout" svg:width="1.6cm" svg:height="11.2cm" svg:x="0.725cm" svg:y="8.623cm">
          <draw:glue-point draw:id="4" svg:x="4.921cm" svg:y="-2.5cm"/>
          <draw:glue-point draw:id="5" svg:x="5cm" svg:y="2.5cm"/>
          <draw:glue-point draw:id="6" svg:x="-5.004cm" svg:y="-5.006cm"/>
          <text:p text:style-name="P5"><text:span text:style-name="T8">Graphite</text:span></text:p>
          <draw:enhanced-geometry svg:viewBox="0 0 21600 21600" draw:type="rectangle" draw:enhanced-path="M 0 0 L 21600 0 21600 21600 0 21600 0 0 Z N"/>
        </draw:custom-shape>
        <draw:line draw:style-name="gr131" draw:text-style-name="P32" draw:layer="layout" svg:x1="3.132cm" svg:y1="9.613cm" svg:x2="2.353cm" svg:y2="9.613cm">
          <text:p/>
        </draw:line>
        <draw:line draw:style-name="gr131" draw:text-style-name="P32" draw:layer="layout" svg:x1="3.139cm" svg:y1="13.014cm" svg:x2="2.36cm" svg:y2="13.014cm">
          <text:p/>
        </draw:line>
        <draw:line draw:style-name="gr131" draw:text-style-name="P32" draw:layer="layout" svg:x1="3.132cm" svg:y1="17.243cm" svg:x2="2.342cm" svg:y2="17.243cm">
          <text:p/>
        </draw:line>
        <draw:line draw:style-name="gr131" draw:text-style-name="P32" draw:layer="layout" svg:x1="3.135cm" svg:y1="15.403cm" svg:x2="2.356cm" svg:y2="15.403cm">
          <text:p/>
        </draw:line>
        <draw:line draw:style-name="gr131" draw:text-style-name="P32" draw:layer="layout" svg:x1="3.125cm" svg:y1="19.243cm" svg:x2="2.346cm" svg:y2="19.243cm">
          <text:p/>
        </draw:line>
        <draw:line draw:style-name="gr131" draw:text-style-name="P32" draw:layer="layout" svg:x1="3.142cm" svg:y1="14.003cm" svg:x2="2.363cm" svg:y2="14.003cm">
          <text:p/>
        </draw:line>
        <draw:line draw:style-name="gr131" draw:text-style-name="P32" draw:layer="layout" svg:x1="16.925cm" svg:y1="6.622cm" svg:x2="16.925cm" svg:y2="8.643cm">
          <text:p/>
        </draw:line>
        <draw:custom-shape draw:style-name="gr132" draw:text-style-name="P55" draw:layer="layout" svg:width="1.6cm" svg:height="1.2cm" svg:x="16.103cm" svg:y="5.423cm">
          <text:p text:style-name="P5"><text:span text:style-name="T8">Operations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42" draw:text-style-name="P32" draw:layer="layout" svg:x1="1.525cm" svg:y1="6.622cm" svg:x2="1.525cm" svg:y2="8.643cm">
          <text:p/>
        </draw:line>
        <draw:custom-shape draw:style-name="gr132" draw:text-style-name="P55" draw:layer="layout" svg:width="1.6cm" svg:height="1.2cm" svg:x="0.703cm" svg:y="5.423cm">
          <text:p text:style-name="P5"><text:span text:style-name="T8">Monitoring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10" draw:style-name="dp1" draw:master-page-name="Default">
        <office:forms form:automatic-focus="false" form:apply-design-mode="false"/>
        <draw:frame draw:style-name="gr143" draw:text-style-name="P60" draw:layer="layout" svg:width="2.157cm" svg:height="0.586cm" svg:x="4.223cm" svg:y="6.121cm">
          <draw:text-box>
            <text:p><text:span text:style-name="T8">[1] Request</text:span></text:p>
          </draw:text-box>
        </draw:frame>
        <draw:custom-shape draw:style-name="gr144" draw:text-style-name="P61" xml:id="id147" draw:id="id147" draw:layer="layout" svg:width="2cm" svg:height="2cm" svg:x="9.423cm" svg:y="11.023cm">
          <draw:glue-point draw:id="9" svg:x="4cm" svg:y="-4.5cm"/>
          <draw:glue-point draw:id="10" svg:x="-4cm" svg:y="-4.5cm"/>
          <draw:glue-point draw:id="11" svg:x="-1.5cm" svg:y="-5cm"/>
          <draw:glue-point draw:id="12" svg:x="1.5cm" svg:y="-5cm"/>
          <text:p text:style-name="P5"><text:span text:style-name="T24">Temporary</text:span></text:p>
          <text:p text:style-name="P5"><text:span text:style-name="T24">File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145" draw:text-style-name="P32" draw:layer="layout" svg:x1="6.423cm" svg:y1="4.523cm" svg:x2="6.423cm" svg:y2="15.523cm">
          <text:p/>
        </draw:line>
        <draw:rect draw:style-name="gr146" draw:text-style-name="P62" xml:id="id143" draw:id="id143" draw:layer="layout" svg:width="2cm" svg:height="2.5cm" svg:x="1.923cm" svg:y="6.023cm">
          <draw:glue-point draw:id="4" svg:x="5cm" svg:y="-2.5cm"/>
          <draw:glue-point draw:id="5" svg:x="5cm" svg:y="2.5cm"/>
          <text:p text:style-name="P1"><text:span text:style-name="T25">Client</text:span></text:p>
        </draw:rect>
        <draw:rect draw:style-name="gr147" draw:text-style-name="P63" xml:id="id144" draw:id="id144" draw:layer="layout" svg:width="3cm" svg:height="2.5cm" svg:x="8.923cm" svg:y="6.023cm">
          <draw:glue-point draw:id="4" svg:x="-5cm" svg:y="-2.5cm"/>
          <draw:glue-point draw:id="5" svg:x="-5cm" svg:y="2.5cm"/>
          <draw:glue-point draw:id="6" svg:x="5cm" svg:y="-3cm"/>
          <draw:glue-point draw:id="7" svg:x="5cm" svg:y="3cm"/>
          <draw:glue-point draw:id="8" svg:x="-2.666cm" svg:y="5cm"/>
          <draw:glue-point draw:id="9" svg:x="2.666cm" svg:y="5cm"/>
          <draw:glue-point draw:id="10" svg:x="1cm" svg:y="5cm"/>
          <draw:glue-point draw:id="11" svg:x="-1cm" svg:y="5cm"/>
          <draw:glue-point draw:id="12" svg:x="5cm" svg:y="1cm"/>
          <draw:glue-point draw:id="13" svg:x="5cm" svg:y="-1cm"/>
          <text:p text:style-name="P1"><text:span text:style-name="T25">Gateway</text:span></text:p>
        </draw:rect>
        <draw:connector draw:style-name="gr136" draw:text-style-name="P32" draw:layer="layout" svg:x1="3.923cm" svg:y1="6.648cm" svg:x2="8.923cm" svg:y2="6.648cm" draw:start-shape="id143" draw:start-glue-point="4" draw:end-shape="id144" draw:end-glue-point="4" svg:d="M3923 6648h5000" svg:viewBox="0 0 5001 1">
          <text:p/>
        </draw:connector>
        <draw:connector draw:style-name="gr136" draw:text-style-name="P32" draw:layer="layout" svg:x1="8.923cm" svg:y1="7.898cm" svg:x2="3.923cm" svg:y2="7.898cm" draw:start-shape="id144" draw:start-glue-point="5" draw:end-shape="id143" draw:end-glue-point="5" svg:d="M8923 7898h-5000" svg:viewBox="0 0 5001 1">
          <text:p/>
        </draw:connector>
        <draw:rect draw:style-name="gr147" draw:text-style-name="P63" xml:id="id145" draw:id="id145" draw:layer="layout" svg:width="2cm" svg:height="2.5cm" svg:x="16.923cm" svg:y="6.023cm">
          <draw:glue-point draw:id="4" svg:x="-5cm" svg:y="-3cm"/>
          <draw:glue-point draw:id="5" svg:x="-5cm" svg:y="3cm"/>
          <draw:glue-point draw:id="6" svg:x="-5cm" svg:y="1cm"/>
          <draw:glue-point draw:id="7" svg:x="-5cm" svg:y="-1cm"/>
          <text:p text:style-name="P1"><text:span text:style-name="T25">VisualSaaS</text:span></text:p>
        </draw:rect>
        <draw:line draw:style-name="gr145" draw:text-style-name="P32" draw:layer="layout" svg:x1="14.423cm" svg:y1="4.523cm" svg:x2="14.423cm" svg:y2="15.523cm">
          <text:p/>
        </draw:line>
        <draw:connector draw:style-name="gr136" draw:text-style-name="P32" draw:layer="layout" svg:x1="11.923cm" svg:y1="6.523cm" svg:x2="16.923cm" svg:y2="6.523cm" draw:start-shape="id144" draw:start-glue-point="6" draw:end-shape="id145" draw:end-glue-point="4" svg:d="M11923 6523h5000" svg:viewBox="0 0 5001 1">
          <text:p/>
        </draw:connector>
        <draw:connector draw:style-name="gr136" draw:text-style-name="P32" draw:layer="layout" svg:x1="16.923cm" svg:y1="7.523cm" svg:x2="11.923cm" svg:y2="7.523cm" draw:start-shape="id145" draw:start-glue-point="6" draw:end-shape="id144" draw:end-glue-point="12" svg:d="M16923 7523h-5000" svg:viewBox="0 0 5001 1">
          <text:p/>
        </draw:connector>
        <draw:frame draw:style-name="gr148" draw:text-style-name="P60" draw:layer="layout" svg:width="2.551cm" svg:height="0.586cm" svg:x="6.523cm" svg:y="7.337cm">
          <draw:text-box>
            <text:p><text:span text:style-name="T8">[11] Response</text:span></text:p>
          </draw:text-box>
        </draw:frame>
        <draw:frame draw:style-name="gr149" draw:text-style-name="P60" draw:layer="layout" svg:width="2.077cm" svg:height="0.586cm" svg:x="12.223cm" svg:y="6.021cm">
          <draw:text-box>
            <text:p><text:span text:style-name="T8">[2] Session</text:span></text:p>
          </draw:text-box>
        </draw:frame>
        <draw:frame draw:style-name="gr150" draw:text-style-name="P60" draw:layer="layout" svg:width="1.823cm" svg:height="0.586cm" svg:x="14.623cm" svg:y="6.521cm">
          <draw:text-box>
            <text:p><text:span text:style-name="T8">[6] Finish</text:span></text:p>
          </draw:text-box>
        </draw:frame>
        <draw:custom-shape draw:style-name="gr144" draw:text-style-name="P61" xml:id="id148" draw:id="id148" draw:layer="layout" svg:width="2cm" svg:height="2cm" svg:x="1.924cm" svg:y="11.024cm">
          <text:p text:style-name="P5"><text:span text:style-name="T24">Target</text:span></text:p>
          <text:p text:style-name="P5"><text:span text:style-name="T24">File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44" draw:text-style-name="P61" xml:id="id146" draw:id="id146" draw:layer="layout" svg:width="2cm" svg:height="2cm" svg:x="16.924cm" svg:y="11.024cm">
          <text:p text:style-name="P5"><text:span text:style-name="T24">Source</text:span></text:p>
          <text:p text:style-name="P5"><text:span text:style-name="T24">File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136" draw:text-style-name="P32" draw:layer="layout" svg:x1="17.923cm" svg:y1="8.523cm" svg:x2="17.924cm" svg:y2="11.024cm" draw:start-shape="id145" draw:start-glue-point="2" draw:end-shape="id146" draw:end-glue-point="5" svg:d="M17923 8523v1251h1v1250" svg:viewBox="0 0 2 2502">
          <text:p/>
        </draw:connector>
        <draw:frame draw:style-name="gr151" draw:text-style-name="P60" draw:layer="layout" svg:width="1.687cm" svg:height="0.586cm" svg:x="17.823cm" svg:y="7.421cm">
          <draw:text-box>
            <text:p><text:span text:style-name="T8">[4] Start</text:span></text:p>
          </draw:text-box>
        </draw:frame>
        <draw:connector draw:style-name="gr152" draw:text-style-name="P32" draw:layer="layout" draw:line-skew="-1.251cm" svg:x1="16.924cm" svg:y1="12.024cm" svg:x2="11.923cm" svg:y2="8.023cm" draw:start-shape="id146" draw:start-glue-point="6" draw:end-shape="id144" draw:end-glue-point="7" svg:d="M16924 12024h-3751v-4001h-1250" svg:viewBox="0 0 5002 4002">
          <text:p/>
        </draw:connector>
        <draw:connector draw:style-name="gr152" draw:text-style-name="P32" draw:layer="layout" svg:x1="9.423cm" svg:y1="12.023cm" svg:x2="3.924cm" svg:y2="12.024cm" draw:start-shape="id147" draw:start-glue-point="6" draw:end-shape="id148" draw:end-glue-point="8" svg:d="M9423 12023h-2749v1h-2750" svg:viewBox="0 0 5500 2">
          <text:p/>
        </draw:connector>
        <draw:frame draw:style-name="gr153" draw:text-style-name="P60" draw:layer="layout" svg:width="1.755cm" svg:height="0.586cm" svg:x="14.723cm" svg:y="11.521cm">
          <draw:text-box>
            <text:p><text:span text:style-name="T8">[5] Write</text:span></text:p>
          </draw:text-box>
        </draw:frame>
        <draw:connector draw:style-name="gr152" draw:text-style-name="P32" draw:layer="layout" svg:x1="9.624cm" svg:y1="8.523cm" svg:x2="9.623cm" svg:y2="11.123cm" draw:start-shape="id144" draw:start-glue-point="8" draw:end-shape="id147" draw:end-glue-point="10" svg:d="M9624 8523v1250h-1v1350" svg:viewBox="0 0 2 2601">
          <text:p/>
        </draw:connector>
        <draw:connector draw:style-name="gr152" draw:text-style-name="P32" draw:layer="layout" svg:x1="10.123cm" svg:y1="8.523cm" svg:x2="10.123cm" svg:y2="11.023cm" draw:start-shape="id144" draw:start-glue-point="11" draw:end-shape="id147" draw:end-glue-point="11" svg:d="M10123 8523v2500" svg:viewBox="0 0 1 2501">
          <text:p/>
        </draw:connector>
        <draw:connector draw:style-name="gr152" draw:text-style-name="P32" draw:layer="layout" svg:x1="11.222cm" svg:y1="8.523cm" svg:x2="11.223cm" svg:y2="11.123cm" draw:start-shape="id144" draw:start-glue-point="9" draw:end-shape="id147" draw:end-glue-point="9" svg:d="M11222 8523v1250h1v1350" svg:viewBox="0 0 2 2601">
          <text:p/>
        </draw:connector>
        <draw:frame draw:style-name="gr154" draw:text-style-name="P64" draw:layer="layout" svg:width="4.232cm" svg:height="1.575cm" svg:x="8.624cm" svg:y="13.828cm">
          <draw:text-box>
            <text:p text:style-name="P7"><text:span text:style-name="T8">[3] Create temporary file</text:span></text:p>
            <text:p text:style-name="P7"><text:span text:style-name="T8">[5] Write to temporary file</text:span></text:p>
            <text:p text:style-name="P7"><text:span text:style-name="T8">[7] Close temporary file</text:span></text:p>
            <text:p text:style-name="P7"><text:span text:style-name="T8">[9] Delete temporary file</text:span></text:p>
          </draw:text-box>
        </draw:frame>
        <draw:frame draw:style-name="gr155" draw:text-style-name="P60" draw:layer="layout" svg:width="0.904cm" svg:height="0.586cm" svg:x="9.025cm" svg:y="9.421cm">
          <draw:text-box>
            <text:p><text:span text:style-name="T8">[3]</text:span></text:p>
          </draw:text-box>
        </draw:frame>
        <draw:frame draw:style-name="gr155" draw:text-style-name="P60" draw:layer="layout" svg:width="0.904cm" svg:height="0.586cm" svg:x="10.125cm" svg:y="9.421cm">
          <draw:text-box>
            <text:p><text:span text:style-name="T8">[7]</text:span></text:p>
          </draw:text-box>
        </draw:frame>
        <draw:frame draw:style-name="gr155" draw:text-style-name="P60" draw:layer="layout" svg:width="0.904cm" svg:height="0.586cm" svg:x="10.625cm" svg:y="9.421cm">
          <draw:text-box>
            <text:p><text:span text:style-name="T8">[9]</text:span></text:p>
          </draw:text-box>
        </draw:frame>
        <draw:connector draw:style-name="gr152" draw:text-style-name="P32" draw:layer="layout" svg:x1="10.723cm" svg:y1="8.523cm" svg:x2="10.723cm" svg:y2="11.023cm" draw:start-shape="id144" draw:start-glue-point="10" draw:end-shape="id147" draw:end-glue-point="12" svg:d="M10723 8523v2500" svg:viewBox="0 0 1 2501">
          <text:p/>
        </draw:connector>
        <draw:frame draw:style-name="gr155" draw:text-style-name="P60" draw:layer="layout" svg:width="0.904cm" svg:height="0.586cm" svg:x="9.525cm" svg:y="9.421cm">
          <draw:text-box>
            <text:p><text:span text:style-name="T8">[5]</text:span></text:p>
          </draw:text-box>
        </draw:frame>
        <draw:frame draw:style-name="gr153" draw:text-style-name="P60" draw:layer="layout" svg:width="1.755cm" svg:height="0.586cm" svg:x="6.523cm" svg:y="11.537cm">
          <draw:text-box>
            <text:p><text:span text:style-name="T8">[8] Write</text:span></text:p>
          </draw:text-box>
        </draw:frame>
        <draw:frame draw:style-name="gr156" draw:text-style-name="P10" draw:layer="layout" svg:width="8cm" svg:height="0.992cm" svg:x="6.423cm" svg:y="3.584cm">
          <draw:text-box>
            <text:p text:style-name="P5"><text:span text:style-name="T6">File Download</text:span></text:p>
          </draw:text-box>
        </draw:frame>
        <draw:frame draw:style-name="gr143" draw:text-style-name="P60" draw:layer="layout" svg:width="2.157cm" svg:height="0.586cm" svg:x="4.223cm" svg:y="19.221cm">
          <draw:text-box>
            <text:p><text:span text:style-name="T8">[1] Request</text:span></text:p>
          </draw:text-box>
        </draw:frame>
        <draw:custom-shape draw:style-name="gr144" draw:text-style-name="P61" xml:id="id154" draw:id="id154" draw:layer="layout" svg:width="2cm" svg:height="2cm" svg:x="9.423cm" svg:y="24.223cm">
          <draw:glue-point draw:id="9" svg:x="4cm" svg:y="-4.5cm"/>
          <draw:glue-point draw:id="10" svg:x="-4cm" svg:y="-4.5cm"/>
          <draw:glue-point draw:id="11" svg:x="-1.5cm" svg:y="-5cm"/>
          <draw:glue-point draw:id="12" svg:x="1.5cm" svg:y="-5cm"/>
          <text:p text:style-name="P5"><text:span text:style-name="T24">Temporary</text:span></text:p>
          <text:p text:style-name="P5"><text:span text:style-name="T24">File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145" draw:text-style-name="P32" draw:layer="layout" svg:x1="6.423cm" svg:y1="17.723cm" svg:x2="6.423cm" svg:y2="28.723cm">
          <text:p/>
        </draw:line>
        <draw:rect draw:style-name="gr146" draw:text-style-name="P62" xml:id="id149" draw:id="id149" draw:layer="layout" svg:width="2cm" svg:height="2.5cm" svg:x="1.923cm" svg:y="19.223cm">
          <draw:glue-point draw:id="4" svg:x="5cm" svg:y="-2.5cm"/>
          <draw:glue-point draw:id="5" svg:x="5cm" svg:y="2.5cm"/>
          <text:p text:style-name="P1"><text:span text:style-name="T25">Client</text:span></text:p>
        </draw:rect>
        <draw:rect draw:style-name="gr147" draw:text-style-name="P63" xml:id="id150" draw:id="id150" draw:layer="layout" svg:width="3cm" svg:height="2.5cm" svg:x="8.923cm" svg:y="19.223cm">
          <draw:glue-point draw:id="4" svg:x="-5cm" svg:y="-2.5cm"/>
          <draw:glue-point draw:id="5" svg:x="-5cm" svg:y="2.5cm"/>
          <draw:glue-point draw:id="6" svg:x="5cm" svg:y="-3cm"/>
          <draw:glue-point draw:id="7" svg:x="5cm" svg:y="1cm"/>
          <draw:glue-point draw:id="8" svg:x="-2.666cm" svg:y="5cm"/>
          <draw:glue-point draw:id="9" svg:x="2.666cm" svg:y="5cm"/>
          <draw:glue-point draw:id="10" svg:x="1cm" svg:y="5cm"/>
          <draw:glue-point draw:id="11" svg:x="-1cm" svg:y="5cm"/>
          <draw:glue-point draw:id="12" svg:x="5cm" svg:y="-1cm"/>
          <draw:glue-point draw:id="13" svg:x="5cm" svg:y="3cm"/>
          <text:p text:style-name="P1"><text:span text:style-name="T25">Gateway</text:span></text:p>
        </draw:rect>
        <draw:connector draw:style-name="gr136" draw:text-style-name="P32" draw:layer="layout" svg:x1="3.923cm" svg:y1="19.848cm" svg:x2="8.923cm" svg:y2="19.848cm" draw:start-shape="id149" draw:start-glue-point="4" draw:end-shape="id150" draw:end-glue-point="4" svg:d="M3923 19848h5000" svg:viewBox="0 0 5001 1">
          <text:p/>
        </draw:connector>
        <draw:connector draw:style-name="gr136" draw:text-style-name="P32" draw:layer="layout" svg:x1="8.923cm" svg:y1="21.098cm" svg:x2="3.923cm" svg:y2="21.098cm" draw:start-shape="id150" draw:start-glue-point="5" draw:end-shape="id149" draw:end-glue-point="5" svg:d="M8923 21098h-5000" svg:viewBox="0 0 5001 1">
          <text:p/>
        </draw:connector>
        <draw:rect draw:style-name="gr147" draw:text-style-name="P63" xml:id="id151" draw:id="id151" draw:layer="layout" svg:width="2cm" svg:height="2.5cm" svg:x="16.923cm" svg:y="19.223cm">
          <draw:glue-point draw:id="4" svg:x="-5cm" svg:y="-3cm"/>
          <draw:glue-point draw:id="5" svg:x="-5cm" svg:y="1cm"/>
          <draw:glue-point draw:id="6" svg:x="2.5cm" svg:y="5cm"/>
          <draw:glue-point draw:id="7" svg:x="-2.5cm" svg:y="5cm"/>
          <draw:glue-point draw:id="8" svg:x="-5cm" svg:y="3cm"/>
          <draw:glue-point draw:id="9" svg:x="-5cm" svg:y="-1cm"/>
          <text:p text:style-name="P1"><text:span text:style-name="T25">VisualSaaS</text:span></text:p>
        </draw:rect>
        <draw:line draw:style-name="gr145" draw:text-style-name="P32" draw:layer="layout" svg:x1="14.423cm" svg:y1="17.723cm" svg:x2="14.423cm" svg:y2="28.723cm">
          <text:p/>
        </draw:line>
        <draw:connector draw:style-name="gr136" draw:text-style-name="P32" draw:layer="layout" svg:x1="11.923cm" svg:y1="19.723cm" svg:x2="16.923cm" svg:y2="19.723cm" draw:start-shape="id150" draw:start-glue-point="6" draw:end-shape="id151" draw:end-glue-point="4" svg:d="M11923 19723h5000" svg:viewBox="0 0 5001 1">
          <text:p/>
        </draw:connector>
        <draw:connector draw:style-name="gr136" draw:text-style-name="P32" draw:layer="layout" svg:x1="16.923cm" svg:y1="20.223cm" svg:x2="11.923cm" svg:y2="20.223cm" draw:start-shape="id151" draw:start-glue-point="9" draw:end-shape="id150" draw:end-glue-point="12" svg:d="M16923 20223h-5000" svg:viewBox="0 0 5001 1">
          <text:p/>
        </draw:connector>
        <draw:frame draw:style-name="gr148" draw:text-style-name="P60" draw:layer="layout" svg:width="2.551cm" svg:height="0.586cm" svg:x="6.523cm" svg:y="20.537cm">
          <draw:text-box>
            <text:p><text:span text:style-name="T8">[11] Response</text:span></text:p>
          </draw:text-box>
        </draw:frame>
        <draw:frame draw:style-name="gr149" draw:text-style-name="P60" draw:layer="layout" svg:width="2.077cm" svg:height="0.586cm" svg:x="12.223cm" svg:y="19.221cm">
          <draw:text-box>
            <text:p><text:span text:style-name="T8">[2] Session</text:span></text:p>
          </draw:text-box>
        </draw:frame>
        <draw:frame draw:style-name="gr151" draw:text-style-name="P60" draw:layer="layout" svg:width="1.687cm" svg:height="0.586cm" svg:x="14.623cm" svg:y="19.721cm">
          <draw:text-box>
            <text:p><text:span text:style-name="T8">[4] Start</text:span></text:p>
          </draw:text-box>
        </draw:frame>
        <draw:custom-shape draw:style-name="gr144" draw:text-style-name="P61" xml:id="id153" draw:id="id153" draw:layer="layout" svg:width="2cm" svg:height="2cm" svg:x="1.924cm" svg:y="24.224cm">
          <text:p text:style-name="P5"><text:span text:style-name="T24">Source</text:span></text:p>
          <text:p text:style-name="P5"><text:span text:style-name="T24">File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44" draw:text-style-name="P61" xml:id="id152" draw:id="id152" draw:layer="layout" svg:width="2cm" svg:height="2cm" svg:x="14.924cm" svg:y="24.224cm">
          <draw:glue-point draw:id="9" svg:x="-2.505cm" svg:y="-5.005cm"/>
          <draw:glue-point draw:id="10" svg:x="2.495cm" svg:y="-5.005cm"/>
          <text:p text:style-name="P5"><text:span text:style-name="T24">Temporary</text:span></text:p>
          <text:p text:style-name="P5"><text:span text:style-name="T24">File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136" draw:text-style-name="P32" draw:layer="layout" svg:x1="17.923cm" svg:y1="21.723cm" svg:x2="15.924cm" svg:y2="24.224cm" draw:start-shape="id151" draw:start-glue-point="2" draw:end-shape="id152" draw:end-glue-point="5" svg:d="M17923 21723v1251h-1999v1250" svg:viewBox="0 0 2000 2502">
          <text:p/>
        </draw:connector>
        <draw:frame draw:style-name="gr155" draw:text-style-name="P60" draw:layer="layout" svg:width="0.904cm" svg:height="0.586cm" svg:x="17.223cm" svg:y="22.121cm">
          <draw:text-box>
            <text:p><text:span text:style-name="T8">[3]</text:span></text:p>
          </draw:text-box>
        </draw:frame>
        <draw:connector draw:style-name="gr152" draw:text-style-name="P32" draw:layer="layout" svg:x1="11.222cm" svg:y1="21.723cm" svg:x2="15.423cm" svg:y2="24.224cm" draw:start-shape="id150" draw:start-glue-point="9" draw:end-shape="id152" draw:end-glue-point="9" svg:d="M11222 21723v1251h4201v1250" svg:viewBox="0 0 4202 2502">
          <text:p/>
        </draw:connector>
        <draw:connector draw:style-name="gr152" draw:text-style-name="P32" draw:layer="layout" svg:x1="3.924cm" svg:y1="25.224cm" svg:x2="9.423cm" svg:y2="25.223cm" draw:start-shape="id153" draw:start-glue-point="8" draw:end-shape="id154" draw:end-glue-point="6" svg:d="M3924 25224h2750v-1h2749" svg:viewBox="0 0 5500 2">
          <text:p/>
        </draw:connector>
        <draw:frame draw:style-name="gr153" draw:text-style-name="P60" draw:layer="layout" svg:width="1.755cm" svg:height="0.586cm" svg:x="12.423cm" svg:y="22.421cm">
          <draw:text-box>
            <text:p><text:span text:style-name="T8">[5] Write</text:span></text:p>
          </draw:text-box>
        </draw:frame>
        <draw:connector draw:style-name="gr157" draw:text-style-name="P32" draw:layer="layout" svg:x1="9.624cm" svg:y1="21.723cm" svg:x2="9.623cm" svg:y2="24.323cm" draw:start-shape="id150" draw:start-glue-point="8" draw:end-shape="id154" draw:end-glue-point="10" svg:d="M9624 21723v1250h-1v1350" svg:viewBox="0 0 2 2601">
          <text:p/>
        </draw:connector>
        <draw:connector draw:style-name="gr152" draw:text-style-name="P32" draw:layer="layout" svg:x1="10.723cm" svg:y1="21.723cm" svg:x2="10.723cm" svg:y2="24.223cm" draw:start-shape="id150" draw:start-glue-point="10" draw:end-shape="id154" draw:end-glue-point="12" svg:d="M10723 21723v2500" svg:viewBox="0 0 1 2501">
          <text:p/>
        </draw:connector>
        <draw:frame draw:style-name="gr158" draw:text-style-name="P64" draw:layer="layout" svg:width="4.232cm" svg:height="1.906cm" svg:x="8.624cm" svg:y="26.863cm">
          <draw:text-box>
            <text:p text:style-name="P7"><text:span text:style-name="T8">[3] Create temporary file</text:span></text:p>
            <text:p text:style-name="P7"><text:span text:style-name="T8">[5] Write to temporary file</text:span></text:p>
            <text:p text:style-name="P7"><text:span text:style-name="T8">[7] Move temporary file</text:span></text:p>
            <text:p text:style-name="P7"><text:span text:style-name="T8">[8] Close temporary file</text:span></text:p>
            <text:p text:style-name="P7"><text:span text:style-name="T8">[9] Delete temporary file</text:span></text:p>
          </draw:text-box>
        </draw:frame>
        <draw:frame draw:style-name="gr155" draw:text-style-name="P60" draw:layer="layout" svg:width="0.904cm" svg:height="0.586cm" svg:x="9.025cm" svg:y="22.621cm">
          <draw:text-box>
            <text:p><text:span text:style-name="T8">[5]</text:span></text:p>
          </draw:text-box>
        </draw:frame>
        <draw:frame draw:style-name="gr155" draw:text-style-name="P60" draw:layer="layout" svg:width="0.904cm" svg:height="0.586cm" svg:x="9.525cm" svg:y="22.621cm">
          <draw:text-box>
            <text:p><text:span text:style-name="T8">[8]</text:span></text:p>
          </draw:text-box>
        </draw:frame>
        <draw:frame draw:style-name="gr155" draw:text-style-name="P60" draw:layer="layout" svg:width="0.904cm" svg:height="0.586cm" svg:x="10.125cm" svg:y="22.621cm">
          <draw:text-box>
            <text:p><text:span text:style-name="T8">[9]</text:span></text:p>
          </draw:text-box>
        </draw:frame>
        <draw:connector draw:style-name="gr152" draw:text-style-name="P32" draw:layer="layout" svg:x1="10.123cm" svg:y1="21.723cm" svg:x2="10.123cm" svg:y2="24.223cm" draw:start-shape="id150" draw:start-glue-point="11" draw:end-shape="id154" draw:end-glue-point="11" svg:d="M10123 21723v2500" svg:viewBox="0 0 1 2501">
          <text:p/>
        </draw:connector>
        <draw:frame draw:style-name="gr156" draw:text-style-name="P10" draw:layer="layout" svg:width="8cm" svg:height="0.992cm" svg:x="6.423cm" svg:y="16.784cm">
          <draw:text-box>
            <text:p text:style-name="P5"><text:span text:style-name="T6">File Upload</text:span></text:p>
          </draw:text-box>
        </draw:frame>
        <draw:frame draw:style-name="gr143" draw:text-style-name="P60" draw:layer="layout" svg:width="2.157cm" svg:height="0.586cm" svg:x="4.223cm" svg:y="24.721cm">
          <draw:text-box>
            <text:p><text:span text:style-name="T8">[1] Request</text:span></text:p>
          </draw:text-box>
        </draw:frame>
        <draw:frame draw:style-name="gr150" draw:text-style-name="P60" draw:layer="layout" svg:width="1.823cm" svg:height="0.586cm" svg:x="12.224cm" svg:y="20.221cm">
          <draw:text-box>
            <text:p><text:span text:style-name="T8">[6] Finish</text:span></text:p>
          </draw:text-box>
        </draw:frame>
        <draw:connector draw:style-name="gr159" draw:text-style-name="P32" draw:layer="layout" svg:x1="16.923cm" svg:y1="20.723cm" svg:x2="11.923cm" svg:y2="20.723cm" draw:start-shape="id151" draw:start-glue-point="5" draw:end-shape="id150" draw:end-glue-point="7" svg:d="M16923 20723h-5000" svg:viewBox="0 0 5001 1">
          <text:p/>
        </draw:connector>
        <draw:custom-shape draw:style-name="gr144" draw:text-style-name="P61" xml:id="id155" draw:id="id155" draw:layer="layout" svg:width="2cm" svg:height="2cm" svg:x="17.925cm" svg:y="24.225cm">
          <draw:glue-point draw:id="9" svg:x="-2.505cm" svg:y="-5.005cm"/>
          <draw:glue-point draw:id="10" svg:x="2.495cm" svg:y="-5.005cm"/>
          <text:p text:style-name="P5"><text:span text:style-name="T24">Target</text:span></text:p>
          <text:p text:style-name="P5"><text:span text:style-name="T24">File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152" draw:text-style-name="P32" draw:layer="layout" svg:x1="16.924cm" svg:y1="25.224cm" svg:x2="17.925cm" svg:y2="25.225cm" draw:start-shape="id152" draw:start-glue-point="8" draw:end-shape="id155" draw:end-glue-point="6" svg:d="M16924 25224h501v1h500" svg:viewBox="0 0 1002 2">
          <text:p/>
        </draw:connector>
        <draw:frame draw:style-name="gr155" draw:text-style-name="P60" draw:layer="layout" svg:width="0.904cm" svg:height="0.586cm" svg:x="16.923cm" svg:y="24.721cm">
          <draw:text-box>
            <text:p><text:span text:style-name="T8">[7]</text:span></text:p>
          </draw:text-box>
        </draw:frame>
        <draw:connector draw:style-name="gr136" draw:text-style-name="P32" draw:layer="layout" svg:x1="16.924cm" svg:y1="21.223cm" svg:x2="11.924cm" svg:y2="21.223cm" svg:d="M16924 21223h-5000" svg:viewBox="0 0 5001 1">
          <text:p/>
        </draw:connector>
        <draw:frame draw:style-name="gr148" draw:text-style-name="P60" draw:layer="layout" svg:width="2.551cm" svg:height="0.586cm" svg:x="14.623cm" svg:y="20.737cm">
          <draw:text-box>
            <text:p><text:span text:style-name="T8">[10] Response</text:span></text:p>
          </draw:text-box>
        </draw:frame>
        <draw:connector draw:style-name="gr136" draw:text-style-name="P32" draw:layer="layout" svg:x1="16.923cm" svg:y1="7.023cm" svg:x2="11.923cm" svg:y2="7.023cm" draw:start-shape="id145" draw:start-glue-point="7" draw:end-shape="id144" draw:end-glue-point="13" svg:d="M16923 7023h-5000" svg:viewBox="0 0 5001 1">
          <text:p/>
        </draw:connector>
        <draw:frame draw:style-name="gr148" draw:text-style-name="P60" draw:layer="layout" svg:width="2.551cm" svg:height="0.586cm" svg:x="14.623cm" svg:y="7.021cm">
          <draw:text-box>
            <text:p><text:span text:style-name="T8">[10] Response</text:span></text:p>
          </draw:text-box>
        </draw:frame>
        <draw:frame draw:style-name="gr15" draw:text-style-name="P10" draw:layer="layout" svg:width="18cm" svg:height="1.733cm" svg:x="1.423cm" svg:y="0.815cm">
          <draw:text-box>
            <text:p text:style-name="P5"><text:span text:style-name="T6">VeryAPI</text:span></text:p>
            <text:p text:style-name="P5"><text:span text:style-name="T6">File Transfer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Bitstream Vera Sans1" svg:font-family="'Bitstream Vera Sans'" style:font-adornments="Roman" style:font-family-generic="swiss" style:font-pitch="variable"/>
    <style:font-face style:name="Carlito" svg:font-family="Carlito" style:font-family-generic="swiss" style:font-pitch="variable"/>
    <style:font-face style:name="Comic Sans MS" svg:font-family="'Comic Sans MS'" style:font-family-generic="swiss" style:font-pitch="variable"/>
    <style:font-face style:name="Open Sans" svg:font-family="'Open Sans'" style:font-family-generic="swiss" style:font-pitch="variable"/>
    <style:font-face style:name="Trebuchet MS" svg:font-family="'Trebuchet M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marker draw:name="Symmetric_20_Arrow" draw:display-name="Symmetric Arrow" svg:viewBox="0 0 1131 902" svg:d="M564 0l-564 902h1131z"/>
    <draw:stroke-dash draw:name="Dashed_20__28_var_29_" draw:display-name="Dashed (var)" draw:style="rect" draw:dots1="1" draw:dots1-length="197%" draw:distance="127%"/>
    <draw:stroke-dash draw:name="Dashed_20__28_var_29__20_2" draw:display-name="Dashed (var) 2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Lucida Sans Unicode" style:font-size-asian="24pt" style:language-asian="en" style:country-asian="US" style:font-name-complex="Tahoma" style:font-size-complex="24pt" style:language-complex="en" style:country-complex="US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99ccff" draw:fill-gradient-name="Gradient_20_8" draw:fill-hatch-name="Hatch_20_1" draw:fill-image-name="Bitmape_20_1" draw:fill-image-width="0cm" draw:fill-image-height="0cm" draw:textarea-vertical-align="middle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Bitstream Vera Sans1" fo:font-family="'Bitstream Vera Sans'" style:font-style-name="Roman" style:font-family-generic="swiss" style:font-pitch="variable" fo:font-size="8pt" fo:font-style="normal" fo:text-shadow="none" style:text-underline-style="none" fo:font-weight="normal" style:font-name-asian="Lucida Sans Unicode" style:font-family-asian="'Lucida Sans Unicode'" style:font-pitch-asian="variable" style:font-size-asian="18pt" style:font-style-asian="normal" style:font-weight-asian="normal" style:font-name-complex="Tahoma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.423cm" fo:margin-bottom="0.461cm" fo:margin-left="0.423cm" fo:margin-right="0.456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3.2$Linux_X86_64 LibreOffice_project/00m0$Build-2</meta:generator>
    <meta:initial-creator>Basil Fisk</meta:initial-creator>
    <meta:creation-date>2006-03-28T10:51:31</meta:creation-date>
    <dc:date>2018-08-02T16:50:31.334069342</dc:date>
    <meta:editing-cycles>610</meta:editing-cycles>
    <meta:editing-duration>P17DT4H8M7S</meta:editing-duration>
    <meta:print-date>2018-08-02T16:45:04.935002345</meta:print-date>
    <meta:document-statistic meta:object-count="555"/>
    <meta:user-defined meta:name="Info 1"/>
    <meta:user-defined meta:name="Info 2"/>
    <meta:user-defined meta:name="Info 3"/>
    <meta:user-defined meta:name="Info 4"/>
  </office:meta>
</office:document-meta>
</file>